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66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centration_trials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1+</text:p>
          </table:table-cell>
          <table:table-cell office:value-type="string" calcext:value-type="string">
            <text:p>S3+</text:p>
          </table:table-cell>
          <table:table-cell office:value-type="string" calcext:value-type="string">
            <text:p>S9+</text:p>
          </table:table-cell>
          <table:table-cell office:value-type="string" calcext:value-type="string">
            <text:p>S27+</text:p>
          </table:table-cell>
          <table:table-cell office:value-type="string" calcext:value-type="string">
            <text:p>S81+</text:p>
          </table:table-cell>
          <table:table-cell office:value-type="string" calcext:value-type="string">
            <text:p>S1-</text:p>
          </table:table-cell>
          <table:table-cell office:value-type="string" calcext:value-type="string">
            <text:p>S3-</text:p>
          </table:table-cell>
          <table:table-cell office:value-type="string" calcext:value-type="string">
            <text:p>S9-</text:p>
          </table:table-cell>
          <table:table-cell office:value-type="string" calcext:value-type="string">
            <text:p>S27-</text:p>
          </table:table-cell>
          <table:table-cell office:value-type="string" calcext:value-type="string">
            <text:p>S81-</text:p>
          </table:table-cell>
          <table:table-cell office:value-type="string" calcext:value-type="string">
            <text:p>A1+</text:p>
          </table:table-cell>
          <table:table-cell office:value-type="string" calcext:value-type="string">
            <text:p>A3+</text:p>
          </table:table-cell>
          <table:table-cell office:value-type="string" calcext:value-type="string">
            <text:p>A9+</text:p>
          </table:table-cell>
          <table:table-cell office:value-type="string" calcext:value-type="string">
            <text:p>A27+</text:p>
          </table:table-cell>
          <table:table-cell office:value-type="string" calcext:value-type="string">
            <text:p>A81+</text:p>
          </table:table-cell>
          <table:table-cell office:value-type="string" calcext:value-type="string">
            <text:p>A1-</text:p>
          </table:table-cell>
          <table:table-cell office:value-type="string" calcext:value-type="string">
            <text:p>A3-</text:p>
          </table:table-cell>
          <table:table-cell office:value-type="string" calcext:value-type="string">
            <text:p>A9-</text:p>
          </table:table-cell>
          <table:table-cell office:value-type="string" calcext:value-type="string">
            <text:p>A27-</text:p>
          </table:table-cell>
          <table:table-cell office:value-type="string" calcext:value-type="string">
            <text:p>A81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51661375" calcext:value-type="float">
            <text:p>1.251661375</text:p>
          </table:table-cell>
          <table:table-cell office:value-type="float" office:value="0.892438521" calcext:value-type="float">
            <text:p>0.892438521</text:p>
          </table:table-cell>
          <table:table-cell office:value-type="float" office:value="0.908317694" calcext:value-type="float">
            <text:p>0.908317694</text:p>
          </table:table-cell>
          <table:table-cell office:value-type="float" office:value="0.933045702" calcext:value-type="float">
            <text:p>0.933045702</text:p>
          </table:table-cell>
          <table:table-cell office:value-type="float" office:value="0.943926562" calcext:value-type="float">
            <text:p>0.943926562</text:p>
          </table:table-cell>
          <table:table-cell office:value-type="float" office:value="1.151682384" calcext:value-type="float">
            <text:p>1.151682384</text:p>
          </table:table-cell>
          <table:table-cell office:value-type="float" office:value="0.855304508" calcext:value-type="float">
            <text:p>0.855304508</text:p>
          </table:table-cell>
          <table:table-cell office:value-type="float" office:value="0.83176549" calcext:value-type="float">
            <text:p>0.83176549</text:p>
          </table:table-cell>
          <table:table-cell office:value-type="float" office:value="0.762598964" calcext:value-type="float">
            <text:p>0.762598964</text:p>
          </table:table-cell>
          <table:table-cell office:value-type="float" office:value="0.722243788" calcext:value-type="float">
            <text:p>0.722243788</text:p>
          </table:table-cell>
          <table:table-cell office:value-type="float" office:value="1.228383275" calcext:value-type="float">
            <text:p>1.228383275</text:p>
          </table:table-cell>
          <table:table-cell office:value-type="float" office:value="1.190237617" calcext:value-type="float">
            <text:p>1.190237617</text:p>
          </table:table-cell>
          <table:table-cell office:value-type="float" office:value="0.936884678" calcext:value-type="float">
            <text:p>0.936884678</text:p>
          </table:table-cell>
          <table:table-cell office:value-type="float" office:value="0.804044815" calcext:value-type="float">
            <text:p>0.804044815</text:p>
          </table:table-cell>
          <table:table-cell office:value-type="float" office:value="0.721581005" calcext:value-type="float">
            <text:p>0.721581005</text:p>
          </table:table-cell>
          <table:table-cell office:value-type="float" office:value="1.152529218" calcext:value-type="float">
            <text:p>1.152529218</text:p>
          </table:table-cell>
          <table:table-cell office:value-type="float" office:value="1.013600907" calcext:value-type="float">
            <text:p>1.013600907</text:p>
          </table:table-cell>
          <table:table-cell office:value-type="float" office:value="0.880770662" calcext:value-type="float">
            <text:p>0.880770662</text:p>
          </table:table-cell>
          <table:table-cell office:value-type="float" office:value="0.791608297" calcext:value-type="float">
            <text:p>0.791608297</text:p>
          </table:table-cell>
          <table:table-cell office:value-type="float" office:value="0.793614463" calcext:value-type="float">
            <text:p>0.7936144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12415757" calcext:value-type="float">
            <text:p>1.312415757</text:p>
          </table:table-cell>
          <table:table-cell office:value-type="float" office:value="0.901483078" calcext:value-type="float">
            <text:p>0.901483078</text:p>
          </table:table-cell>
          <table:table-cell office:value-type="float" office:value="0.915214995" calcext:value-type="float">
            <text:p>0.915214995</text:p>
          </table:table-cell>
          <table:table-cell office:value-type="float" office:value="0.93748469" calcext:value-type="float">
            <text:p>0.93748469</text:p>
          </table:table-cell>
          <table:table-cell office:value-type="float" office:value="0.944488179" calcext:value-type="float">
            <text:p>0.944488179</text:p>
          </table:table-cell>
          <table:table-cell office:value-type="float" office:value="1.221018455" calcext:value-type="float">
            <text:p>1.221018455</text:p>
          </table:table-cell>
          <table:table-cell office:value-type="float" office:value="0.887772316" calcext:value-type="float">
            <text:p>0.887772316</text:p>
          </table:table-cell>
          <table:table-cell office:value-type="float" office:value="0.851856535" calcext:value-type="float">
            <text:p>0.851856535</text:p>
          </table:table-cell>
          <table:table-cell office:value-type="float" office:value="0.772615142" calcext:value-type="float">
            <text:p>0.772615142</text:p>
          </table:table-cell>
          <table:table-cell office:value-type="float" office:value="0.732028938" calcext:value-type="float">
            <text:p>0.732028938</text:p>
          </table:table-cell>
          <table:table-cell office:value-type="float" office:value="1.29478314" calcext:value-type="float">
            <text:p>1.29478314</text:p>
          </table:table-cell>
          <table:table-cell office:value-type="float" office:value="1.224589979" calcext:value-type="float">
            <text:p>1.224589979</text:p>
          </table:table-cell>
          <table:table-cell office:value-type="float" office:value="0.945011263" calcext:value-type="float">
            <text:p>0.945011263</text:p>
          </table:table-cell>
          <table:table-cell office:value-type="float" office:value="0.807683504" calcext:value-type="float">
            <text:p>0.807683504</text:p>
          </table:table-cell>
          <table:table-cell office:value-type="float" office:value="0.726133814" calcext:value-type="float">
            <text:p>0.726133814</text:p>
          </table:table-cell>
          <table:table-cell office:value-type="float" office:value="1.274034071" calcext:value-type="float">
            <text:p>1.274034071</text:p>
          </table:table-cell>
          <table:table-cell office:value-type="float" office:value="1.0709657" calcext:value-type="float">
            <text:p>1.0709657</text:p>
          </table:table-cell>
          <table:table-cell office:value-type="float" office:value="0.910175402" calcext:value-type="float">
            <text:p>0.910175402</text:p>
          </table:table-cell>
          <table:table-cell office:value-type="float" office:value="0.800522435" calcext:value-type="float">
            <text:p>0.800522435</text:p>
          </table:table-cell>
          <table:table-cell office:value-type="float" office:value="0.80445787" calcext:value-type="float">
            <text:p>0.804457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7317014" calcext:value-type="float">
            <text:p>1.37317014</text:p>
          </table:table-cell>
          <table:table-cell office:value-type="float" office:value="0.910527635" calcext:value-type="float">
            <text:p>0.910527635</text:p>
          </table:table-cell>
          <table:table-cell office:value-type="float" office:value="0.922112297" calcext:value-type="float">
            <text:p>0.922112297</text:p>
          </table:table-cell>
          <table:table-cell office:value-type="float" office:value="0.941923678" calcext:value-type="float">
            <text:p>0.941923678</text:p>
          </table:table-cell>
          <table:table-cell office:value-type="float" office:value="0.945049796" calcext:value-type="float">
            <text:p>0.945049796</text:p>
          </table:table-cell>
          <table:table-cell office:value-type="float" office:value="1.290354526" calcext:value-type="float">
            <text:p>1.290354526</text:p>
          </table:table-cell>
          <table:table-cell office:value-type="float" office:value="0.920240124" calcext:value-type="float">
            <text:p>0.920240124</text:p>
          </table:table-cell>
          <table:table-cell office:value-type="float" office:value="0.871947581" calcext:value-type="float">
            <text:p>0.871947581</text:p>
          </table:table-cell>
          <table:table-cell office:value-type="float" office:value="0.782631321" calcext:value-type="float">
            <text:p>0.782631321</text:p>
          </table:table-cell>
          <table:table-cell office:value-type="float" office:value="0.741814089" calcext:value-type="float">
            <text:p>0.741814089</text:p>
          </table:table-cell>
          <table:table-cell office:value-type="float" office:value="1.361183005" calcext:value-type="float">
            <text:p>1.361183005</text:p>
          </table:table-cell>
          <table:table-cell office:value-type="float" office:value="1.258942341" calcext:value-type="float">
            <text:p>1.258942341</text:p>
          </table:table-cell>
          <table:table-cell office:value-type="float" office:value="0.953137848" calcext:value-type="float">
            <text:p>0.953137848</text:p>
          </table:table-cell>
          <table:table-cell office:value-type="float" office:value="0.811322194" calcext:value-type="float">
            <text:p>0.811322194</text:p>
          </table:table-cell>
          <table:table-cell office:value-type="float" office:value="0.730686622" calcext:value-type="float">
            <text:p>0.730686622</text:p>
          </table:table-cell>
          <table:table-cell office:value-type="float" office:value="1.395538924" calcext:value-type="float">
            <text:p>1.395538924</text:p>
          </table:table-cell>
          <table:table-cell office:value-type="float" office:value="1.128330493" calcext:value-type="float">
            <text:p>1.128330493</text:p>
          </table:table-cell>
          <table:table-cell office:value-type="float" office:value="0.939580142" calcext:value-type="float">
            <text:p>0.939580142</text:p>
          </table:table-cell>
          <table:table-cell office:value-type="float" office:value="0.809436573" calcext:value-type="float">
            <text:p>0.809436573</text:p>
          </table:table-cell>
          <table:table-cell office:value-type="float" office:value="0.815301278" calcext:value-type="float">
            <text:p>0.8153012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43173348" calcext:value-type="float">
            <text:p>1.443173348</text:p>
          </table:table-cell>
          <table:table-cell office:value-type="float" office:value="0.924227219" calcext:value-type="float">
            <text:p>0.924227219</text:p>
          </table:table-cell>
          <table:table-cell office:value-type="float" office:value="0.931030347" calcext:value-type="float">
            <text:p>0.931030347</text:p>
          </table:table-cell>
          <table:table-cell office:value-type="float" office:value="0.94578082" calcext:value-type="float">
            <text:p>0.94578082</text:p>
          </table:table-cell>
          <table:table-cell office:value-type="float" office:value="0.950390454" calcext:value-type="float">
            <text:p>0.950390454</text:p>
          </table:table-cell>
          <table:table-cell office:value-type="float" office:value="1.366039274" calcext:value-type="float">
            <text:p>1.366039274</text:p>
          </table:table-cell>
          <table:table-cell office:value-type="float" office:value="0.948386744" calcext:value-type="float">
            <text:p>0.948386744</text:p>
          </table:table-cell>
          <table:table-cell office:value-type="float" office:value="0.894106953" calcext:value-type="float">
            <text:p>0.894106953</text:p>
          </table:table-cell>
          <table:table-cell office:value-type="float" office:value="0.794807712" calcext:value-type="float">
            <text:p>0.794807712</text:p>
          </table:table-cell>
          <table:table-cell office:value-type="float" office:value="0.754278884" calcext:value-type="float">
            <text:p>0.754278884</text:p>
          </table:table-cell>
          <table:table-cell office:value-type="float" office:value="1.444168608" calcext:value-type="float">
            <text:p>1.444168608</text:p>
          </table:table-cell>
          <table:table-cell office:value-type="float" office:value="1.303584762" calcext:value-type="float">
            <text:p>1.303584762</text:p>
          </table:table-cell>
          <table:table-cell office:value-type="float" office:value="0.97723246" calcext:value-type="float">
            <text:p>0.97723246</text:p>
          </table:table-cell>
          <table:table-cell office:value-type="float" office:value="0.813305867" calcext:value-type="float">
            <text:p>0.813305867</text:p>
          </table:table-cell>
          <table:table-cell office:value-type="float" office:value="0.738961707" calcext:value-type="float">
            <text:p>0.738961707</text:p>
          </table:table-cell>
          <table:table-cell office:value-type="float" office:value="1.537533701" calcext:value-type="float">
            <text:p>1.537533701</text:p>
          </table:table-cell>
          <table:table-cell office:value-type="float" office:value="1.197526734" calcext:value-type="float">
            <text:p>1.197526734</text:p>
          </table:table-cell>
          <table:table-cell office:value-type="float" office:value="0.966300385" calcext:value-type="float">
            <text:p>0.966300385</text:p>
          </table:table-cell>
          <table:table-cell office:value-type="float" office:value="0.821065797" calcext:value-type="float">
            <text:p>0.821065797</text:p>
          </table:table-cell>
          <table:table-cell office:value-type="float" office:value="0.829696274" calcext:value-type="float">
            <text:p>0.8296962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18260452" calcext:value-type="float">
            <text:p>1.518260452</text:p>
          </table:table-cell>
          <table:table-cell office:value-type="float" office:value="0.93495092" calcext:value-type="float">
            <text:p>0.93495092</text:p>
          </table:table-cell>
          <table:table-cell office:value-type="float" office:value="0.940093282" calcext:value-type="float">
            <text:p>0.940093282</text:p>
          </table:table-cell>
          <table:table-cell office:value-type="float" office:value="0.955651674" calcext:value-type="float">
            <text:p>0.955651674</text:p>
          </table:table-cell>
          <table:table-cell office:value-type="float" office:value="0.956952604" calcext:value-type="float">
            <text:p>0.956952604</text:p>
          </table:table-cell>
          <table:table-cell office:value-type="float" office:value="1.447170261" calcext:value-type="float">
            <text:p>1.447170261</text:p>
          </table:table-cell>
          <table:table-cell office:value-type="float" office:value="0.975471508" calcext:value-type="float">
            <text:p>0.975471508</text:p>
          </table:table-cell>
          <table:table-cell office:value-type="float" office:value="0.913630676" calcext:value-type="float">
            <text:p>0.913630676</text:p>
          </table:table-cell>
          <table:table-cell office:value-type="float" office:value="0.805535267" calcext:value-type="float">
            <text:p>0.805535267</text:p>
          </table:table-cell>
          <table:table-cell office:value-type="float" office:value="0.765912072" calcext:value-type="float">
            <text:p>0.765912072</text:p>
          </table:table-cell>
          <table:table-cell office:value-type="float" office:value="1.546795312" calcext:value-type="float">
            <text:p>1.546795312</text:p>
          </table:table-cell>
          <table:table-cell office:value-type="float" office:value="1.359539725" calcext:value-type="float">
            <text:p>1.359539725</text:p>
          </table:table-cell>
          <table:table-cell office:value-type="float" office:value="1.005768951" calcext:value-type="float">
            <text:p>1.005768951</text:p>
          </table:table-cell>
          <table:table-cell office:value-type="float" office:value="0.818306843" calcext:value-type="float">
            <text:p>0.818306843</text:p>
          </table:table-cell>
          <table:table-cell office:value-type="float" office:value="0.749128799" calcext:value-type="float">
            <text:p>0.749128799</text:p>
          </table:table-cell>
          <table:table-cell office:value-type="float" office:value="1.707238152" calcext:value-type="float">
            <text:p>1.707238152</text:p>
          </table:table-cell>
          <table:table-cell office:value-type="float" office:value="1.282116492" calcext:value-type="float">
            <text:p>1.282116492</text:p>
          </table:table-cell>
          <table:table-cell office:value-type="float" office:value="0.999697428" calcext:value-type="float">
            <text:p>0.999697428</text:p>
          </table:table-cell>
          <table:table-cell office:value-type="float" office:value="0.82967904" calcext:value-type="float">
            <text:p>0.82967904</text:p>
          </table:table-cell>
          <table:table-cell office:value-type="float" office:value="0.839474903" calcext:value-type="float">
            <text:p>0.8394749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601173394" calcext:value-type="float">
            <text:p>1.601173394</text:p>
          </table:table-cell>
          <table:table-cell office:value-type="float" office:value="0.951176347" calcext:value-type="float">
            <text:p>0.951176347</text:p>
          </table:table-cell>
          <table:table-cell office:value-type="float" office:value="0.944431343" calcext:value-type="float">
            <text:p>0.944431343</text:p>
          </table:table-cell>
          <table:table-cell office:value-type="float" office:value="0.967076378" calcext:value-type="float">
            <text:p>0.967076378</text:p>
          </table:table-cell>
          <table:table-cell office:value-type="float" office:value="0.972016649" calcext:value-type="float">
            <text:p>0.972016649</text:p>
          </table:table-cell>
          <table:table-cell office:value-type="float" office:value="1.534331643" calcext:value-type="float">
            <text:p>1.534331643</text:p>
          </table:table-cell>
          <table:table-cell office:value-type="float" office:value="1.00399088" calcext:value-type="float">
            <text:p>1.00399088</text:p>
          </table:table-cell>
          <table:table-cell office:value-type="float" office:value="0.935035692" calcext:value-type="float">
            <text:p>0.935035692</text:p>
          </table:table-cell>
          <table:table-cell office:value-type="float" office:value="0.815629696" calcext:value-type="float">
            <text:p>0.815629696</text:p>
          </table:table-cell>
          <table:table-cell office:value-type="float" office:value="0.783120858" calcext:value-type="float">
            <text:p>0.783120858</text:p>
          </table:table-cell>
          <table:table-cell office:value-type="float" office:value="1.666731224" calcext:value-type="float">
            <text:p>1.666731224</text:p>
          </table:table-cell>
          <table:table-cell office:value-type="float" office:value="1.432277657" calcext:value-type="float">
            <text:p>1.432277657</text:p>
          </table:table-cell>
          <table:table-cell office:value-type="float" office:value="1.046739424" calcext:value-type="float">
            <text:p>1.046739424</text:p>
          </table:table-cell>
          <table:table-cell office:value-type="float" office:value="0.819270757" calcext:value-type="float">
            <text:p>0.819270757</text:p>
          </table:table-cell>
          <table:table-cell office:value-type="float" office:value="0.756978837" calcext:value-type="float">
            <text:p>0.756978837</text:p>
          </table:table-cell>
          <table:table-cell office:value-type="float" office:value="1.897907455" calcext:value-type="float">
            <text:p>1.897907455</text:p>
          </table:table-cell>
          <table:table-cell office:value-type="float" office:value="1.384394324" calcext:value-type="float">
            <text:p>1.384394324</text:p>
          </table:table-cell>
          <table:table-cell office:value-type="float" office:value="1.040935913" calcext:value-type="float">
            <text:p>1.040935913</text:p>
          </table:table-cell>
          <table:table-cell office:value-type="float" office:value="0.836630372" calcext:value-type="float">
            <text:p>0.836630372</text:p>
          </table:table-cell>
          <table:table-cell office:value-type="float" office:value="0.848708568" calcext:value-type="float">
            <text:p>0.8487085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684422207" calcext:value-type="float">
            <text:p>1.684422207</text:p>
          </table:table-cell>
          <table:table-cell office:value-type="float" office:value="0.967257008" calcext:value-type="float">
            <text:p>0.967257008</text:p>
          </table:table-cell>
          <table:table-cell office:value-type="float" office:value="0.949895899" calcext:value-type="float">
            <text:p>0.949895899</text:p>
          </table:table-cell>
          <table:table-cell office:value-type="float" office:value="0.972289877" calcext:value-type="float">
            <text:p>0.972289877</text:p>
          </table:table-cell>
          <table:table-cell office:value-type="float" office:value="0.985113976" calcext:value-type="float">
            <text:p>0.985113976</text:p>
          </table:table-cell>
          <table:table-cell office:value-type="float" office:value="1.616450613" calcext:value-type="float">
            <text:p>1.616450613</text:p>
          </table:table-cell>
          <table:table-cell office:value-type="float" office:value="1.03233567" calcext:value-type="float">
            <text:p>1.03233567</text:p>
          </table:table-cell>
          <table:table-cell office:value-type="float" office:value="0.957035005" calcext:value-type="float">
            <text:p>0.957035005</text:p>
          </table:table-cell>
          <table:table-cell office:value-type="float" office:value="0.826141467" calcext:value-type="float">
            <text:p>0.826141467</text:p>
          </table:table-cell>
          <table:table-cell office:value-type="float" office:value="0.791343775" calcext:value-type="float">
            <text:p>0.791343775</text:p>
          </table:table-cell>
          <table:table-cell office:value-type="float" office:value="1.778376401" calcext:value-type="float">
            <text:p>1.778376401</text:p>
          </table:table-cell>
          <table:table-cell office:value-type="float" office:value="1.5104508" calcext:value-type="float">
            <text:p>1.5104508</text:p>
          </table:table-cell>
          <table:table-cell office:value-type="float" office:value="1.084740554" calcext:value-type="float">
            <text:p>1.084740554</text:p>
          </table:table-cell>
          <table:table-cell office:value-type="float" office:value="0.826622832" calcext:value-type="float">
            <text:p>0.826622832</text:p>
          </table:table-cell>
          <table:table-cell office:value-type="float" office:value="0.762515123" calcext:value-type="float">
            <text:p>0.762515123</text:p>
          </table:table-cell>
          <table:table-cell office:value-type="float" office:value="2.101975913" calcext:value-type="float">
            <text:p>2.101975913</text:p>
          </table:table-cell>
          <table:table-cell office:value-type="float" office:value="1.490284763" calcext:value-type="float">
            <text:p>1.490284763</text:p>
          </table:table-cell>
          <table:table-cell office:value-type="float" office:value="1.09084726" calcext:value-type="float">
            <text:p>1.09084726</text:p>
          </table:table-cell>
          <table:table-cell office:value-type="float" office:value="0.843836021" calcext:value-type="float">
            <text:p>0.843836021</text:p>
          </table:table-cell>
          <table:table-cell office:value-type="float" office:value="0.855363197" calcext:value-type="float">
            <text:p>0.8553631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60633507" calcext:value-type="float">
            <text:p>1.760633507</text:p>
          </table:table-cell>
          <table:table-cell office:value-type="float" office:value="0.985286544" calcext:value-type="float">
            <text:p>0.985286544</text:p>
          </table:table-cell>
          <table:table-cell office:value-type="float" office:value="0.957903032" calcext:value-type="float">
            <text:p>0.957903032</text:p>
          </table:table-cell>
          <table:table-cell office:value-type="float" office:value="0.981135545" calcext:value-type="float">
            <text:p>0.981135545</text:p>
          </table:table-cell>
          <table:table-cell office:value-type="float" office:value="0.994947568" calcext:value-type="float">
            <text:p>0.994947568</text:p>
          </table:table-cell>
          <table:table-cell office:value-type="float" office:value="1.690483292" calcext:value-type="float">
            <text:p>1.690483292</text:p>
          </table:table-cell>
          <table:table-cell office:value-type="float" office:value="1.063786209" calcext:value-type="float">
            <text:p>1.063786209</text:p>
          </table:table-cell>
          <table:table-cell office:value-type="float" office:value="0.977615122" calcext:value-type="float">
            <text:p>0.977615122</text:p>
          </table:table-cell>
          <table:table-cell office:value-type="float" office:value="0.836002032" calcext:value-type="float">
            <text:p>0.836002032</text:p>
          </table:table-cell>
          <table:table-cell office:value-type="float" office:value="0.800560671" calcext:value-type="float">
            <text:p>0.800560671</text:p>
          </table:table-cell>
          <table:table-cell office:value-type="float" office:value="1.900451837" calcext:value-type="float">
            <text:p>1.900451837</text:p>
          </table:table-cell>
          <table:table-cell office:value-type="float" office:value="1.598490139" calcext:value-type="float">
            <text:p>1.598490139</text:p>
          </table:table-cell>
          <table:table-cell office:value-type="float" office:value="1.119956127" calcext:value-type="float">
            <text:p>1.119956127</text:p>
          </table:table-cell>
          <table:table-cell office:value-type="float" office:value="0.832107543" calcext:value-type="float">
            <text:p>0.832107543</text:p>
          </table:table-cell>
          <table:table-cell office:value-type="float" office:value="0.769328583" calcext:value-type="float">
            <text:p>0.769328583</text:p>
          </table:table-cell>
          <table:table-cell office:value-type="float" office:value="2.326325921" calcext:value-type="float">
            <text:p>2.326325921</text:p>
          </table:table-cell>
          <table:table-cell office:value-type="float" office:value="1.601166989" calcext:value-type="float">
            <text:p>1.601166989</text:p>
          </table:table-cell>
          <table:table-cell office:value-type="float" office:value="1.136758006" calcext:value-type="float">
            <text:p>1.136758006</text:p>
          </table:table-cell>
          <table:table-cell office:value-type="float" office:value="0.85102956" calcext:value-type="float">
            <text:p>0.85102956</text:p>
          </table:table-cell>
          <table:table-cell office:value-type="float" office:value="0.868466579" calcext:value-type="float">
            <text:p>0.8684665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36085737" calcext:value-type="float">
            <text:p>1.836085737</text:p>
          </table:table-cell>
          <table:table-cell office:value-type="float" office:value="0.998555373" calcext:value-type="float">
            <text:p>0.998555373</text:p>
          </table:table-cell>
          <table:table-cell office:value-type="float" office:value="0.962955138" calcext:value-type="float">
            <text:p>0.962955138</text:p>
          </table:table-cell>
          <table:table-cell office:value-type="float" office:value="0.985713252" calcext:value-type="float">
            <text:p>0.985713252</text:p>
          </table:table-cell>
          <table:table-cell office:value-type="float" office:value="1.004594661" calcext:value-type="float">
            <text:p>1.004594661</text:p>
          </table:table-cell>
          <table:table-cell office:value-type="float" office:value="1.760443595" calcext:value-type="float">
            <text:p>1.760443595</text:p>
          </table:table-cell>
          <table:table-cell office:value-type="float" office:value="1.087336322" calcext:value-type="float">
            <text:p>1.087336322</text:p>
          </table:table-cell>
          <table:table-cell office:value-type="float" office:value="0.996816057" calcext:value-type="float">
            <text:p>0.996816057</text:p>
          </table:table-cell>
          <table:table-cell office:value-type="float" office:value="0.844559889" calcext:value-type="float">
            <text:p>0.844559889</text:p>
          </table:table-cell>
          <table:table-cell office:value-type="float" office:value="0.807797147" calcext:value-type="float">
            <text:p>0.807797147</text:p>
          </table:table-cell>
          <table:table-cell office:value-type="float" office:value="2.033033174" calcext:value-type="float">
            <text:p>2.033033174</text:p>
          </table:table-cell>
          <table:table-cell office:value-type="float" office:value="1.702421033" calcext:value-type="float">
            <text:p>1.702421033</text:p>
          </table:table-cell>
          <table:table-cell office:value-type="float" office:value="1.158020451" calcext:value-type="float">
            <text:p>1.158020451</text:p>
          </table:table-cell>
          <table:table-cell office:value-type="float" office:value="0.835658734" calcext:value-type="float">
            <text:p>0.835658734</text:p>
          </table:table-cell>
          <table:table-cell office:value-type="float" office:value="0.778933942" calcext:value-type="float">
            <text:p>0.778933942</text:p>
          </table:table-cell>
          <table:table-cell office:value-type="float" office:value="2.562120195" calcext:value-type="float">
            <text:p>2.562120195</text:p>
          </table:table-cell>
          <table:table-cell office:value-type="float" office:value="1.715436255" calcext:value-type="float">
            <text:p>1.715436255</text:p>
          </table:table-cell>
          <table:table-cell office:value-type="float" office:value="1.186956275" calcext:value-type="float">
            <text:p>1.186956275</text:p>
          </table:table-cell>
          <table:table-cell office:value-type="float" office:value="0.854123751" calcext:value-type="float">
            <text:p>0.854123751</text:p>
          </table:table-cell>
          <table:table-cell office:value-type="float" office:value="0.875783085" calcext:value-type="float">
            <text:p>0.8757830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0410013" calcext:value-type="float">
            <text:p>1.90410013</text:p>
          </table:table-cell>
          <table:table-cell office:value-type="float" office:value="1.010527836" calcext:value-type="float">
            <text:p>1.010527836</text:p>
          </table:table-cell>
          <table:table-cell office:value-type="float" office:value="0.969713213" calcext:value-type="float">
            <text:p>0.969713213</text:p>
          </table:table-cell>
          <table:table-cell office:value-type="float" office:value="0.992336091" calcext:value-type="float">
            <text:p>0.992336091</text:p>
          </table:table-cell>
          <table:table-cell office:value-type="float" office:value="1.014526067" calcext:value-type="float">
            <text:p>1.014526067</text:p>
          </table:table-cell>
          <table:table-cell office:value-type="float" office:value="1.823568715" calcext:value-type="float">
            <text:p>1.823568715</text:p>
          </table:table-cell>
          <table:table-cell office:value-type="float" office:value="1.113673548" calcext:value-type="float">
            <text:p>1.113673548</text:p>
          </table:table-cell>
          <table:table-cell office:value-type="float" office:value="1.011829655" calcext:value-type="float">
            <text:p>1.011829655</text:p>
          </table:table-cell>
          <table:table-cell office:value-type="float" office:value="0.854393481" calcext:value-type="float">
            <text:p>0.854393481</text:p>
          </table:table-cell>
          <table:table-cell office:value-type="float" office:value="0.815172341" calcext:value-type="float">
            <text:p>0.815172341</text:p>
          </table:table-cell>
          <table:table-cell office:value-type="float" office:value="2.185415315" calcext:value-type="float">
            <text:p>2.185415315</text:p>
          </table:table-cell>
          <table:table-cell office:value-type="float" office:value="1.818478521" calcext:value-type="float">
            <text:p>1.818478521</text:p>
          </table:table-cell>
          <table:table-cell office:value-type="float" office:value="1.2006147" calcext:value-type="float">
            <text:p>1.2006147</text:p>
          </table:table-cell>
          <table:table-cell office:value-type="float" office:value="0.838648885" calcext:value-type="float">
            <text:p>0.838648885</text:p>
          </table:table-cell>
          <table:table-cell office:value-type="float" office:value="0.785428808" calcext:value-type="float">
            <text:p>0.785428808</text:p>
          </table:table-cell>
          <table:table-cell office:value-type="float" office:value="2.805686044" calcext:value-type="float">
            <text:p>2.805686044</text:p>
          </table:table-cell>
          <table:table-cell office:value-type="float" office:value="1.832125387" calcext:value-type="float">
            <text:p>1.832125387</text:p>
          </table:table-cell>
          <table:table-cell office:value-type="float" office:value="1.237839244" calcext:value-type="float">
            <text:p>1.237839244</text:p>
          </table:table-cell>
          <table:table-cell office:value-type="float" office:value="0.85900972" calcext:value-type="float">
            <text:p>0.85900972</text:p>
          </table:table-cell>
          <table:table-cell office:value-type="float" office:value="0.883490847" calcext:value-type="float">
            <text:p>0.8834908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76005794" calcext:value-type="float">
            <text:p>1.976005794</text:p>
          </table:table-cell>
          <table:table-cell office:value-type="float" office:value="1.021363283" calcext:value-type="float">
            <text:p>1.021363283</text:p>
          </table:table-cell>
          <table:table-cell office:value-type="float" office:value="0.976449354" calcext:value-type="float">
            <text:p>0.976449354</text:p>
          </table:table-cell>
          <table:table-cell office:value-type="float" office:value="1.006332005" calcext:value-type="float">
            <text:p>1.006332005</text:p>
          </table:table-cell>
          <table:table-cell office:value-type="float" office:value="1.026795234" calcext:value-type="float">
            <text:p>1.026795234</text:p>
          </table:table-cell>
          <table:table-cell office:value-type="float" office:value="1.883048625" calcext:value-type="float">
            <text:p>1.883048625</text:p>
          </table:table-cell>
          <table:table-cell office:value-type="float" office:value="1.133402384" calcext:value-type="float">
            <text:p>1.133402384</text:p>
          </table:table-cell>
          <table:table-cell office:value-type="float" office:value="1.024594413" calcext:value-type="float">
            <text:p>1.024594413</text:p>
          </table:table-cell>
          <table:table-cell office:value-type="float" office:value="0.860200386" calcext:value-type="float">
            <text:p>0.860200386</text:p>
          </table:table-cell>
          <table:table-cell office:value-type="float" office:value="0.825586297" calcext:value-type="float">
            <text:p>0.825586297</text:p>
          </table:table-cell>
          <table:table-cell office:value-type="float" office:value="2.341939742" calcext:value-type="float">
            <text:p>2.341939742</text:p>
          </table:table-cell>
          <table:table-cell office:value-type="float" office:value="1.937268796" calcext:value-type="float">
            <text:p>1.937268796</text:p>
          </table:table-cell>
          <table:table-cell office:value-type="float" office:value="1.24999133" calcext:value-type="float">
            <text:p>1.24999133</text:p>
          </table:table-cell>
          <table:table-cell office:value-type="float" office:value="0.839992201" calcext:value-type="float">
            <text:p>0.839992201</text:p>
          </table:table-cell>
          <table:table-cell office:value-type="float" office:value="0.791258537" calcext:value-type="float">
            <text:p>0.791258537</text:p>
          </table:table-cell>
          <table:table-cell office:value-type="float" office:value="3.056018776" calcext:value-type="float">
            <text:p>3.056018776</text:p>
          </table:table-cell>
          <table:table-cell office:value-type="float" office:value="1.951074027" calcext:value-type="float">
            <text:p>1.951074027</text:p>
          </table:table-cell>
          <table:table-cell office:value-type="float" office:value="1.295247821" calcext:value-type="float">
            <text:p>1.295247821</text:p>
          </table:table-cell>
          <table:table-cell office:value-type="float" office:value="0.863545041" calcext:value-type="float">
            <text:p>0.863545041</text:p>
          </table:table-cell>
          <table:table-cell office:value-type="float" office:value="0.891792016" calcext:value-type="float">
            <text:p>0.891792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32401573" calcext:value-type="float">
            <text:p>2.032401573</text:p>
          </table:table-cell>
          <table:table-cell office:value-type="float" office:value="1.027788281" calcext:value-type="float">
            <text:p>1.027788281</text:p>
          </table:table-cell>
          <table:table-cell office:value-type="float" office:value="0.98348639" calcext:value-type="float">
            <text:p>0.98348639</text:p>
          </table:table-cell>
          <table:table-cell office:value-type="float" office:value="1.013264367" calcext:value-type="float">
            <text:p>1.013264367</text:p>
          </table:table-cell>
          <table:table-cell office:value-type="float" office:value="1.032135891" calcext:value-type="float">
            <text:p>1.032135891</text:p>
          </table:table-cell>
          <table:table-cell office:value-type="float" office:value="1.924859005" calcext:value-type="float">
            <text:p>1.924859005</text:p>
          </table:table-cell>
          <table:table-cell office:value-type="float" office:value="1.151169008" calcext:value-type="float">
            <text:p>1.151169008</text:p>
          </table:table-cell>
          <table:table-cell office:value-type="float" office:value="1.041040248" calcext:value-type="float">
            <text:p>1.041040248</text:p>
          </table:table-cell>
          <table:table-cell office:value-type="float" office:value="0.865101769" calcext:value-type="float">
            <text:p>0.865101769</text:p>
          </table:table-cell>
          <table:table-cell office:value-type="float" office:value="0.826945737" calcext:value-type="float">
            <text:p>0.826945737</text:p>
          </table:table-cell>
          <table:table-cell office:value-type="float" office:value="2.492221545" calcext:value-type="float">
            <text:p>2.492221545</text:p>
          </table:table-cell>
          <table:table-cell office:value-type="float" office:value="2.043573315" calcext:value-type="float">
            <text:p>2.043573315</text:p>
          </table:table-cell>
          <table:table-cell office:value-type="float" office:value="1.29407532" calcext:value-type="float">
            <text:p>1.29407532</text:p>
          </table:table-cell>
          <table:table-cell office:value-type="float" office:value="0.842676224" calcext:value-type="float">
            <text:p>0.842676224</text:p>
          </table:table-cell>
          <table:table-cell office:value-type="float" office:value="0.793928866" calcext:value-type="float">
            <text:p>0.793928866</text:p>
          </table:table-cell>
          <table:table-cell office:value-type="float" office:value="3.297159763" calcext:value-type="float">
            <text:p>3.297159763</text:p>
          </table:table-cell>
          <table:table-cell office:value-type="float" office:value="2.058115075" calcext:value-type="float">
            <text:p>2.058115075</text:p>
          </table:table-cell>
          <table:table-cell office:value-type="float" office:value="1.344065512" calcext:value-type="float">
            <text:p>1.344065512</text:p>
          </table:table-cell>
          <table:table-cell office:value-type="float" office:value="0.870507933" calcext:value-type="float">
            <text:p>0.870507933</text:p>
          </table:table-cell>
          <table:table-cell office:value-type="float" office:value="0.900282292" calcext:value-type="float">
            <text:p>0.9002822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81148932" calcext:value-type="float">
            <text:p>2.081148932</text:p>
          </table:table-cell>
          <table:table-cell office:value-type="float" office:value="1.029666315" calcext:value-type="float">
            <text:p>1.029666315</text:p>
          </table:table-cell>
          <table:table-cell office:value-type="float" office:value="0.988472545" calcext:value-type="float">
            <text:p>0.988472545</text:p>
          </table:table-cell>
          <table:table-cell office:value-type="float" office:value="1.022112481" calcext:value-type="float">
            <text:p>1.022112481</text:p>
          </table:table-cell>
          <table:table-cell office:value-type="float" office:value="1.035126213" calcext:value-type="float">
            <text:p>1.035126213</text:p>
          </table:table-cell>
          <table:table-cell office:value-type="float" office:value="1.962782519" calcext:value-type="float">
            <text:p>1.962782519</text:p>
          </table:table-cell>
          <table:table-cell office:value-type="float" office:value="1.162029649" calcext:value-type="float">
            <text:p>1.162029649</text:p>
          </table:table-cell>
          <table:table-cell office:value-type="float" office:value="1.054695116" calcext:value-type="float">
            <text:p>1.054695116</text:p>
          </table:table-cell>
          <table:table-cell office:value-type="float" office:value="0.873706162" calcext:value-type="float">
            <text:p>0.873706162</text:p>
          </table:table-cell>
          <table:table-cell office:value-type="float" office:value="0.840316944" calcext:value-type="float">
            <text:p>0.840316944</text:p>
          </table:table-cell>
          <table:table-cell office:value-type="float" office:value="2.649225854" calcext:value-type="float">
            <text:p>2.649225854</text:p>
          </table:table-cell>
          <table:table-cell office:value-type="float" office:value="2.112423871" calcext:value-type="float">
            <text:p>2.112423871</text:p>
          </table:table-cell>
          <table:table-cell office:value-type="float" office:value="1.33320161" calcext:value-type="float">
            <text:p>1.33320161</text:p>
          </table:table-cell>
          <table:table-cell office:value-type="float" office:value="0.843414954" calcext:value-type="float">
            <text:p>0.843414954</text:p>
          </table:table-cell>
          <table:table-cell office:value-type="float" office:value="0.803358159" calcext:value-type="float">
            <text:p>0.803358159</text:p>
          </table:table-cell>
          <table:table-cell office:value-type="float" office:value="3.50819539" calcext:value-type="float">
            <text:p>3.50819539</text:p>
          </table:table-cell>
          <table:table-cell office:value-type="float" office:value="2.158987643" calcext:value-type="float">
            <text:p>2.158987643</text:p>
          </table:table-cell>
          <table:table-cell office:value-type="float" office:value="1.388910082" calcext:value-type="float">
            <text:p>1.388910082</text:p>
          </table:table-cell>
          <table:table-cell office:value-type="float" office:value="0.871531807" calcext:value-type="float">
            <text:p>0.871531807</text:p>
          </table:table-cell>
          <table:table-cell office:value-type="float" office:value="0.910700398" calcext:value-type="float">
            <text:p>0.9107003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14430927" calcext:value-type="float">
            <text:p>2.114430927</text:p>
          </table:table-cell>
          <table:table-cell office:value-type="float" office:value="1.028366472" calcext:value-type="float">
            <text:p>1.028366472</text:p>
          </table:table-cell>
          <table:table-cell office:value-type="float" office:value="0.983855713" calcext:value-type="float">
            <text:p>0.983855713</text:p>
          </table:table-cell>
          <table:table-cell office:value-type="float" office:value="1.016169939" calcext:value-type="float">
            <text:p>1.016169939</text:p>
          </table:table-cell>
          <table:table-cell office:value-type="float" office:value="1.02996162" calcext:value-type="float">
            <text:p>1.02996162</text:p>
          </table:table-cell>
          <table:table-cell office:value-type="float" office:value="1.991054096" calcext:value-type="float">
            <text:p>1.991054096</text:p>
          </table:table-cell>
          <table:table-cell office:value-type="float" office:value="1.171092583" calcext:value-type="float">
            <text:p>1.171092583</text:p>
          </table:table-cell>
          <table:table-cell office:value-type="float" office:value="1.067440312" calcext:value-type="float">
            <text:p>1.067440312</text:p>
          </table:table-cell>
          <table:table-cell office:value-type="float" office:value="0.888329391" calcext:value-type="float">
            <text:p>0.888329391</text:p>
          </table:table-cell>
          <table:table-cell office:value-type="float" office:value="0.841431095" calcext:value-type="float">
            <text:p>0.841431095</text:p>
          </table:table-cell>
          <table:table-cell office:value-type="float" office:value="2.80601675" calcext:value-type="float">
            <text:p>2.80601675</text:p>
          </table:table-cell>
          <table:table-cell office:value-type="float" office:value="2.185219094" calcext:value-type="float">
            <text:p>2.185219094</text:p>
          </table:table-cell>
          <table:table-cell office:value-type="float" office:value="1.364518936" calcext:value-type="float">
            <text:p>1.364518936</text:p>
          </table:table-cell>
          <table:table-cell office:value-type="float" office:value="0.842598057" calcext:value-type="float">
            <text:p>0.842598057</text:p>
          </table:table-cell>
          <table:table-cell office:value-type="float" office:value="0.80934439" calcext:value-type="float">
            <text:p>0.80934439</text:p>
          </table:table-cell>
          <table:table-cell office:value-type="float" office:value="3.698594074" calcext:value-type="float">
            <text:p>3.698594074</text:p>
          </table:table-cell>
          <table:table-cell office:value-type="float" office:value="2.242869877" calcext:value-type="float">
            <text:p>2.242869877</text:p>
          </table:table-cell>
          <table:table-cell office:value-type="float" office:value="1.4265926" calcext:value-type="float">
            <text:p>1.4265926</text:p>
          </table:table-cell>
          <table:table-cell office:value-type="float" office:value="0.871342995" calcext:value-type="float">
            <text:p>0.871342995</text:p>
          </table:table-cell>
          <table:table-cell office:value-type="float" office:value="0.91304794" calcext:value-type="float">
            <text:p>0.913047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142135477" calcext:value-type="float">
            <text:p>2.142135477</text:p>
          </table:table-cell>
          <table:table-cell office:value-type="float" office:value="1.03125339" calcext:value-type="float">
            <text:p>1.03125339</text:p>
          </table:table-cell>
          <table:table-cell office:value-type="float" office:value="0.977633202" calcext:value-type="float">
            <text:p>0.977633202</text:p>
          </table:table-cell>
          <table:table-cell office:value-type="float" office:value="1.013021032" calcext:value-type="float">
            <text:p>1.013021032</text:p>
          </table:table-cell>
          <table:table-cell office:value-type="float" office:value="1.022609546" calcext:value-type="float">
            <text:p>1.022609546</text:p>
          </table:table-cell>
          <table:table-cell office:value-type="float" office:value="2.020920318" calcext:value-type="float">
            <text:p>2.020920318</text:p>
          </table:table-cell>
          <table:table-cell office:value-type="float" office:value="1.181154408" calcext:value-type="float">
            <text:p>1.181154408</text:p>
          </table:table-cell>
          <table:table-cell office:value-type="float" office:value="1.076977201" calcext:value-type="float">
            <text:p>1.076977201</text:p>
          </table:table-cell>
          <table:table-cell office:value-type="float" office:value="0.900070361" calcext:value-type="float">
            <text:p>0.900070361</text:p>
          </table:table-cell>
          <table:table-cell office:value-type="float" office:value="0.844983708" calcext:value-type="float">
            <text:p>0.844983708</text:p>
          </table:table-cell>
          <table:table-cell office:value-type="float" office:value="2.983569163" calcext:value-type="float">
            <text:p>2.983569163</text:p>
          </table:table-cell>
          <table:table-cell office:value-type="float" office:value="2.279613099" calcext:value-type="float">
            <text:p>2.279613099</text:p>
          </table:table-cell>
          <table:table-cell office:value-type="float" office:value="1.412878298" calcext:value-type="float">
            <text:p>1.412878298</text:p>
          </table:table-cell>
          <table:table-cell office:value-type="float" office:value="0.838952253" calcext:value-type="float">
            <text:p>0.838952253</text:p>
          </table:table-cell>
          <table:table-cell office:value-type="float" office:value="0.812150355" calcext:value-type="float">
            <text:p>0.812150355</text:p>
          </table:table-cell>
          <table:table-cell office:value-type="float" office:value="3.926244148" calcext:value-type="float">
            <text:p>3.926244148</text:p>
          </table:table-cell>
          <table:table-cell office:value-type="float" office:value="2.339328694" calcext:value-type="float">
            <text:p>2.339328694</text:p>
          </table:table-cell>
          <table:table-cell office:value-type="float" office:value="1.469918534" calcext:value-type="float">
            <text:p>1.469918534</text:p>
          </table:table-cell>
          <table:table-cell office:value-type="float" office:value="0.867982928" calcext:value-type="float">
            <text:p>0.867982928</text:p>
          </table:table-cell>
          <table:table-cell office:value-type="float" office:value="0.91944677" calcext:value-type="float">
            <text:p>0.919446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72268785" calcext:value-type="float">
            <text:p>2.172268785</text:p>
          </table:table-cell>
          <table:table-cell office:value-type="float" office:value="1.032963741" calcext:value-type="float">
            <text:p>1.032963741</text:p>
          </table:table-cell>
          <table:table-cell office:value-type="float" office:value="0.97466617" calcext:value-type="float">
            <text:p>0.97466617</text:p>
          </table:table-cell>
          <table:table-cell office:value-type="float" office:value="1.005984927" calcext:value-type="float">
            <text:p>1.005984927</text:p>
          </table:table-cell>
          <table:table-cell office:value-type="float" office:value="1.013214349" calcext:value-type="float">
            <text:p>1.013214349</text:p>
          </table:table-cell>
          <table:table-cell office:value-type="float" office:value="2.040545116" calcext:value-type="float">
            <text:p>2.040545116</text:p>
          </table:table-cell>
          <table:table-cell office:value-type="float" office:value="1.189370805" calcext:value-type="float">
            <text:p>1.189370805</text:p>
          </table:table-cell>
          <table:table-cell office:value-type="float" office:value="1.082798235" calcext:value-type="float">
            <text:p>1.082798235</text:p>
          </table:table-cell>
          <table:table-cell office:value-type="float" office:value="0.903294971" calcext:value-type="float">
            <text:p>0.903294971</text:p>
          </table:table-cell>
          <table:table-cell office:value-type="float" office:value="0.838733378" calcext:value-type="float">
            <text:p>0.838733378</text:p>
          </table:table-cell>
          <table:table-cell office:value-type="float" office:value="3.186044646" calcext:value-type="float">
            <text:p>3.186044646</text:p>
          </table:table-cell>
          <table:table-cell office:value-type="float" office:value="2.433771606" calcext:value-type="float">
            <text:p>2.433771606</text:p>
          </table:table-cell>
          <table:table-cell office:value-type="float" office:value="1.47065065" calcext:value-type="float">
            <text:p>1.47065065</text:p>
          </table:table-cell>
          <table:table-cell office:value-type="float" office:value="0.834159864" calcext:value-type="float">
            <text:p>0.834159864</text:p>
          </table:table-cell>
          <table:table-cell office:value-type="float" office:value="0.811830013" calcext:value-type="float">
            <text:p>0.811830013</text:p>
          </table:table-cell>
          <table:table-cell office:value-type="float" office:value="4.259156321" calcext:value-type="float">
            <text:p>4.259156321</text:p>
          </table:table-cell>
          <table:table-cell office:value-type="float" office:value="2.457370923" calcext:value-type="float">
            <text:p>2.457370923</text:p>
          </table:table-cell>
          <table:table-cell office:value-type="float" office:value="1.516789933" calcext:value-type="float">
            <text:p>1.516789933</text:p>
          </table:table-cell>
          <table:table-cell office:value-type="float" office:value="0.864828186" calcext:value-type="float">
            <text:p>0.864828186</text:p>
          </table:table-cell>
          <table:table-cell office:value-type="float" office:value="0.92259876" calcext:value-type="float">
            <text:p>0.922598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06526127" calcext:value-type="float">
            <text:p>2.206526127</text:p>
          </table:table-cell>
          <table:table-cell office:value-type="float" office:value="1.03265291" calcext:value-type="float">
            <text:p>1.03265291</text:p>
          </table:table-cell>
          <table:table-cell office:value-type="float" office:value="0.969172922" calcext:value-type="float">
            <text:p>0.969172922</text:p>
          </table:table-cell>
          <table:table-cell office:value-type="float" office:value="0.995737255" calcext:value-type="float">
            <text:p>0.995737255</text:p>
          </table:table-cell>
          <table:table-cell office:value-type="float" office:value="1.005271832" calcext:value-type="float">
            <text:p>1.005271832</text:p>
          </table:table-cell>
          <table:table-cell office:value-type="float" office:value="2.063309751" calcext:value-type="float">
            <text:p>2.063309751</text:p>
          </table:table-cell>
          <table:table-cell office:value-type="float" office:value="1.197174603" calcext:value-type="float">
            <text:p>1.197174603</text:p>
          </table:table-cell>
          <table:table-cell office:value-type="float" office:value="1.086942002" calcext:value-type="float">
            <text:p>1.086942002</text:p>
          </table:table-cell>
          <table:table-cell office:value-type="float" office:value="0.902150544" calcext:value-type="float">
            <text:p>0.902150544</text:p>
          </table:table-cell>
          <table:table-cell office:value-type="float" office:value="0.840513597" calcext:value-type="float">
            <text:p>0.840513597</text:p>
          </table:table-cell>
          <table:table-cell office:value-type="float" office:value="3.463406714" calcext:value-type="float">
            <text:p>3.463406714</text:p>
          </table:table-cell>
          <table:table-cell office:value-type="float" office:value="2.633198545" calcext:value-type="float">
            <text:p>2.633198545</text:p>
          </table:table-cell>
          <table:table-cell office:value-type="float" office:value="1.556632164" calcext:value-type="float">
            <text:p>1.556632164</text:p>
          </table:table-cell>
          <table:table-cell office:value-type="float" office:value="0.831373936" calcext:value-type="float">
            <text:p>0.831373936</text:p>
          </table:table-cell>
          <table:table-cell office:value-type="float" office:value="0.815762146" calcext:value-type="float">
            <text:p>0.815762146</text:p>
          </table:table-cell>
          <table:table-cell office:value-type="float" office:value="4.718844137" calcext:value-type="float">
            <text:p>4.718844137</text:p>
          </table:table-cell>
          <table:table-cell office:value-type="float" office:value="2.628738216" calcext:value-type="float">
            <text:p>2.628738216</text:p>
          </table:table-cell>
          <table:table-cell office:value-type="float" office:value="1.579998615" calcext:value-type="float">
            <text:p>1.579998615</text:p>
          </table:table-cell>
          <table:table-cell office:value-type="float" office:value="0.861062973" calcext:value-type="float">
            <text:p>0.861062973</text:p>
          </table:table-cell>
          <table:table-cell office:value-type="float" office:value="0.928607815" calcext:value-type="float">
            <text:p>0.9286078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24740181" calcext:value-type="float">
            <text:p>2.24740181</text:p>
          </table:table-cell>
          <table:table-cell office:value-type="float" office:value="1.033239795" calcext:value-type="float">
            <text:p>1.033239795</text:p>
          </table:table-cell>
          <table:table-cell office:value-type="float" office:value="0.965353543" calcext:value-type="float">
            <text:p>0.965353543</text:p>
          </table:table-cell>
          <table:table-cell office:value-type="float" office:value="0.98680225" calcext:value-type="float">
            <text:p>0.98680225</text:p>
          </table:table-cell>
          <table:table-cell office:value-type="float" office:value="1.000891414" calcext:value-type="float">
            <text:p>1.000891414</text:p>
          </table:table-cell>
          <table:table-cell office:value-type="float" office:value="2.086456053" calcext:value-type="float">
            <text:p>2.086456053</text:p>
          </table:table-cell>
          <table:table-cell office:value-type="float" office:value="1.208746028" calcext:value-type="float">
            <text:p>1.208746028</text:p>
          </table:table-cell>
          <table:table-cell office:value-type="float" office:value="1.092349267" calcext:value-type="float">
            <text:p>1.092349267</text:p>
          </table:table-cell>
          <table:table-cell office:value-type="float" office:value="0.900709414" calcext:value-type="float">
            <text:p>0.900709414</text:p>
          </table:table-cell>
          <table:table-cell office:value-type="float" office:value="0.846548736" calcext:value-type="float">
            <text:p>0.846548736</text:p>
          </table:table-cell>
          <table:table-cell office:value-type="float" office:value="3.820722143" calcext:value-type="float">
            <text:p>3.820722143</text:p>
          </table:table-cell>
          <table:table-cell office:value-type="float" office:value="2.88293787" calcext:value-type="float">
            <text:p>2.88293787</text:p>
          </table:table-cell>
          <table:table-cell office:value-type="float" office:value="1.657459086" calcext:value-type="float">
            <text:p>1.657459086</text:p>
          </table:table-cell>
          <table:table-cell office:value-type="float" office:value="0.830050776" calcext:value-type="float">
            <text:p>0.830050776</text:p>
          </table:table-cell>
          <table:table-cell office:value-type="float" office:value="0.823764655" calcext:value-type="float">
            <text:p>0.823764655</text:p>
          </table:table-cell>
          <table:table-cell office:value-type="float" office:value="5.305140264" calcext:value-type="float">
            <text:p>5.305140264</text:p>
          </table:table-cell>
          <table:table-cell office:value-type="float" office:value="2.843460042" calcext:value-type="float">
            <text:p>2.843460042</text:p>
          </table:table-cell>
          <table:table-cell office:value-type="float" office:value="1.673519465" calcext:value-type="float">
            <text:p>1.673519465</text:p>
          </table:table-cell>
          <table:table-cell office:value-type="float" office:value="0.862943377" calcext:value-type="float">
            <text:p>0.862943377</text:p>
          </table:table-cell>
          <table:table-cell office:value-type="float" office:value="0.931638278" calcext:value-type="float">
            <text:p>0.9316382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286640809" calcext:value-type="float">
            <text:p>2.286640809</text:p>
          </table:table-cell>
          <table:table-cell office:value-type="float" office:value="1.032937968" calcext:value-type="float">
            <text:p>1.032937968</text:p>
          </table:table-cell>
          <table:table-cell office:value-type="float" office:value="0.958849192" calcext:value-type="float">
            <text:p>0.958849192</text:p>
          </table:table-cell>
          <table:table-cell office:value-type="float" office:value="0.98707613" calcext:value-type="float">
            <text:p>0.98707613</text:p>
          </table:table-cell>
          <table:table-cell office:value-type="float" office:value="0.998772105" calcext:value-type="float">
            <text:p>0.998772105</text:p>
          </table:table-cell>
          <table:table-cell office:value-type="float" office:value="2.115914443" calcext:value-type="float">
            <text:p>2.115914443</text:p>
          </table:table-cell>
          <table:table-cell office:value-type="float" office:value="1.218402961" calcext:value-type="float">
            <text:p>1.218402961</text:p>
          </table:table-cell>
          <table:table-cell office:value-type="float" office:value="1.097863506" calcext:value-type="float">
            <text:p>1.097863506</text:p>
          </table:table-cell>
          <table:table-cell office:value-type="float" office:value="0.901977739" calcext:value-type="float">
            <text:p>0.901977739</text:p>
          </table:table-cell>
          <table:table-cell office:value-type="float" office:value="0.8546771" calcext:value-type="float">
            <text:p>0.8546771</text:p>
          </table:table-cell>
          <table:table-cell office:value-type="float" office:value="4.268593999" calcext:value-type="float">
            <text:p>4.268593999</text:p>
          </table:table-cell>
          <table:table-cell office:value-type="float" office:value="3.212803363" calcext:value-type="float">
            <text:p>3.212803363</text:p>
          </table:table-cell>
          <table:table-cell office:value-type="float" office:value="1.791487422" calcext:value-type="float">
            <text:p>1.791487422</text:p>
          </table:table-cell>
          <table:table-cell office:value-type="float" office:value="0.829102867" calcext:value-type="float">
            <text:p>0.829102867</text:p>
          </table:table-cell>
          <table:table-cell office:value-type="float" office:value="0.83962768" calcext:value-type="float">
            <text:p>0.83962768</text:p>
          </table:table-cell>
          <table:table-cell office:value-type="float" office:value="6.040304196" calcext:value-type="float">
            <text:p>6.040304196</text:p>
          </table:table-cell>
          <table:table-cell office:value-type="float" office:value="3.121353567" calcext:value-type="float">
            <text:p>3.121353567</text:p>
          </table:table-cell>
          <table:table-cell office:value-type="float" office:value="1.803704887" calcext:value-type="float">
            <text:p>1.803704887</text:p>
          </table:table-cell>
          <table:table-cell office:value-type="float" office:value="0.862079351" calcext:value-type="float">
            <text:p>0.862079351</text:p>
          </table:table-cell>
          <table:table-cell office:value-type="float" office:value="0.940200284" calcext:value-type="float">
            <text:p>0.9402002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320798008" calcext:value-type="float">
            <text:p>2.320798008</text:p>
          </table:table-cell>
          <table:table-cell office:value-type="float" office:value="1.036012892" calcext:value-type="float">
            <text:p>1.036012892</text:p>
          </table:table-cell>
          <table:table-cell office:value-type="float" office:value="0.953697456" calcext:value-type="float">
            <text:p>0.953697456</text:p>
          </table:table-cell>
          <table:table-cell office:value-type="float" office:value="0.98151376" calcext:value-type="float">
            <text:p>0.98151376</text:p>
          </table:table-cell>
          <table:table-cell office:value-type="float" office:value="0.992386232" calcext:value-type="float">
            <text:p>0.992386232</text:p>
          </table:table-cell>
          <table:table-cell office:value-type="float" office:value="2.138672556" calcext:value-type="float">
            <text:p>2.138672556</text:p>
          </table:table-cell>
          <table:table-cell office:value-type="float" office:value="1.232701625" calcext:value-type="float">
            <text:p>1.232701625</text:p>
          </table:table-cell>
          <table:table-cell office:value-type="float" office:value="1.106695243" calcext:value-type="float">
            <text:p>1.106695243</text:p>
          </table:table-cell>
          <table:table-cell office:value-type="float" office:value="0.892757116" calcext:value-type="float">
            <text:p>0.892757116</text:p>
          </table:table-cell>
          <table:table-cell office:value-type="float" office:value="0.860005647" calcext:value-type="float">
            <text:p>0.860005647</text:p>
          </table:table-cell>
          <table:table-cell office:value-type="float" office:value="4.770850573" calcext:value-type="float">
            <text:p>4.770850573</text:p>
          </table:table-cell>
          <table:table-cell office:value-type="float" office:value="3.618772062" calcext:value-type="float">
            <text:p>3.618772062</text:p>
          </table:table-cell>
          <table:table-cell office:value-type="float" office:value="1.953683" calcext:value-type="float">
            <text:p>1.953683</text:p>
          </table:table-cell>
          <table:table-cell office:value-type="float" office:value="0.829823432" calcext:value-type="float">
            <text:p>0.829823432</text:p>
          </table:table-cell>
          <table:table-cell office:value-type="float" office:value="0.850008439" calcext:value-type="float">
            <text:p>0.850008439</text:p>
          </table:table-cell>
          <table:table-cell office:value-type="float" office:value="6.894652919" calcext:value-type="float">
            <text:p>6.894652919</text:p>
          </table:table-cell>
          <table:table-cell office:value-type="float" office:value="3.432833242" calcext:value-type="float">
            <text:p>3.432833242</text:p>
          </table:table-cell>
          <table:table-cell office:value-type="float" office:value="1.968805082" calcext:value-type="float">
            <text:p>1.968805082</text:p>
          </table:table-cell>
          <table:table-cell office:value-type="float" office:value="0.863125684" calcext:value-type="float">
            <text:p>0.863125684</text:p>
          </table:table-cell>
          <table:table-cell office:value-type="float" office:value="0.950154514" calcext:value-type="float">
            <text:p>0.9501545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36192623" calcext:value-type="float">
            <text:p>2.36192623</text:p>
          </table:table-cell>
          <table:table-cell office:value-type="float" office:value="1.034725005" calcext:value-type="float">
            <text:p>1.034725005</text:p>
          </table:table-cell>
          <table:table-cell office:value-type="float" office:value="0.952153058" calcext:value-type="float">
            <text:p>0.952153058</text:p>
          </table:table-cell>
          <table:table-cell office:value-type="float" office:value="0.980835581" calcext:value-type="float">
            <text:p>0.980835581</text:p>
          </table:table-cell>
          <table:table-cell office:value-type="float" office:value="0.991275715" calcext:value-type="float">
            <text:p>0.991275715</text:p>
          </table:table-cell>
          <table:table-cell office:value-type="float" office:value="2.167447728" calcext:value-type="float">
            <text:p>2.167447728</text:p>
          </table:table-cell>
          <table:table-cell office:value-type="float" office:value="1.244188278" calcext:value-type="float">
            <text:p>1.244188278</text:p>
          </table:table-cell>
          <table:table-cell office:value-type="float" office:value="1.115360187" calcext:value-type="float">
            <text:p>1.115360187</text:p>
          </table:table-cell>
          <table:table-cell office:value-type="float" office:value="0.89161269" calcext:value-type="float">
            <text:p>0.89161269</text:p>
          </table:table-cell>
          <table:table-cell office:value-type="float" office:value="0.866151642" calcext:value-type="float">
            <text:p>0.866151642</text:p>
          </table:table-cell>
          <table:table-cell office:value-type="float" office:value="5.365815487" calcext:value-type="float">
            <text:p>5.365815487</text:p>
          </table:table-cell>
          <table:table-cell office:value-type="float" office:value="4.106314766" calcext:value-type="float">
            <text:p>4.106314766</text:p>
          </table:table-cell>
          <table:table-cell office:value-type="float" office:value="2.156009805" calcext:value-type="float">
            <text:p>2.156009805</text:p>
          </table:table-cell>
          <table:table-cell office:value-type="float" office:value="0.831345422" calcext:value-type="float">
            <text:p>0.831345422</text:p>
          </table:table-cell>
          <table:table-cell office:value-type="float" office:value="0.872981744" calcext:value-type="float">
            <text:p>0.872981744</text:p>
          </table:table-cell>
          <table:table-cell office:value-type="float" office:value="7.936271901" calcext:value-type="float">
            <text:p>7.936271901</text:p>
          </table:table-cell>
          <table:table-cell office:value-type="float" office:value="3.812740967" calcext:value-type="float">
            <text:p>3.812740967</text:p>
          </table:table-cell>
          <table:table-cell office:value-type="float" office:value="2.165946428" calcext:value-type="float">
            <text:p>2.165946428</text:p>
          </table:table-cell>
          <table:table-cell office:value-type="float" office:value="0.86007388" calcext:value-type="float">
            <text:p>0.86007388</text:p>
          </table:table-cell>
          <table:table-cell office:value-type="float" office:value="0.967721952" calcext:value-type="float">
            <text:p>0.9677219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411376057" calcext:value-type="float">
            <text:p>2.411376057</text:p>
          </table:table-cell>
          <table:table-cell office:value-type="float" office:value="1.036916044" calcext:value-type="float">
            <text:p>1.036916044</text:p>
          </table:table-cell>
          <table:table-cell office:value-type="float" office:value="0.952066359" calcext:value-type="float">
            <text:p>0.952066359</text:p>
          </table:table-cell>
          <table:table-cell office:value-type="float" office:value="0.978018531" calcext:value-type="float">
            <text:p>0.978018531</text:p>
          </table:table-cell>
          <table:table-cell office:value-type="float" office:value="0.991157034" calcext:value-type="float">
            <text:p>0.991157034</text:p>
          </table:table-cell>
          <table:table-cell office:value-type="float" office:value="2.200696653" calcext:value-type="float">
            <text:p>2.200696653</text:p>
          </table:table-cell>
          <table:table-cell office:value-type="float" office:value="1.259311884" calcext:value-type="float">
            <text:p>1.259311884</text:p>
          </table:table-cell>
          <table:table-cell office:value-type="float" office:value="1.128693666" calcext:value-type="float">
            <text:p>1.128693666</text:p>
          </table:table-cell>
          <table:table-cell office:value-type="float" office:value="0.889705312" calcext:value-type="float">
            <text:p>0.889705312</text:p>
          </table:table-cell>
          <table:table-cell office:value-type="float" office:value="0.87162924" calcext:value-type="float">
            <text:p>0.87162924</text:p>
          </table:table-cell>
          <table:table-cell office:value-type="float" office:value="6.016925777" calcext:value-type="float">
            <text:p>6.016925777</text:p>
          </table:table-cell>
          <table:table-cell office:value-type="float" office:value="4.601538497" calcext:value-type="float">
            <text:p>4.601538497</text:p>
          </table:table-cell>
          <table:table-cell office:value-type="float" office:value="2.381373821" calcext:value-type="float">
            <text:p>2.381373821</text:p>
          </table:table-cell>
          <table:table-cell office:value-type="float" office:value="0.833680515" calcext:value-type="float">
            <text:p>0.833680515</text:p>
          </table:table-cell>
          <table:table-cell office:value-type="float" office:value="0.897361499" calcext:value-type="float">
            <text:p>0.897361499</text:p>
          </table:table-cell>
          <table:table-cell office:value-type="float" office:value="9.082291053" calcext:value-type="float">
            <text:p>9.082291053</text:p>
          </table:table-cell>
          <table:table-cell office:value-type="float" office:value="4.273266725" calcext:value-type="float">
            <text:p>4.273266725</text:p>
          </table:table-cell>
          <table:table-cell office:value-type="float" office:value="2.371367009" calcext:value-type="float">
            <text:p>2.371367009</text:p>
          </table:table-cell>
          <table:table-cell office:value-type="float" office:value="0.859878252" calcext:value-type="float">
            <text:p>0.859878252</text:p>
          </table:table-cell>
          <table:table-cell office:value-type="float" office:value="0.98790988" calcext:value-type="float">
            <text:p>0.987909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463595821" calcext:value-type="float">
            <text:p>2.463595821</text:p>
          </table:table-cell>
          <table:table-cell office:value-type="float" office:value="1.041568445" calcext:value-type="float">
            <text:p>1.041568445</text:p>
          </table:table-cell>
          <table:table-cell office:value-type="float" office:value="0.956959866" calcext:value-type="float">
            <text:p>0.956959866</text:p>
          </table:table-cell>
          <table:table-cell office:value-type="float" office:value="0.982496052" calcext:value-type="float">
            <text:p>0.982496052</text:p>
          </table:table-cell>
          <table:table-cell office:value-type="float" office:value="0.996795605" calcext:value-type="float">
            <text:p>0.996795605</text:p>
          </table:table-cell>
          <table:table-cell office:value-type="float" office:value="2.241087414" calcext:value-type="float">
            <text:p>2.241087414</text:p>
          </table:table-cell>
          <table:table-cell office:value-type="float" office:value="1.276405071" calcext:value-type="float">
            <text:p>1.276405071</text:p>
          </table:table-cell>
          <table:table-cell office:value-type="float" office:value="1.142646423" calcext:value-type="float">
            <text:p>1.142646423</text:p>
          </table:table-cell>
          <table:table-cell office:value-type="float" office:value="0.895607703" calcext:value-type="float">
            <text:p>0.895607703</text:p>
          </table:table-cell>
          <table:table-cell office:value-type="float" office:value="0.878580572" calcext:value-type="float">
            <text:p>0.878580572</text:p>
          </table:table-cell>
          <table:table-cell office:value-type="float" office:value="6.650798402" calcext:value-type="float">
            <text:p>6.650798402</text:p>
          </table:table-cell>
          <table:table-cell office:value-type="float" office:value="5.128016673" calcext:value-type="float">
            <text:p>5.128016673</text:p>
          </table:table-cell>
          <table:table-cell office:value-type="float" office:value="2.617947349" calcext:value-type="float">
            <text:p>2.617947349</text:p>
          </table:table-cell>
          <table:table-cell office:value-type="float" office:value="0.834782555" calcext:value-type="float">
            <text:p>0.834782555</text:p>
          </table:table-cell>
          <table:table-cell office:value-type="float" office:value="0.926866128" calcext:value-type="float">
            <text:p>0.926866128</text:p>
          </table:table-cell>
          <table:table-cell office:value-type="float" office:value="10.16217706" calcext:value-type="float">
            <text:p>10.16217706</text:p>
          </table:table-cell>
          <table:table-cell office:value-type="float" office:value="4.71785463" calcext:value-type="float">
            <text:p>4.71785463</text:p>
          </table:table-cell>
          <table:table-cell office:value-type="float" office:value="2.594826907" calcext:value-type="float">
            <text:p>2.594826907</text:p>
          </table:table-cell>
          <table:table-cell office:value-type="float" office:value="0.860793793" calcext:value-type="float">
            <text:p>0.860793793</text:p>
          </table:table-cell>
          <table:table-cell office:value-type="float" office:value="1.015661178" calcext:value-type="float">
            <text:p>1.0156611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504047879" calcext:value-type="float">
            <text:p>2.504047879</text:p>
          </table:table-cell>
          <table:table-cell office:value-type="float" office:value="1.052410828" calcext:value-type="float">
            <text:p>1.052410828</text:p>
          </table:table-cell>
          <table:table-cell office:value-type="float" office:value="0.956774908" calcext:value-type="float">
            <text:p>0.956774908</text:p>
          </table:table-cell>
          <table:table-cell office:value-type="float" office:value="0.98272725" calcext:value-type="float">
            <text:p>0.98272725</text:p>
          </table:table-cell>
          <table:table-cell office:value-type="float" office:value="0.998211304" calcext:value-type="float">
            <text:p>0.998211304</text:p>
          </table:table-cell>
          <table:table-cell office:value-type="float" office:value="2.278102102" calcext:value-type="float">
            <text:p>2.278102102</text:p>
          </table:table-cell>
          <table:table-cell office:value-type="float" office:value="1.292935678" calcext:value-type="float">
            <text:p>1.292935678</text:p>
          </table:table-cell>
          <table:table-cell office:value-type="float" office:value="1.155859349" calcext:value-type="float">
            <text:p>1.155859349</text:p>
          </table:table-cell>
          <table:table-cell office:value-type="float" office:value="0.89290803" calcext:value-type="float">
            <text:p>0.89290803</text:p>
          </table:table-cell>
          <table:table-cell office:value-type="float" office:value="0.88069988" calcext:value-type="float">
            <text:p>0.88069988</text:p>
          </table:table-cell>
          <table:table-cell office:value-type="float" office:value="7.171607078" calcext:value-type="float">
            <text:p>7.171607078</text:p>
          </table:table-cell>
          <table:table-cell office:value-type="float" office:value="5.623627282" calcext:value-type="float">
            <text:p>5.623627282</text:p>
          </table:table-cell>
          <table:table-cell office:value-type="float" office:value="2.842097756" calcext:value-type="float">
            <text:p>2.842097756</text:p>
          </table:table-cell>
          <table:table-cell office:value-type="float" office:value="0.837603518" calcext:value-type="float">
            <text:p>0.837603518</text:p>
          </table:table-cell>
          <table:table-cell office:value-type="float" office:value="0.949854847" calcext:value-type="float">
            <text:p>0.949854847</text:p>
          </table:table-cell>
          <table:table-cell office:value-type="float" office:value="11.0623549" calcext:value-type="float">
            <text:p>11.0623549</text:p>
          </table:table-cell>
          <table:table-cell office:value-type="float" office:value="5.12308227" calcext:value-type="float">
            <text:p>5.12308227</text:p>
          </table:table-cell>
          <table:table-cell office:value-type="float" office:value="2.788825155" calcext:value-type="float">
            <text:p>2.788825155</text:p>
          </table:table-cell>
          <table:table-cell office:value-type="float" office:value="0.860978751" calcext:value-type="float">
            <text:p>0.860978751</text:p>
          </table:table-cell>
          <table:table-cell office:value-type="float" office:value="1.043448248" calcext:value-type="float">
            <text:p>1.0434482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537448183" calcext:value-type="float">
            <text:p>2.537448183</text:p>
          </table:table-cell>
          <table:table-cell office:value-type="float" office:value="1.056558152" calcext:value-type="float">
            <text:p>1.056558152</text:p>
          </table:table-cell>
          <table:table-cell office:value-type="float" office:value="0.952792534" calcext:value-type="float">
            <text:p>0.952792534</text:p>
          </table:table-cell>
          <table:table-cell office:value-type="float" office:value="0.984168379" calcext:value-type="float">
            <text:p>0.984168379</text:p>
          </table:table-cell>
          <table:table-cell office:value-type="float" office:value="0.999694167" calcext:value-type="float">
            <text:p>0.999694167</text:p>
          </table:table-cell>
          <table:table-cell office:value-type="float" office:value="2.310950174" calcext:value-type="float">
            <text:p>2.310950174</text:p>
          </table:table-cell>
          <table:table-cell office:value-type="float" office:value="1.299729576" calcext:value-type="float">
            <text:p>1.299729576</text:p>
          </table:table-cell>
          <table:table-cell office:value-type="float" office:value="1.165608168" calcext:value-type="float">
            <text:p>1.165608168</text:p>
          </table:table-cell>
          <table:table-cell office:value-type="float" office:value="0.891254969" calcext:value-type="float">
            <text:p>0.891254969</text:p>
          </table:table-cell>
          <table:table-cell office:value-type="float" office:value="0.878757823" calcext:value-type="float">
            <text:p>0.878757823</text:p>
          </table:table-cell>
          <table:table-cell office:value-type="float" office:value="7.617255289" calcext:value-type="float">
            <text:p>7.617255289</text:p>
          </table:table-cell>
          <table:table-cell office:value-type="float" office:value="6.134750019" calcext:value-type="float">
            <text:p>6.134750019</text:p>
          </table:table-cell>
          <table:table-cell office:value-type="float" office:value="3.043952817" calcext:value-type="float">
            <text:p>3.043952817</text:p>
          </table:table-cell>
          <table:table-cell office:value-type="float" office:value="0.835800179" calcext:value-type="float">
            <text:p>0.835800179</text:p>
          </table:table-cell>
          <table:table-cell office:value-type="float" office:value="0.971516255" calcext:value-type="float">
            <text:p>0.971516255</text:p>
          </table:table-cell>
          <table:table-cell office:value-type="float" office:value="11.81625352" calcext:value-type="float">
            <text:p>11.81625352</text:p>
          </table:table-cell>
          <table:table-cell office:value-type="float" office:value="5.442334917" calcext:value-type="float">
            <text:p>5.442334917</text:p>
          </table:table-cell>
          <table:table-cell office:value-type="float" office:value="2.968685096" calcext:value-type="float">
            <text:p>2.968685096</text:p>
          </table:table-cell>
          <table:table-cell office:value-type="float" office:value="0.862042258" calcext:value-type="float">
            <text:p>0.862042258</text:p>
          </table:table-cell>
          <table:table-cell office:value-type="float" office:value="1.065053086" calcext:value-type="float">
            <text:p>1.0650530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570000763" calcext:value-type="float">
            <text:p>2.570000763</text:p>
          </table:table-cell>
          <table:table-cell office:value-type="float" office:value="1.063472221" calcext:value-type="float">
            <text:p>1.063472221</text:p>
          </table:table-cell>
          <table:table-cell office:value-type="float" office:value="0.944641347" calcext:value-type="float">
            <text:p>0.944641347</text:p>
          </table:table-cell>
          <table:table-cell office:value-type="float" office:value="0.978562734" calcext:value-type="float">
            <text:p>0.978562734</text:p>
          </table:table-cell>
          <table:table-cell office:value-type="float" office:value="0.998837315" calcext:value-type="float">
            <text:p>0.998837315</text:p>
          </table:table-cell>
          <table:table-cell office:value-type="float" office:value="2.339241966" calcext:value-type="float">
            <text:p>2.339241966</text:p>
          </table:table-cell>
          <table:table-cell office:value-type="float" office:value="1.306299433" calcext:value-type="float">
            <text:p>1.306299433</text:p>
          </table:table-cell>
          <table:table-cell office:value-type="float" office:value="1.173989071" calcext:value-type="float">
            <text:p>1.173989071</text:p>
          </table:table-cell>
          <table:table-cell office:value-type="float" office:value="0.886835798" calcext:value-type="float">
            <text:p>0.886835798</text:p>
          </table:table-cell>
          <table:table-cell office:value-type="float" office:value="0.87501573" calcext:value-type="float">
            <text:p>0.87501573</text:p>
          </table:table-cell>
          <table:table-cell office:value-type="float" office:value="8.044907544" calcext:value-type="float">
            <text:p>8.044907544</text:p>
          </table:table-cell>
          <table:table-cell office:value-type="float" office:value="6.582233412" calcext:value-type="float">
            <text:p>6.582233412</text:p>
          </table:table-cell>
          <table:table-cell office:value-type="float" office:value="3.227402033" calcext:value-type="float">
            <text:p>3.227402033</text:p>
          </table:table-cell>
          <table:table-cell office:value-type="float" office:value="0.838224668" calcext:value-type="float">
            <text:p>0.838224668</text:p>
          </table:table-cell>
          <table:table-cell office:value-type="float" office:value="0.988174021" calcext:value-type="float">
            <text:p>0.988174021</text:p>
          </table:table-cell>
          <table:table-cell office:value-type="float" office:value="12.49458971" calcext:value-type="float">
            <text:p>12.49458971</text:p>
          </table:table-cell>
          <table:table-cell office:value-type="float" office:value="5.76539319" calcext:value-type="float">
            <text:p>5.76539319</text:p>
          </table:table-cell>
          <table:table-cell office:value-type="float" office:value="3.124092365" calcext:value-type="float">
            <text:p>3.124092365</text:p>
          </table:table-cell>
          <table:table-cell office:value-type="float" office:value="0.861885755" calcext:value-type="float">
            <text:p>0.861885755</text:p>
          </table:table-cell>
          <table:table-cell office:value-type="float" office:value="1.080179995" calcext:value-type="float">
            <text:p>1.0801799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603731026" calcext:value-type="float">
            <text:p>2.603731026</text:p>
          </table:table-cell>
          <table:table-cell office:value-type="float" office:value="1.059943083" calcext:value-type="float">
            <text:p>1.059943083</text:p>
          </table:table-cell>
          <table:table-cell office:value-type="float" office:value="0.940317958" calcext:value-type="float">
            <text:p>0.940317958</text:p>
          </table:table-cell>
          <table:table-cell office:value-type="float" office:value="0.977096283" calcext:value-type="float">
            <text:p>0.977096283</text:p>
          </table:table-cell>
          <table:table-cell office:value-type="float" office:value="0.996577746" calcext:value-type="float">
            <text:p>0.996577746</text:p>
          </table:table-cell>
          <table:table-cell office:value-type="float" office:value="2.374235989" calcext:value-type="float">
            <text:p>2.374235989</text:p>
          </table:table-cell>
          <table:table-cell office:value-type="float" office:value="1.306612438" calcext:value-type="float">
            <text:p>1.306612438</text:p>
          </table:table-cell>
          <table:table-cell office:value-type="float" office:value="1.182876295" calcext:value-type="float">
            <text:p>1.182876295</text:p>
          </table:table-cell>
          <table:table-cell office:value-type="float" office:value="0.883838769" calcext:value-type="float">
            <text:p>0.883838769</text:p>
          </table:table-cell>
          <table:table-cell office:value-type="float" office:value="0.872844253" calcext:value-type="float">
            <text:p>0.872844253</text:p>
          </table:table-cell>
          <table:table-cell office:value-type="float" office:value="8.451690896" calcext:value-type="float">
            <text:p>8.451690896</text:p>
          </table:table-cell>
          <table:table-cell office:value-type="float" office:value="6.957641682" calcext:value-type="float">
            <text:p>6.957641682</text:p>
          </table:table-cell>
          <table:table-cell office:value-type="float" office:value="3.383887926" calcext:value-type="float">
            <text:p>3.383887926</text:p>
          </table:table-cell>
          <table:table-cell office:value-type="float" office:value="0.83655449" calcext:value-type="float">
            <text:p>0.83655449</text:p>
          </table:table-cell>
          <table:table-cell office:value-type="float" office:value="1.006130345" calcext:value-type="float">
            <text:p>1.006130345</text:p>
          </table:table-cell>
          <table:table-cell office:value-type="float" office:value="13.05619438" calcext:value-type="float">
            <text:p>13.05619438</text:p>
          </table:table-cell>
          <table:table-cell office:value-type="float" office:value="6.040172962" calcext:value-type="float">
            <text:p>6.040172962</text:p>
          </table:table-cell>
          <table:table-cell office:value-type="float" office:value="3.264432981" calcext:value-type="float">
            <text:p>3.264432981</text:p>
          </table:table-cell>
          <table:table-cell office:value-type="float" office:value="0.862298354" calcext:value-type="float">
            <text:p>0.862298354</text:p>
          </table:table-cell>
          <table:table-cell office:value-type="float" office:value="1.091351448" calcext:value-type="float">
            <text:p>1.0913514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637003519" calcext:value-type="float">
            <text:p>2.637003519</text:p>
          </table:table-cell>
          <table:table-cell office:value-type="float" office:value="1.064442538" calcext:value-type="float">
            <text:p>1.064442538</text:p>
          </table:table-cell>
          <table:table-cell office:value-type="float" office:value="0.9403675" calcext:value-type="float">
            <text:p>0.9403675</text:p>
          </table:table-cell>
          <table:table-cell office:value-type="float" office:value="0.971116572" calcext:value-type="float">
            <text:p>0.971116572</text:p>
          </table:table-cell>
          <table:table-cell office:value-type="float" office:value="0.991270879" calcext:value-type="float">
            <text:p>0.991270879</text:p>
          </table:table-cell>
          <table:table-cell office:value-type="float" office:value="2.403989541" calcext:value-type="float">
            <text:p>2.403989541</text:p>
          </table:table-cell>
          <table:table-cell office:value-type="float" office:value="1.314835356" calcext:value-type="float">
            <text:p>1.314835356</text:p>
          </table:table-cell>
          <table:table-cell office:value-type="float" office:value="1.193218521" calcext:value-type="float">
            <text:p>1.193218521</text:p>
          </table:table-cell>
          <table:table-cell office:value-type="float" office:value="0.882228095" calcext:value-type="float">
            <text:p>0.882228095</text:p>
          </table:table-cell>
          <table:table-cell office:value-type="float" office:value="0.874096022" calcext:value-type="float">
            <text:p>0.874096022</text:p>
          </table:table-cell>
          <table:table-cell office:value-type="float" office:value="8.812286363" calcext:value-type="float">
            <text:p>8.812286363</text:p>
          </table:table-cell>
          <table:table-cell office:value-type="float" office:value="7.262827709" calcext:value-type="float">
            <text:p>7.262827709</text:p>
          </table:table-cell>
          <table:table-cell office:value-type="float" office:value="3.521400778" calcext:value-type="float">
            <text:p>3.521400778</text:p>
          </table:table-cell>
          <table:table-cell office:value-type="float" office:value="0.839005181" calcext:value-type="float">
            <text:p>0.839005181</text:p>
          </table:table-cell>
          <table:table-cell office:value-type="float" office:value="1.025448658" calcext:value-type="float">
            <text:p>1.025448658</text:p>
          </table:table-cell>
          <table:table-cell office:value-type="float" office:value="13.45547817" calcext:value-type="float">
            <text:p>13.45547817</text:p>
          </table:table-cell>
          <table:table-cell office:value-type="float" office:value="6.28245232" calcext:value-type="float">
            <text:p>6.28245232</text:p>
          </table:table-cell>
          <table:table-cell office:value-type="float" office:value="3.379341893" calcext:value-type="float">
            <text:p>3.379341893</text:p>
          </table:table-cell>
          <table:table-cell office:value-type="float" office:value="0.862964202" calcext:value-type="float">
            <text:p>0.862964202</text:p>
          </table:table-cell>
          <table:table-cell office:value-type="float" office:value="1.110467612" calcext:value-type="float">
            <text:p>1.1104676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667942164" calcext:value-type="float">
            <text:p>2.667942164</text:p>
          </table:table-cell>
          <table:table-cell office:value-type="float" office:value="1.066204592" calcext:value-type="float">
            <text:p>1.066204592</text:p>
          </table:table-cell>
          <table:table-cell office:value-type="float" office:value="0.942336827" calcext:value-type="float">
            <text:p>0.942336827</text:p>
          </table:table-cell>
          <table:table-cell office:value-type="float" office:value="0.972838103" calcext:value-type="float">
            <text:p>0.972838103</text:p>
          </table:table-cell>
          <table:table-cell office:value-type="float" office:value="0.990683994" calcext:value-type="float">
            <text:p>0.990683994</text:p>
          </table:table-cell>
          <table:table-cell office:value-type="float" office:value="2.444687532" calcext:value-type="float">
            <text:p>2.444687532</text:p>
          </table:table-cell>
          <table:table-cell office:value-type="float" office:value="1.318915988" calcext:value-type="float">
            <text:p>1.318915988</text:p>
          </table:table-cell>
          <table:table-cell office:value-type="float" office:value="1.202836328" calcext:value-type="float">
            <text:p>1.202836328</text:p>
          </table:table-cell>
          <table:table-cell office:value-type="float" office:value="0.877927825" calcext:value-type="float">
            <text:p>0.877927825</text:p>
          </table:table-cell>
          <table:table-cell office:value-type="float" office:value="0.874138958" calcext:value-type="float">
            <text:p>0.874138958</text:p>
          </table:table-cell>
          <table:table-cell office:value-type="float" office:value="9.12125885" calcext:value-type="float">
            <text:p>9.12125885</text:p>
          </table:table-cell>
          <table:table-cell office:value-type="float" office:value="7.521322806" calcext:value-type="float">
            <text:p>7.521322806</text:p>
          </table:table-cell>
          <table:table-cell office:value-type="float" office:value="3.633772575" calcext:value-type="float">
            <text:p>3.633772575</text:p>
          </table:table-cell>
          <table:table-cell office:value-type="float" office:value="0.838817378" calcext:value-type="float">
            <text:p>0.838817378</text:p>
          </table:table-cell>
          <table:table-cell office:value-type="float" office:value="1.043537772" calcext:value-type="float">
            <text:p>1.043537772</text:p>
          </table:table-cell>
          <table:table-cell office:value-type="float" office:value="13.73544489" calcext:value-type="float">
            <text:p>13.73544489</text:p>
          </table:table-cell>
          <table:table-cell office:value-type="float" office:value="6.502741174" calcext:value-type="float">
            <text:p>6.502741174</text:p>
          </table:table-cell>
          <table:table-cell office:value-type="float" office:value="3.465887935" calcext:value-type="float">
            <text:p>3.465887935</text:p>
          </table:table-cell>
          <table:table-cell office:value-type="float" office:value="0.864900924" calcext:value-type="float">
            <text:p>0.864900924</text:p>
          </table:table-cell>
          <table:table-cell office:value-type="float" office:value="1.125587915" calcext:value-type="float">
            <text:p>1.1255879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702425713" calcext:value-type="float">
            <text:p>2.702425713</text:p>
          </table:table-cell>
          <table:table-cell office:value-type="float" office:value="1.068004374" calcext:value-type="float">
            <text:p>1.068004374</text:p>
          </table:table-cell>
          <table:table-cell office:value-type="float" office:value="0.946073331" calcext:value-type="float">
            <text:p>0.946073331</text:p>
          </table:table-cell>
          <table:table-cell office:value-type="float" office:value="0.969568312" calcext:value-type="float">
            <text:p>0.969568312</text:p>
          </table:table-cell>
          <table:table-cell office:value-type="float" office:value="0.991866953" calcext:value-type="float">
            <text:p>0.991866953</text:p>
          </table:table-cell>
          <table:table-cell office:value-type="float" office:value="2.480817505" calcext:value-type="float">
            <text:p>2.480817505</text:p>
          </table:table-cell>
          <table:table-cell office:value-type="float" office:value="1.323350234" calcext:value-type="float">
            <text:p>1.323350234</text:p>
          </table:table-cell>
          <table:table-cell office:value-type="float" office:value="1.210324987" calcext:value-type="float">
            <text:p>1.210324987</text:p>
          </table:table-cell>
          <table:table-cell office:value-type="float" office:value="0.877648076" calcext:value-type="float">
            <text:p>0.877648076</text:p>
          </table:table-cell>
          <table:table-cell office:value-type="float" office:value="0.87366945" calcext:value-type="float">
            <text:p>0.87366945</text:p>
          </table:table-cell>
          <table:table-cell office:value-type="float" office:value="9.421459891" calcext:value-type="float">
            <text:p>9.421459891</text:p>
          </table:table-cell>
          <table:table-cell office:value-type="float" office:value="7.776116682" calcext:value-type="float">
            <text:p>7.776116682</text:p>
          </table:table-cell>
          <table:table-cell office:value-type="float" office:value="3.727026007" calcext:value-type="float">
            <text:p>3.727026007</text:p>
          </table:table-cell>
          <table:table-cell office:value-type="float" office:value="0.84031149" calcext:value-type="float">
            <text:p>0.84031149</text:p>
          </table:table-cell>
          <table:table-cell office:value-type="float" office:value="1.060047186" calcext:value-type="float">
            <text:p>1.060047186</text:p>
          </table:table-cell>
          <table:table-cell office:value-type="float" office:value="13.98976192" calcext:value-type="float">
            <text:p>13.98976192</text:p>
          </table:table-cell>
          <table:table-cell office:value-type="float" office:value="6.727400927" calcext:value-type="float">
            <text:p>6.727400927</text:p>
          </table:table-cell>
          <table:table-cell office:value-type="float" office:value="3.540999492" calcext:value-type="float">
            <text:p>3.540999492</text:p>
          </table:table-cell>
          <table:table-cell office:value-type="float" office:value="0.867382145" calcext:value-type="float">
            <text:p>0.867382145</text:p>
          </table:table-cell>
          <table:table-cell office:value-type="float" office:value="1.141248865" calcext:value-type="float">
            <text:p>1.1412488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736767641" calcext:value-type="float">
            <text:p>2.736767641</text:p>
          </table:table-cell>
          <table:table-cell office:value-type="float" office:value="1.073294169" calcext:value-type="float">
            <text:p>1.073294169</text:p>
          </table:table-cell>
          <table:table-cell office:value-type="float" office:value="0.948367774" calcext:value-type="float">
            <text:p>0.948367774</text:p>
          </table:table-cell>
          <table:table-cell office:value-type="float" office:value="0.969062939" calcext:value-type="float">
            <text:p>0.969062939</text:p>
          </table:table-cell>
          <table:table-cell office:value-type="float" office:value="0.99545229" calcext:value-type="float">
            <text:p>0.99545229</text:p>
          </table:table-cell>
          <table:table-cell office:value-type="float" office:value="2.525392345" calcext:value-type="float">
            <text:p>2.525392345</text:p>
          </table:table-cell>
          <table:table-cell office:value-type="float" office:value="1.328139871" calcext:value-type="float">
            <text:p>1.328139871</text:p>
          </table:table-cell>
          <table:table-cell office:value-type="float" office:value="1.213259414" calcext:value-type="float">
            <text:p>1.213259414</text:p>
          </table:table-cell>
          <table:table-cell office:value-type="float" office:value="0.874515353" calcext:value-type="float">
            <text:p>0.874515353</text:p>
          </table:table-cell>
          <table:table-cell office:value-type="float" office:value="0.874214415" calcext:value-type="float">
            <text:p>0.874214415</text:p>
          </table:table-cell>
          <table:table-cell office:value-type="float" office:value="9.718570654" calcext:value-type="float">
            <text:p>9.718570654</text:p>
          </table:table-cell>
          <table:table-cell office:value-type="float" office:value="8.023912764" calcext:value-type="float">
            <text:p>8.023912764</text:p>
          </table:table-cell>
          <table:table-cell office:value-type="float" office:value="3.810714476" calcext:value-type="float">
            <text:p>3.810714476</text:p>
          </table:table-cell>
          <table:table-cell office:value-type="float" office:value="0.841143801" calcext:value-type="float">
            <text:p>0.841143801</text:p>
          </table:table-cell>
          <table:table-cell office:value-type="float" office:value="1.070804796" calcext:value-type="float">
            <text:p>1.070804796</text:p>
          </table:table-cell>
          <table:table-cell office:value-type="float" office:value="14.24389276" calcext:value-type="float">
            <text:p>14.24389276</text:p>
          </table:table-cell>
          <table:table-cell office:value-type="float" office:value="6.949752264" calcext:value-type="float">
            <text:p>6.949752264</text:p>
          </table:table-cell>
          <table:table-cell office:value-type="float" office:value="3.618566187" calcext:value-type="float">
            <text:p>3.618566187</text:p>
          </table:table-cell>
          <table:table-cell office:value-type="float" office:value="0.868354908" calcext:value-type="float">
            <text:p>0.868354908</text:p>
          </table:table-cell>
          <table:table-cell office:value-type="float" office:value="1.151506319" calcext:value-type="float">
            <text:p>1.1515063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774197892" calcext:value-type="float">
            <text:p>2.774197892</text:p>
          </table:table-cell>
          <table:table-cell office:value-type="float" office:value="1.077999034" calcext:value-type="float">
            <text:p>1.077999034</text:p>
          </table:table-cell>
          <table:table-cell office:value-type="float" office:value="0.955825132" calcext:value-type="float">
            <text:p>0.955825132</text:p>
          </table:table-cell>
          <table:table-cell office:value-type="float" office:value="0.970627967" calcext:value-type="float">
            <text:p>0.970627967</text:p>
          </table:table-cell>
          <table:table-cell office:value-type="float" office:value="0.999638739" calcext:value-type="float">
            <text:p>0.999638739</text:p>
          </table:table-cell>
          <table:table-cell office:value-type="float" office:value="2.564702491" calcext:value-type="float">
            <text:p>2.564702491</text:p>
          </table:table-cell>
          <table:table-cell office:value-type="float" office:value="1.335278533" calcext:value-type="float">
            <text:p>1.335278533</text:p>
          </table:table-cell>
          <table:table-cell office:value-type="float" office:value="1.215322406" calcext:value-type="float">
            <text:p>1.215322406</text:p>
          </table:table-cell>
          <table:table-cell office:value-type="float" office:value="0.87930499" calcext:value-type="float">
            <text:p>0.87930499</text:p>
          </table:table-cell>
          <table:table-cell office:value-type="float" office:value="0.873197147" calcext:value-type="float">
            <text:p>0.873197147</text:p>
          </table:table-cell>
          <table:table-cell office:value-type="float" office:value="10.00044929" calcext:value-type="float">
            <text:p>10.00044929</text:p>
          </table:table-cell>
          <table:table-cell office:value-type="float" office:value="8.281272518" calcext:value-type="float">
            <text:p>8.281272518</text:p>
          </table:table-cell>
          <table:table-cell office:value-type="float" office:value="3.896346653" calcext:value-type="float">
            <text:p>3.896346653</text:p>
          </table:table-cell>
          <table:table-cell office:value-type="float" office:value="0.845003017" calcext:value-type="float">
            <text:p>0.845003017</text:p>
          </table:table-cell>
          <table:table-cell office:value-type="float" office:value="1.089037371" calcext:value-type="float">
            <text:p>1.089037371</text:p>
          </table:table-cell>
          <table:table-cell office:value-type="float" office:value="14.57649856" calcext:value-type="float">
            <text:p>14.57649856</text:p>
          </table:table-cell>
          <table:table-cell office:value-type="float" office:value="7.182198031" calcext:value-type="float">
            <text:p>7.182198031</text:p>
          </table:table-cell>
          <table:table-cell office:value-type="float" office:value="3.703586327" calcext:value-type="float">
            <text:p>3.703586327</text:p>
          </table:table-cell>
          <table:table-cell office:value-type="float" office:value="0.869352613" calcext:value-type="float">
            <text:p>0.869352613</text:p>
          </table:table-cell>
          <table:table-cell office:value-type="float" office:value="1.166709193" calcext:value-type="float">
            <text:p>1.1667091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05431287" calcext:value-type="float">
            <text:p>2.805431287</text:p>
          </table:table-cell>
          <table:table-cell office:value-type="float" office:value="1.089893246" calcext:value-type="float">
            <text:p>1.089893246</text:p>
          </table:table-cell>
          <table:table-cell office:value-type="float" office:value="0.963060591" calcext:value-type="float">
            <text:p>0.963060591</text:p>
          </table:table-cell>
          <table:table-cell office:value-type="float" office:value="0.973567983" calcext:value-type="float">
            <text:p>0.973567983</text:p>
          </table:table-cell>
          <table:table-cell office:value-type="float" office:value="0.999553967" calcext:value-type="float">
            <text:p>0.999553967</text:p>
          </table:table-cell>
          <table:table-cell office:value-type="float" office:value="2.605695975" calcext:value-type="float">
            <text:p>2.605695975</text:p>
          </table:table-cell>
          <table:table-cell office:value-type="float" office:value="1.345620759" calcext:value-type="float">
            <text:p>1.345620759</text:p>
          </table:table-cell>
          <table:table-cell office:value-type="float" office:value="1.219156724" calcext:value-type="float">
            <text:p>1.219156724</text:p>
          </table:table-cell>
          <table:table-cell office:value-type="float" office:value="0.88301215" calcext:value-type="float">
            <text:p>0.88301215</text:p>
          </table:table-cell>
          <table:table-cell office:value-type="float" office:value="0.874269843" calcext:value-type="float">
            <text:p>0.874269843</text:p>
          </table:table-cell>
          <table:table-cell office:value-type="float" office:value="10.30142502" calcext:value-type="float">
            <text:p>10.30142502</text:p>
          </table:table-cell>
          <table:table-cell office:value-type="float" office:value="8.557129294" calcext:value-type="float">
            <text:p>8.557129294</text:p>
          </table:table-cell>
          <table:table-cell office:value-type="float" office:value="3.996713255" calcext:value-type="float">
            <text:p>3.996713255</text:p>
          </table:table-cell>
          <table:table-cell office:value-type="float" office:value="0.852239493" calcext:value-type="float">
            <text:p>0.852239493</text:p>
          </table:table-cell>
          <table:table-cell office:value-type="float" office:value="1.108419263" calcext:value-type="float">
            <text:p>1.108419263</text:p>
          </table:table-cell>
          <table:table-cell office:value-type="float" office:value="14.94420466" calcext:value-type="float">
            <text:p>14.94420466</text:p>
          </table:table-cell>
          <table:table-cell office:value-type="float" office:value="7.429720234" calcext:value-type="float">
            <text:p>7.429720234</text:p>
          </table:table-cell>
          <table:table-cell office:value-type="float" office:value="3.794543791" calcext:value-type="float">
            <text:p>3.794543791</text:p>
          </table:table-cell>
          <table:table-cell office:value-type="float" office:value="0.871722978" calcext:value-type="float">
            <text:p>0.871722978</text:p>
          </table:table-cell>
          <table:table-cell office:value-type="float" office:value="1.18475681" calcext:value-type="float">
            <text:p>1.184756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839823427" calcext:value-type="float">
            <text:p>2.839823427</text:p>
          </table:table-cell>
          <table:table-cell office:value-type="float" office:value="1.104205426" calcext:value-type="float">
            <text:p>1.104205426</text:p>
          </table:table-cell>
          <table:table-cell office:value-type="float" office:value="0.96661544" calcext:value-type="float">
            <text:p>0.96661544</text:p>
          </table:table-cell>
          <table:table-cell office:value-type="float" office:value="0.974866541" calcext:value-type="float">
            <text:p>0.974866541</text:p>
          </table:table-cell>
          <table:table-cell office:value-type="float" office:value="1.002700325" calcext:value-type="float">
            <text:p>1.002700325</text:p>
          </table:table-cell>
          <table:table-cell office:value-type="float" office:value="2.65702889" calcext:value-type="float">
            <text:p>2.65702889</text:p>
          </table:table-cell>
          <table:table-cell office:value-type="float" office:value="1.367492023" calcext:value-type="float">
            <text:p>1.367492023</text:p>
          </table:table-cell>
          <table:table-cell office:value-type="float" office:value="1.23019017" calcext:value-type="float">
            <text:p>1.23019017</text:p>
          </table:table-cell>
          <table:table-cell office:value-type="float" office:value="0.886695894" calcext:value-type="float">
            <text:p>0.886695894</text:p>
          </table:table-cell>
          <table:table-cell office:value-type="float" office:value="0.877030999" calcext:value-type="float">
            <text:p>0.877030999</text:p>
          </table:table-cell>
          <table:table-cell office:value-type="float" office:value="10.63582649" calcext:value-type="float">
            <text:p>10.63582649</text:p>
          </table:table-cell>
          <table:table-cell office:value-type="float" office:value="8.861704215" calcext:value-type="float">
            <text:p>8.861704215</text:p>
          </table:table-cell>
          <table:table-cell office:value-type="float" office:value="4.11627405" calcext:value-type="float">
            <text:p>4.11627405</text:p>
          </table:table-cell>
          <table:table-cell office:value-type="float" office:value="0.863059526" calcext:value-type="float">
            <text:p>0.863059526</text:p>
          </table:table-cell>
          <table:table-cell office:value-type="float" office:value="1.125208811" calcext:value-type="float">
            <text:p>1.125208811</text:p>
          </table:table-cell>
          <table:table-cell office:value-type="float" office:value="15.3471927" calcext:value-type="float">
            <text:p>15.3471927</text:p>
          </table:table-cell>
          <table:table-cell office:value-type="float" office:value="7.715731688" calcext:value-type="float">
            <text:p>7.715731688</text:p>
          </table:table-cell>
          <table:table-cell office:value-type="float" office:value="3.900780492" calcext:value-type="float">
            <text:p>3.900780492</text:p>
          </table:table-cell>
          <table:table-cell office:value-type="float" office:value="0.876623601" calcext:value-type="float">
            <text:p>0.876623601</text:p>
          </table:table-cell>
          <table:table-cell office:value-type="float" office:value="1.203044813" calcext:value-type="float">
            <text:p>1.2030448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865239717" calcext:value-type="float">
            <text:p>2.865239717</text:p>
          </table:table-cell>
          <table:table-cell office:value-type="float" office:value="1.121107727" calcext:value-type="float">
            <text:p>1.121107727</text:p>
          </table:table-cell>
          <table:table-cell office:value-type="float" office:value="0.974143224" calcext:value-type="float">
            <text:p>0.974143224</text:p>
          </table:table-cell>
          <table:table-cell office:value-type="float" office:value="0.980973411" calcext:value-type="float">
            <text:p>0.980973411</text:p>
          </table:table-cell>
          <table:table-cell office:value-type="float" office:value="1.005060909" calcext:value-type="float">
            <text:p>1.005060909</text:p>
          </table:table-cell>
          <table:table-cell office:value-type="float" office:value="2.711743382" calcext:value-type="float">
            <text:p>2.711743382</text:p>
          </table:table-cell>
          <table:table-cell office:value-type="float" office:value="1.384447424" calcext:value-type="float">
            <text:p>1.384447424</text:p>
          </table:table-cell>
          <table:table-cell office:value-type="float" office:value="1.244690154" calcext:value-type="float">
            <text:p>1.244690154</text:p>
          </table:table-cell>
          <table:table-cell office:value-type="float" office:value="0.893731998" calcext:value-type="float">
            <text:p>0.893731998</text:p>
          </table:table-cell>
          <table:table-cell office:value-type="float" office:value="0.883234201" calcext:value-type="float">
            <text:p>0.883234201</text:p>
          </table:table-cell>
          <table:table-cell office:value-type="float" office:value="11.03261975" calcext:value-type="float">
            <text:p>11.03261975</text:p>
          </table:table-cell>
          <table:table-cell office:value-type="float" office:value="9.193700427" calcext:value-type="float">
            <text:p>9.193700427</text:p>
          </table:table-cell>
          <table:table-cell office:value-type="float" office:value="4.238346225" calcext:value-type="float">
            <text:p>4.238346225</text:p>
          </table:table-cell>
          <table:table-cell office:value-type="float" office:value="0.876493868" calcext:value-type="float">
            <text:p>0.876493868</text:p>
          </table:table-cell>
          <table:table-cell office:value-type="float" office:value="1.145788928" calcext:value-type="float">
            <text:p>1.145788928</text:p>
          </table:table-cell>
          <table:table-cell office:value-type="float" office:value="15.76337617" calcext:value-type="float">
            <text:p>15.76337617</text:p>
          </table:table-cell>
          <table:table-cell office:value-type="float" office:value="8.014402821" calcext:value-type="float">
            <text:p>8.014402821</text:p>
          </table:table-cell>
          <table:table-cell office:value-type="float" office:value="4.007945777" calcext:value-type="float">
            <text:p>4.007945777</text:p>
          </table:table-cell>
          <table:table-cell office:value-type="float" office:value="0.888299361" calcext:value-type="float">
            <text:p>0.888299361</text:p>
          </table:table-cell>
          <table:table-cell office:value-type="float" office:value="1.222082259" calcext:value-type="float">
            <text:p>1.2220822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883185251" calcext:value-type="float">
            <text:p>2.883185251</text:p>
          </table:table-cell>
          <table:table-cell office:value-type="float" office:value="1.141802426" calcext:value-type="float">
            <text:p>1.141802426</text:p>
          </table:table-cell>
          <table:table-cell office:value-type="float" office:value="0.979114982" calcext:value-type="float">
            <text:p>0.979114982</text:p>
          </table:table-cell>
          <table:table-cell office:value-type="float" office:value="0.986643842" calcext:value-type="float">
            <text:p>0.986643842</text:p>
          </table:table-cell>
          <table:table-cell office:value-type="float" office:value="1.015318363" calcext:value-type="float">
            <text:p>1.015318363</text:p>
          </table:table-cell>
          <table:table-cell office:value-type="float" office:value="2.776158253" calcext:value-type="float">
            <text:p>2.776158253</text:p>
          </table:table-cell>
          <table:table-cell office:value-type="float" office:value="1.406175227" calcext:value-type="float">
            <text:p>1.406175227</text:p>
          </table:table-cell>
          <table:table-cell office:value-type="float" office:value="1.25814228" calcext:value-type="float">
            <text:p>1.25814228</text:p>
          </table:table-cell>
          <table:table-cell office:value-type="float" office:value="0.901384332" calcext:value-type="float">
            <text:p>0.901384332</text:p>
          </table:table-cell>
          <table:table-cell office:value-type="float" office:value="0.8884477" calcext:value-type="float">
            <text:p>0.8884477</text:p>
          </table:table-cell>
          <table:table-cell office:value-type="float" office:value="11.48775855" calcext:value-type="float">
            <text:p>11.48775855</text:p>
          </table:table-cell>
          <table:table-cell office:value-type="float" office:value="9.540172263" calcext:value-type="float">
            <text:p>9.540172263</text:p>
          </table:table-cell>
          <table:table-cell office:value-type="float" office:value="4.369166254" calcext:value-type="float">
            <text:p>4.369166254</text:p>
          </table:table-cell>
          <table:table-cell office:value-type="float" office:value="0.890678712" calcext:value-type="float">
            <text:p>0.890678712</text:p>
          </table:table-cell>
          <table:table-cell office:value-type="float" office:value="1.165860411" calcext:value-type="float">
            <text:p>1.165860411</text:p>
          </table:table-cell>
          <table:table-cell office:value-type="float" office:value="16.23709614" calcext:value-type="float">
            <text:p>16.23709614</text:p>
          </table:table-cell>
          <table:table-cell office:value-type="float" office:value="8.345905072" calcext:value-type="float">
            <text:p>8.345905072</text:p>
          </table:table-cell>
          <table:table-cell office:value-type="float" office:value="4.129164174" calcext:value-type="float">
            <text:p>4.129164174</text:p>
          </table:table-cell>
          <table:table-cell office:value-type="float" office:value="0.905172318" calcext:value-type="float">
            <text:p>0.905172318</text:p>
          </table:table-cell>
          <table:table-cell office:value-type="float" office:value="1.238387004" calcext:value-type="float">
            <text:p>1.2383870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79983169" calcext:value-type="float">
            <text:p>2.879983169</text:p>
          </table:table-cell>
          <table:table-cell office:value-type="float" office:value="1.154549578" calcext:value-type="float">
            <text:p>1.154549578</text:p>
          </table:table-cell>
          <table:table-cell office:value-type="float" office:value="0.984722067" calcext:value-type="float">
            <text:p>0.984722067</text:p>
          </table:table-cell>
          <table:table-cell office:value-type="float" office:value="0.989838218" calcext:value-type="float">
            <text:p>0.989838218</text:p>
          </table:table-cell>
          <table:table-cell office:value-type="float" office:value="1.017532225" calcext:value-type="float">
            <text:p>1.017532225</text:p>
          </table:table-cell>
          <table:table-cell office:value-type="float" office:value="2.828544301" calcext:value-type="float">
            <text:p>2.828544301</text:p>
          </table:table-cell>
          <table:table-cell office:value-type="float" office:value="1.414270986" calcext:value-type="float">
            <text:p>1.414270986</text:p>
          </table:table-cell>
          <table:table-cell office:value-type="float" office:value="1.266045671" calcext:value-type="float">
            <text:p>1.266045671</text:p>
          </table:table-cell>
          <table:table-cell office:value-type="float" office:value="0.90528386" calcext:value-type="float">
            <text:p>0.90528386</text:p>
          </table:table-cell>
          <table:table-cell office:value-type="float" office:value="0.888922798" calcext:value-type="float">
            <text:p>0.888922798</text:p>
          </table:table-cell>
          <table:table-cell office:value-type="float" office:value="11.97202177" calcext:value-type="float">
            <text:p>11.97202177</text:p>
          </table:table-cell>
          <table:table-cell office:value-type="float" office:value="9.910348868" calcext:value-type="float">
            <text:p>9.910348868</text:p>
          </table:table-cell>
          <table:table-cell office:value-type="float" office:value="4.495324619" calcext:value-type="float">
            <text:p>4.495324619</text:p>
          </table:table-cell>
          <table:table-cell office:value-type="float" office:value="0.901651691" calcext:value-type="float">
            <text:p>0.901651691</text:p>
          </table:table-cell>
          <table:table-cell office:value-type="float" office:value="1.190744947" calcext:value-type="float">
            <text:p>1.190744947</text:p>
          </table:table-cell>
          <table:table-cell office:value-type="float" office:value="16.77455565" calcext:value-type="float">
            <text:p>16.77455565</text:p>
          </table:table-cell>
          <table:table-cell office:value-type="float" office:value="8.682926002" calcext:value-type="float">
            <text:p>8.682926002</text:p>
          </table:table-cell>
          <table:table-cell office:value-type="float" office:value="4.252194276" calcext:value-type="float">
            <text:p>4.252194276</text:p>
          </table:table-cell>
          <table:table-cell office:value-type="float" office:value="0.91846596" calcext:value-type="float">
            <text:p>0.91846596</text:p>
          </table:table-cell>
          <table:table-cell office:value-type="float" office:value="1.254506791" calcext:value-type="float">
            <text:p>1.2545067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879829037" calcext:value-type="float">
            <text:p>2.879829037</text:p>
          </table:table-cell>
          <table:table-cell office:value-type="float" office:value="1.170199857" calcext:value-type="float">
            <text:p>1.170199857</text:p>
          </table:table-cell>
          <table:table-cell office:value-type="float" office:value="0.986404472" calcext:value-type="float">
            <text:p>0.986404472</text:p>
          </table:table-cell>
          <table:table-cell office:value-type="float" office:value="0.99190862" calcext:value-type="float">
            <text:p>0.99190862</text:p>
          </table:table-cell>
          <table:table-cell office:value-type="float" office:value="1.020844867" calcext:value-type="float">
            <text:p>1.020844867</text:p>
          </table:table-cell>
          <table:table-cell office:value-type="float" office:value="2.886885289" calcext:value-type="float">
            <text:p>2.886885289</text:p>
          </table:table-cell>
          <table:table-cell office:value-type="float" office:value="1.429789915" calcext:value-type="float">
            <text:p>1.429789915</text:p>
          </table:table-cell>
          <table:table-cell office:value-type="float" office:value="1.277642527" calcext:value-type="float">
            <text:p>1.277642527</text:p>
          </table:table-cell>
          <table:table-cell office:value-type="float" office:value="0.909304026" calcext:value-type="float">
            <text:p>0.909304026</text:p>
          </table:table-cell>
          <table:table-cell office:value-type="float" office:value="0.888198972" calcext:value-type="float">
            <text:p>0.888198972</text:p>
          </table:table-cell>
          <table:table-cell office:value-type="float" office:value="12.53646212" calcext:value-type="float">
            <text:p>12.53646212</text:p>
          </table:table-cell>
          <table:table-cell office:value-type="float" office:value="10.30731819" calcext:value-type="float">
            <text:p>10.30731819</text:p>
          </table:table-cell>
          <table:table-cell office:value-type="float" office:value="4.642174539" calcext:value-type="float">
            <text:p>4.642174539</text:p>
          </table:table-cell>
          <table:table-cell office:value-type="float" office:value="0.9067902" calcext:value-type="float">
            <text:p>0.9067902</text:p>
          </table:table-cell>
          <table:table-cell office:value-type="float" office:value="1.209681784" calcext:value-type="float">
            <text:p>1.209681784</text:p>
          </table:table-cell>
          <table:table-cell office:value-type="float" office:value="17.44585088" calcext:value-type="float">
            <text:p>17.44585088</text:p>
          </table:table-cell>
          <table:table-cell office:value-type="float" office:value="9.065030821" calcext:value-type="float">
            <text:p>9.065030821</text:p>
          </table:table-cell>
          <table:table-cell office:value-type="float" office:value="4.387005126" calcext:value-type="float">
            <text:p>4.387005126</text:p>
          </table:table-cell>
          <table:table-cell office:value-type="float" office:value="0.930461246" calcext:value-type="float">
            <text:p>0.930461246</text:p>
          </table:table-cell>
          <table:table-cell office:value-type="float" office:value="1.277564869" calcext:value-type="float">
            <text:p>1.2775648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876528567" calcext:value-type="float">
            <text:p>2.876528567</text:p>
          </table:table-cell>
          <table:table-cell office:value-type="float" office:value="1.183348886" calcext:value-type="float">
            <text:p>1.183348886</text:p>
          </table:table-cell>
          <table:table-cell office:value-type="float" office:value="0.993329721" calcext:value-type="float">
            <text:p>0.993329721</text:p>
          </table:table-cell>
          <table:table-cell office:value-type="float" office:value="0.995475113" calcext:value-type="float">
            <text:p>0.995475113</text:p>
          </table:table-cell>
          <table:table-cell office:value-type="float" office:value="1.021650205" calcext:value-type="float">
            <text:p>1.021650205</text:p>
          </table:table-cell>
          <table:table-cell office:value-type="float" office:value="2.938866572" calcext:value-type="float">
            <text:p>2.938866572</text:p>
          </table:table-cell>
          <table:table-cell office:value-type="float" office:value="1.443914291" calcext:value-type="float">
            <text:p>1.443914291</text:p>
          </table:table-cell>
          <table:table-cell office:value-type="float" office:value="1.288370082" calcext:value-type="float">
            <text:p>1.288370082</text:p>
          </table:table-cell>
          <table:table-cell office:value-type="float" office:value="0.910329771" calcext:value-type="float">
            <text:p>0.910329771</text:p>
          </table:table-cell>
          <table:table-cell office:value-type="float" office:value="0.892819065" calcext:value-type="float">
            <text:p>0.892819065</text:p>
          </table:table-cell>
          <table:table-cell office:value-type="float" office:value="13.15606225" calcext:value-type="float">
            <text:p>13.15606225</text:p>
          </table:table-cell>
          <table:table-cell office:value-type="float" office:value="10.78563282" calcext:value-type="float">
            <text:p>10.78563282</text:p>
          </table:table-cell>
          <table:table-cell office:value-type="float" office:value="4.795723338" calcext:value-type="float">
            <text:p>4.795723338</text:p>
          </table:table-cell>
          <table:table-cell office:value-type="float" office:value="0.915505449" calcext:value-type="float">
            <text:p>0.915505449</text:p>
          </table:table-cell>
          <table:table-cell office:value-type="float" office:value="1.235778624" calcext:value-type="float">
            <text:p>1.235778624</text:p>
          </table:table-cell>
          <table:table-cell office:value-type="float" office:value="18.23157909" calcext:value-type="float">
            <text:p>18.23157909</text:p>
          </table:table-cell>
          <table:table-cell office:value-type="float" office:value="9.485824434" calcext:value-type="float">
            <text:p>9.485824434</text:p>
          </table:table-cell>
          <table:table-cell office:value-type="float" office:value="4.522095911" calcext:value-type="float">
            <text:p>4.522095911</text:p>
          </table:table-cell>
          <table:table-cell office:value-type="float" office:value="0.937639923" calcext:value-type="float">
            <text:p>0.937639923</text:p>
          </table:table-cell>
          <table:table-cell office:value-type="float" office:value="1.307603623" calcext:value-type="float">
            <text:p>1.3076036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883926881" calcext:value-type="float">
            <text:p>2.883926881</text:p>
          </table:table-cell>
          <table:table-cell office:value-type="float" office:value="1.20579352" calcext:value-type="float">
            <text:p>1.20579352</text:p>
          </table:table-cell>
          <table:table-cell office:value-type="float" office:value="1.006808523" calcext:value-type="float">
            <text:p>1.006808523</text:p>
          </table:table-cell>
          <table:table-cell office:value-type="float" office:value="1.004418595" calcext:value-type="float">
            <text:p>1.004418595</text:p>
          </table:table-cell>
          <table:table-cell office:value-type="float" office:value="1.029304614" calcext:value-type="float">
            <text:p>1.029304614</text:p>
          </table:table-cell>
          <table:table-cell office:value-type="float" office:value="3.010081396" calcext:value-type="float">
            <text:p>3.010081396</text:p>
          </table:table-cell>
          <table:table-cell office:value-type="float" office:value="1.471204465" calcext:value-type="float">
            <text:p>1.471204465</text:p>
          </table:table-cell>
          <table:table-cell office:value-type="float" office:value="1.309373677" calcext:value-type="float">
            <text:p>1.309373677</text:p>
          </table:table-cell>
          <table:table-cell office:value-type="float" office:value="0.922629467" calcext:value-type="float">
            <text:p>0.922629467</text:p>
          </table:table-cell>
          <table:table-cell office:value-type="float" office:value="0.902522238" calcext:value-type="float">
            <text:p>0.902522238</text:p>
          </table:table-cell>
          <table:table-cell office:value-type="float" office:value="13.85834057" calcext:value-type="float">
            <text:p>13.85834057</text:p>
          </table:table-cell>
          <table:table-cell office:value-type="float" office:value="11.3152662" calcext:value-type="float">
            <text:p>11.3152662</text:p>
          </table:table-cell>
          <table:table-cell office:value-type="float" office:value="4.968058992" calcext:value-type="float">
            <text:p>4.968058992</text:p>
          </table:table-cell>
          <table:table-cell office:value-type="float" office:value="0.932603378" calcext:value-type="float">
            <text:p>0.932603378</text:p>
          </table:table-cell>
          <table:table-cell office:value-type="float" office:value="1.263745791" calcext:value-type="float">
            <text:p>1.263745791</text:p>
          </table:table-cell>
          <table:table-cell office:value-type="float" office:value="19.16716258" calcext:value-type="float">
            <text:p>19.16716258</text:p>
          </table:table-cell>
          <table:table-cell office:value-type="float" office:value="9.979928517" calcext:value-type="float">
            <text:p>9.979928517</text:p>
          </table:table-cell>
          <table:table-cell office:value-type="float" office:value="4.676156605" calcext:value-type="float">
            <text:p>4.676156605</text:p>
          </table:table-cell>
          <table:table-cell office:value-type="float" office:value="0.956185799" calcext:value-type="float">
            <text:p>0.956185799</text:p>
          </table:table-cell>
          <table:table-cell office:value-type="float" office:value="1.339921449" calcext:value-type="float">
            <text:p>1.3399214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88914038" calcext:value-type="float">
            <text:p>2.88914038</text:p>
          </table:table-cell>
          <table:table-cell office:value-type="float" office:value="1.224217376" calcext:value-type="float">
            <text:p>1.224217376</text:p>
          </table:table-cell>
          <table:table-cell office:value-type="float" office:value="1.021148091" calcext:value-type="float">
            <text:p>1.021148091</text:p>
          </table:table-cell>
          <table:table-cell office:value-type="float" office:value="1.01379246" calcext:value-type="float">
            <text:p>1.01379246</text:p>
          </table:table-cell>
          <table:table-cell office:value-type="float" office:value="1.038773032" calcext:value-type="float">
            <text:p>1.038773032</text:p>
          </table:table-cell>
          <table:table-cell office:value-type="float" office:value="3.079770869" calcext:value-type="float">
            <text:p>3.079770869</text:p>
          </table:table-cell>
          <table:table-cell office:value-type="float" office:value="1.492567096" calcext:value-type="float">
            <text:p>1.492567096</text:p>
          </table:table-cell>
          <table:table-cell office:value-type="float" office:value="1.320979782" calcext:value-type="float">
            <text:p>1.320979782</text:p>
          </table:table-cell>
          <table:table-cell office:value-type="float" office:value="0.935128349" calcext:value-type="float">
            <text:p>0.935128349</text:p>
          </table:table-cell>
          <table:table-cell office:value-type="float" office:value="0.916560538" calcext:value-type="float">
            <text:p>0.916560538</text:p>
          </table:table-cell>
          <table:table-cell office:value-type="float" office:value="14.55913234" calcext:value-type="float">
            <text:p>14.55913234</text:p>
          </table:table-cell>
          <table:table-cell office:value-type="float" office:value="11.86150984" calcext:value-type="float">
            <text:p>11.86150984</text:p>
          </table:table-cell>
          <table:table-cell office:value-type="float" office:value="5.137797445" calcext:value-type="float">
            <text:p>5.137797445</text:p>
          </table:table-cell>
          <table:table-cell office:value-type="float" office:value="0.950040397" calcext:value-type="float">
            <text:p>0.950040397</text:p>
          </table:table-cell>
          <table:table-cell office:value-type="float" office:value="1.30158034" calcext:value-type="float">
            <text:p>1.30158034</text:p>
          </table:table-cell>
          <table:table-cell office:value-type="float" office:value="20.23414121" calcext:value-type="float">
            <text:p>20.23414121</text:p>
          </table:table-cell>
          <table:table-cell office:value-type="float" office:value="10.49701143" calcext:value-type="float">
            <text:p>10.49701143</text:p>
          </table:table-cell>
          <table:table-cell office:value-type="float" office:value="4.829908205" calcext:value-type="float">
            <text:p>4.829908205</text:p>
          </table:table-cell>
          <table:table-cell office:value-type="float" office:value="0.968850788" calcext:value-type="float">
            <text:p>0.968850788</text:p>
          </table:table-cell>
          <table:table-cell office:value-type="float" office:value="1.369676541" calcext:value-type="float">
            <text:p>1.3696765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904681977" calcext:value-type="float">
            <text:p>2.904681977</text:p>
          </table:table-cell>
          <table:table-cell office:value-type="float" office:value="1.249883833" calcext:value-type="float">
            <text:p>1.249883833</text:p>
          </table:table-cell>
          <table:table-cell office:value-type="float" office:value="1.032720914" calcext:value-type="float">
            <text:p>1.032720914</text:p>
          </table:table-cell>
          <table:table-cell office:value-type="float" office:value="1.026650884" calcext:value-type="float">
            <text:p>1.026650884</text:p>
          </table:table-cell>
          <table:table-cell office:value-type="float" office:value="1.053904896" calcext:value-type="float">
            <text:p>1.053904896</text:p>
          </table:table-cell>
          <table:table-cell office:value-type="float" office:value="3.156183355" calcext:value-type="float">
            <text:p>3.156183355</text:p>
          </table:table-cell>
          <table:table-cell office:value-type="float" office:value="1.520072461" calcext:value-type="float">
            <text:p>1.520072461</text:p>
          </table:table-cell>
          <table:table-cell office:value-type="float" office:value="1.335314014" calcext:value-type="float">
            <text:p>1.335314014</text:p>
          </table:table-cell>
          <table:table-cell office:value-type="float" office:value="0.95241343" calcext:value-type="float">
            <text:p>0.95241343</text:p>
          </table:table-cell>
          <table:table-cell office:value-type="float" office:value="0.930189619" calcext:value-type="float">
            <text:p>0.930189619</text:p>
          </table:table-cell>
          <table:table-cell office:value-type="float" office:value="15.29272314" calcext:value-type="float">
            <text:p>15.29272314</text:p>
          </table:table-cell>
          <table:table-cell office:value-type="float" office:value="12.39423975" calcext:value-type="float">
            <text:p>12.39423975</text:p>
          </table:table-cell>
          <table:table-cell office:value-type="float" office:value="5.314166306" calcext:value-type="float">
            <text:p>5.314166306</text:p>
          </table:table-cell>
          <table:table-cell office:value-type="float" office:value="0.962798635" calcext:value-type="float">
            <text:p>0.962798635</text:p>
          </table:table-cell>
          <table:table-cell office:value-type="float" office:value="1.332699497" calcext:value-type="float">
            <text:p>1.332699497</text:p>
          </table:table-cell>
          <table:table-cell office:value-type="float" office:value="21.34588889" calcext:value-type="float">
            <text:p>21.34588889</text:p>
          </table:table-cell>
          <table:table-cell office:value-type="float" office:value="11.01761796" calcext:value-type="float">
            <text:p>11.01761796</text:p>
          </table:table-cell>
          <table:table-cell office:value-type="float" office:value="4.99538382" calcext:value-type="float">
            <text:p>4.99538382</text:p>
          </table:table-cell>
          <table:table-cell office:value-type="float" office:value="0.984840393" calcext:value-type="float">
            <text:p>0.984840393</text:p>
          </table:table-cell>
          <table:table-cell office:value-type="float" office:value="1.396973236" calcext:value-type="float">
            <text:p>1.3969732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928666029" calcext:value-type="float">
            <text:p>2.928666029</text:p>
          </table:table-cell>
          <table:table-cell office:value-type="float" office:value="1.274479373" calcext:value-type="float">
            <text:p>1.274479373</text:p>
          </table:table-cell>
          <table:table-cell office:value-type="float" office:value="1.051670793" calcext:value-type="float">
            <text:p>1.051670793</text:p>
          </table:table-cell>
          <table:table-cell office:value-type="float" office:value="1.039855806" calcext:value-type="float">
            <text:p>1.039855806</text:p>
          </table:table-cell>
          <table:table-cell office:value-type="float" office:value="1.067499297" calcext:value-type="float">
            <text:p>1.067499297</text:p>
          </table:table-cell>
          <table:table-cell office:value-type="float" office:value="3.220053261" calcext:value-type="float">
            <text:p>3.220053261</text:p>
          </table:table-cell>
          <table:table-cell office:value-type="float" office:value="1.543754686" calcext:value-type="float">
            <text:p>1.543754686</text:p>
          </table:table-cell>
          <table:table-cell office:value-type="float" office:value="1.345209939" calcext:value-type="float">
            <text:p>1.345209939</text:p>
          </table:table-cell>
          <table:table-cell office:value-type="float" office:value="0.968675493" calcext:value-type="float">
            <text:p>0.968675493</text:p>
          </table:table-cell>
          <table:table-cell office:value-type="float" office:value="0.943759715" calcext:value-type="float">
            <text:p>0.943759715</text:p>
          </table:table-cell>
          <table:table-cell office:value-type="float" office:value="16.08735487" calcext:value-type="float">
            <text:p>16.08735487</text:p>
          </table:table-cell>
          <table:table-cell office:value-type="float" office:value="12.86720282" calcext:value-type="float">
            <text:p>12.86720282</text:p>
          </table:table-cell>
          <table:table-cell office:value-type="float" office:value="5.487949611" calcext:value-type="float">
            <text:p>5.487949611</text:p>
          </table:table-cell>
          <table:table-cell office:value-type="float" office:value="0.979687894" calcext:value-type="float">
            <text:p>0.979687894</text:p>
          </table:table-cell>
          <table:table-cell office:value-type="float" office:value="1.370218966" calcext:value-type="float">
            <text:p>1.370218966</text:p>
          </table:table-cell>
          <table:table-cell office:value-type="float" office:value="22.49501192" calcext:value-type="float">
            <text:p>22.49501192</text:p>
          </table:table-cell>
          <table:table-cell office:value-type="float" office:value="11.47619069" calcext:value-type="float">
            <text:p>11.47619069</text:p>
          </table:table-cell>
          <table:table-cell office:value-type="float" office:value="5.150360706" calcext:value-type="float">
            <text:p>5.150360706</text:p>
          </table:table-cell>
          <table:table-cell office:value-type="float" office:value="1.004125805" calcext:value-type="float">
            <text:p>1.004125805</text:p>
          </table:table-cell>
          <table:table-cell office:value-type="float" office:value="1.434377403" calcext:value-type="float">
            <text:p>1.4343774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970903849" calcext:value-type="float">
            <text:p>2.970903849</text:p>
          </table:table-cell>
          <table:table-cell office:value-type="float" office:value="1.30035292" calcext:value-type="float">
            <text:p>1.30035292</text:p>
          </table:table-cell>
          <table:table-cell office:value-type="float" office:value="1.069357387" calcext:value-type="float">
            <text:p>1.069357387</text:p>
          </table:table-cell>
          <table:table-cell office:value-type="float" office:value="1.053207451" calcext:value-type="float">
            <text:p>1.053207451</text:p>
          </table:table-cell>
          <table:table-cell office:value-type="float" office:value="1.080946799" calcext:value-type="float">
            <text:p>1.080946799</text:p>
          </table:table-cell>
          <table:table-cell office:value-type="float" office:value="3.291837271" calcext:value-type="float">
            <text:p>3.291837271</text:p>
          </table:table-cell>
          <table:table-cell office:value-type="float" office:value="1.571015516" calcext:value-type="float">
            <text:p>1.571015516</text:p>
          </table:table-cell>
          <table:table-cell office:value-type="float" office:value="1.36310461" calcext:value-type="float">
            <text:p>1.36310461</text:p>
          </table:table-cell>
          <table:table-cell office:value-type="float" office:value="0.981608314" calcext:value-type="float">
            <text:p>0.981608314</text:p>
          </table:table-cell>
          <table:table-cell office:value-type="float" office:value="0.958374467" calcext:value-type="float">
            <text:p>0.958374467</text:p>
          </table:table-cell>
          <table:table-cell office:value-type="float" office:value="16.96058419" calcext:value-type="float">
            <text:p>16.96058419</text:p>
          </table:table-cell>
          <table:table-cell office:value-type="float" office:value="13.29331101" calcext:value-type="float">
            <text:p>13.29331101</text:p>
          </table:table-cell>
          <table:table-cell office:value-type="float" office:value="5.646861425" calcext:value-type="float">
            <text:p>5.646861425</text:p>
          </table:table-cell>
          <table:table-cell office:value-type="float" office:value="1.002910774" calcext:value-type="float">
            <text:p>1.002910774</text:p>
          </table:table-cell>
          <table:table-cell office:value-type="float" office:value="1.406798698" calcext:value-type="float">
            <text:p>1.406798698</text:p>
          </table:table-cell>
          <table:table-cell office:value-type="float" office:value="23.53887737" calcext:value-type="float">
            <text:p>23.53887737</text:p>
          </table:table-cell>
          <table:table-cell office:value-type="float" office:value="11.87272704" calcext:value-type="float">
            <text:p>11.87272704</text:p>
          </table:table-cell>
          <table:table-cell office:value-type="float" office:value="5.297384643" calcext:value-type="float">
            <text:p>5.297384643</text:p>
          </table:table-cell>
          <table:table-cell office:value-type="float" office:value="1.027573835" calcext:value-type="float">
            <text:p>1.027573835</text:p>
          </table:table-cell>
          <table:table-cell office:value-type="float" office:value="1.472981424" calcext:value-type="float">
            <text:p>1.4729814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024410611" calcext:value-type="float">
            <text:p>3.024410611</text:p>
          </table:table-cell>
          <table:table-cell office:value-type="float" office:value="1.325450276" calcext:value-type="float">
            <text:p>1.325450276</text:p>
          </table:table-cell>
          <table:table-cell office:value-type="float" office:value="1.085779001" calcext:value-type="float">
            <text:p>1.085779001</text:p>
          </table:table-cell>
          <table:table-cell office:value-type="float" office:value="1.06350818" calcext:value-type="float">
            <text:p>1.06350818</text:p>
          </table:table-cell>
          <table:table-cell office:value-type="float" office:value="1.08932948" calcext:value-type="float">
            <text:p>1.08932948</text:p>
          </table:table-cell>
          <table:table-cell office:value-type="float" office:value="3.36414808" calcext:value-type="float">
            <text:p>3.36414808</text:p>
          </table:table-cell>
          <table:table-cell office:value-type="float" office:value="1.598364378" calcext:value-type="float">
            <text:p>1.598364378</text:p>
          </table:table-cell>
          <table:table-cell office:value-type="float" office:value="1.375635504" calcext:value-type="float">
            <text:p>1.375635504</text:p>
          </table:table-cell>
          <table:table-cell office:value-type="float" office:value="0.995519456" calcext:value-type="float">
            <text:p>0.995519456</text:p>
          </table:table-cell>
          <table:table-cell office:value-type="float" office:value="0.973494771" calcext:value-type="float">
            <text:p>0.973494771</text:p>
          </table:table-cell>
          <table:table-cell office:value-type="float" office:value="17.752502" calcext:value-type="float">
            <text:p>17.752502</text:p>
          </table:table-cell>
          <table:table-cell office:value-type="float" office:value="13.62631261" calcext:value-type="float">
            <text:p>13.62631261</text:p>
          </table:table-cell>
          <table:table-cell office:value-type="float" office:value="5.78438914" calcext:value-type="float">
            <text:p>5.78438914</text:p>
          </table:table-cell>
          <table:table-cell office:value-type="float" office:value="1.025811417" calcext:value-type="float">
            <text:p>1.025811417</text:p>
          </table:table-cell>
          <table:table-cell office:value-type="float" office:value="1.446040587" calcext:value-type="float">
            <text:p>1.446040587</text:p>
          </table:table-cell>
          <table:table-cell office:value-type="float" office:value="24.53661923" calcext:value-type="float">
            <text:p>24.53661923</text:p>
          </table:table-cell>
          <table:table-cell office:value-type="float" office:value="12.19643909" calcext:value-type="float">
            <text:p>12.19643909</text:p>
          </table:table-cell>
          <table:table-cell office:value-type="float" office:value="5.430372887" calcext:value-type="float">
            <text:p>5.430372887</text:p>
          </table:table-cell>
          <table:table-cell office:value-type="float" office:value="1.048568684" calcext:value-type="float">
            <text:p>1.048568684</text:p>
          </table:table-cell>
          <table:table-cell office:value-type="float" office:value="1.508334752" calcext:value-type="float">
            <text:p>1.5083347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089895291" calcext:value-type="float">
            <text:p>3.089895291</text:p>
          </table:table-cell>
          <table:table-cell office:value-type="float" office:value="1.351009138" calcext:value-type="float">
            <text:p>1.351009138</text:p>
          </table:table-cell>
          <table:table-cell office:value-type="float" office:value="1.101977039" calcext:value-type="float">
            <text:p>1.101977039</text:p>
          </table:table-cell>
          <table:table-cell office:value-type="float" office:value="1.073719987" calcext:value-type="float">
            <text:p>1.073719987</text:p>
          </table:table-cell>
          <table:table-cell office:value-type="float" office:value="1.102472157" calcext:value-type="float">
            <text:p>1.102472157</text:p>
          </table:table-cell>
          <table:table-cell office:value-type="float" office:value="3.445232827" calcext:value-type="float">
            <text:p>3.445232827</text:p>
          </table:table-cell>
          <table:table-cell office:value-type="float" office:value="1.632249095" calcext:value-type="float">
            <text:p>1.632249095</text:p>
          </table:table-cell>
          <table:table-cell office:value-type="float" office:value="1.392474924" calcext:value-type="float">
            <text:p>1.392474924</text:p>
          </table:table-cell>
          <table:table-cell office:value-type="float" office:value="1.007793746" calcext:value-type="float">
            <text:p>1.007793746</text:p>
          </table:table-cell>
          <table:table-cell office:value-type="float" office:value="0.990691446" calcext:value-type="float">
            <text:p>0.990691446</text:p>
          </table:table-cell>
          <table:table-cell office:value-type="float" office:value="18.47799582" calcext:value-type="float">
            <text:p>18.47799582</text:p>
          </table:table-cell>
          <table:table-cell office:value-type="float" office:value="13.90893513" calcext:value-type="float">
            <text:p>13.90893513</text:p>
          </table:table-cell>
          <table:table-cell office:value-type="float" office:value="5.904812108" calcext:value-type="float">
            <text:p>5.904812108</text:p>
          </table:table-cell>
          <table:table-cell office:value-type="float" office:value="1.045191679" calcext:value-type="float">
            <text:p>1.045191679</text:p>
          </table:table-cell>
          <table:table-cell office:value-type="float" office:value="1.475475856" calcext:value-type="float">
            <text:p>1.475475856</text:p>
          </table:table-cell>
          <table:table-cell office:value-type="float" office:value="25.45254528" calcext:value-type="float">
            <text:p>25.45254528</text:p>
          </table:table-cell>
          <table:table-cell office:value-type="float" office:value="12.48843416" calcext:value-type="float">
            <text:p>12.48843416</text:p>
          </table:table-cell>
          <table:table-cell office:value-type="float" office:value="5.547749979" calcext:value-type="float">
            <text:p>5.547749979</text:p>
          </table:table-cell>
          <table:table-cell office:value-type="float" office:value="1.066771915" calcext:value-type="float">
            <text:p>1.066771915</text:p>
          </table:table-cell>
          <table:table-cell office:value-type="float" office:value="1.540407153" calcext:value-type="float">
            <text:p>1.5404071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1824618" calcext:value-type="float">
            <text:p>3.1824618</text:p>
          </table:table-cell>
          <table:table-cell office:value-type="float" office:value="1.389658213" calcext:value-type="float">
            <text:p>1.389658213</text:p>
          </table:table-cell>
          <table:table-cell office:value-type="float" office:value="1.123818579" calcext:value-type="float">
            <text:p>1.123818579</text:p>
          </table:table-cell>
          <table:table-cell office:value-type="float" office:value="1.085040948" calcext:value-type="float">
            <text:p>1.085040948</text:p>
          </table:table-cell>
          <table:table-cell office:value-type="float" office:value="1.119307945" calcext:value-type="float">
            <text:p>1.119307945</text:p>
          </table:table-cell>
          <table:table-cell office:value-type="float" office:value="3.534771689" calcext:value-type="float">
            <text:p>3.534771689</text:p>
          </table:table-cell>
          <table:table-cell office:value-type="float" office:value="1.668531658" calcext:value-type="float">
            <text:p>1.668531658</text:p>
          </table:table-cell>
          <table:table-cell office:value-type="float" office:value="1.408835987" calcext:value-type="float">
            <text:p>1.408835987</text:p>
          </table:table-cell>
          <table:table-cell office:value-type="float" office:value="1.027043589" calcext:value-type="float">
            <text:p>1.027043589</text:p>
          </table:table-cell>
          <table:table-cell office:value-type="float" office:value="1.007522017" calcext:value-type="float">
            <text:p>1.007522017</text:p>
          </table:table-cell>
          <table:table-cell office:value-type="float" office:value="19.00598977" calcext:value-type="float">
            <text:p>19.00598977</text:p>
          </table:table-cell>
          <table:table-cell office:value-type="float" office:value="14.14419794" calcext:value-type="float">
            <text:p>14.14419794</text:p>
          </table:table-cell>
          <table:table-cell office:value-type="float" office:value="6.020239012" calcext:value-type="float">
            <text:p>6.020239012</text:p>
          </table:table-cell>
          <table:table-cell office:value-type="float" office:value="1.068176248" calcext:value-type="float">
            <text:p>1.068176248</text:p>
          </table:table-cell>
          <table:table-cell office:value-type="float" office:value="1.509752762" calcext:value-type="float">
            <text:p>1.509752762</text:p>
          </table:table-cell>
          <table:table-cell office:value-type="float" office:value="26.32538253" calcext:value-type="float">
            <text:p>26.32538253</text:p>
          </table:table-cell>
          <table:table-cell office:value-type="float" office:value="12.74005641" calcext:value-type="float">
            <text:p>12.74005641</text:p>
          </table:table-cell>
          <table:table-cell office:value-type="float" office:value="5.660784118" calcext:value-type="float">
            <text:p>5.660784118</text:p>
          </table:table-cell>
          <table:table-cell office:value-type="float" office:value="1.092712252" calcext:value-type="float">
            <text:p>1.092712252</text:p>
          </table:table-cell>
          <table:table-cell office:value-type="float" office:value="1.574211755" calcext:value-type="float">
            <text:p>1.5742117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296719506" calcext:value-type="float">
            <text:p>3.296719506</text:p>
          </table:table-cell>
          <table:table-cell office:value-type="float" office:value="1.427096762" calcext:value-type="float">
            <text:p>1.427096762</text:p>
          </table:table-cell>
          <table:table-cell office:value-type="float" office:value="1.152592734" calcext:value-type="float">
            <text:p>1.152592734</text:p>
          </table:table-cell>
          <table:table-cell office:value-type="float" office:value="1.101943249" calcext:value-type="float">
            <text:p>1.101943249</text:p>
          </table:table-cell>
          <table:table-cell office:value-type="float" office:value="1.137970902" calcext:value-type="float">
            <text:p>1.137970902</text:p>
          </table:table-cell>
          <table:table-cell office:value-type="float" office:value="3.620059188" calcext:value-type="float">
            <text:p>3.620059188</text:p>
          </table:table-cell>
          <table:table-cell office:value-type="float" office:value="1.706543577" calcext:value-type="float">
            <text:p>1.706543577</text:p>
          </table:table-cell>
          <table:table-cell office:value-type="float" office:value="1.431934375" calcext:value-type="float">
            <text:p>1.431934375</text:p>
          </table:table-cell>
          <table:table-cell office:value-type="float" office:value="1.048578847" calcext:value-type="float">
            <text:p>1.048578847</text:p>
          </table:table-cell>
          <table:table-cell office:value-type="float" office:value="1.02694259" calcext:value-type="float">
            <text:p>1.02694259</text:p>
          </table:table-cell>
          <table:table-cell office:value-type="float" office:value="19.46568476" calcext:value-type="float">
            <text:p>19.46568476</text:p>
          </table:table-cell>
          <table:table-cell office:value-type="float" office:value="14.33223325" calcext:value-type="float">
            <text:p>14.33223325</text:p>
          </table:table-cell>
          <table:table-cell office:value-type="float" office:value="6.119607612" calcext:value-type="float">
            <text:p>6.119607612</text:p>
          </table:table-cell>
          <table:table-cell office:value-type="float" office:value="1.094882839" calcext:value-type="float">
            <text:p>1.094882839</text:p>
          </table:table-cell>
          <table:table-cell office:value-type="float" office:value="1.547574269" calcext:value-type="float">
            <text:p>1.547574269</text:p>
          </table:table-cell>
          <table:table-cell office:value-type="float" office:value="27.143635" calcext:value-type="float">
            <text:p>27.143635</text:p>
          </table:table-cell>
          <table:table-cell office:value-type="float" office:value="12.96167834" calcext:value-type="float">
            <text:p>12.96167834</text:p>
          </table:table-cell>
          <table:table-cell office:value-type="float" office:value="5.75769847" calcext:value-type="float">
            <text:p>5.75769847</text:p>
          </table:table-cell>
          <table:table-cell office:value-type="float" office:value="1.12373893" calcext:value-type="float">
            <text:p>1.12373893</text:p>
          </table:table-cell>
          <table:table-cell office:value-type="float" office:value="1.612789692" calcext:value-type="float">
            <text:p>1.6127896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416590022" calcext:value-type="float">
            <text:p>3.416590022</text:p>
          </table:table-cell>
          <table:table-cell office:value-type="float" office:value="1.462894912" calcext:value-type="float">
            <text:p>1.462894912</text:p>
          </table:table-cell>
          <table:table-cell office:value-type="float" office:value="1.178099428" calcext:value-type="float">
            <text:p>1.178099428</text:p>
          </table:table-cell>
          <table:table-cell office:value-type="float" office:value="1.121378939" calcext:value-type="float">
            <text:p>1.121378939</text:p>
          </table:table-cell>
          <table:table-cell office:value-type="float" office:value="1.153579261" calcext:value-type="float">
            <text:p>1.153579261</text:p>
          </table:table-cell>
          <table:table-cell office:value-type="float" office:value="3.706256359" calcext:value-type="float">
            <text:p>3.706256359</text:p>
          </table:table-cell>
          <table:table-cell office:value-type="float" office:value="1.737518087" calcext:value-type="float">
            <text:p>1.737518087</text:p>
          </table:table-cell>
          <table:table-cell office:value-type="float" office:value="1.452316069" calcext:value-type="float">
            <text:p>1.452316069</text:p>
          </table:table-cell>
          <table:table-cell office:value-type="float" office:value="1.073708723" calcext:value-type="float">
            <text:p>1.073708723</text:p>
          </table:table-cell>
          <table:table-cell office:value-type="float" office:value="1.046367567" calcext:value-type="float">
            <text:p>1.046367567</text:p>
          </table:table-cell>
          <table:table-cell office:value-type="float" office:value="19.73325143" calcext:value-type="float">
            <text:p>19.73325143</text:p>
          </table:table-cell>
          <table:table-cell office:value-type="float" office:value="14.46661195" calcext:value-type="float">
            <text:p>14.46661195</text:p>
          </table:table-cell>
          <table:table-cell office:value-type="float" office:value="6.204464135" calcext:value-type="float">
            <text:p>6.204464135</text:p>
          </table:table-cell>
          <table:table-cell office:value-type="float" office:value="1.123653268" calcext:value-type="float">
            <text:p>1.123653268</text:p>
          </table:table-cell>
          <table:table-cell office:value-type="float" office:value="1.597235449" calcext:value-type="float">
            <text:p>1.597235449</text:p>
          </table:table-cell>
          <table:table-cell office:value-type="float" office:value="27.86084815" calcext:value-type="float">
            <text:p>27.86084815</text:p>
          </table:table-cell>
          <table:table-cell office:value-type="float" office:value="13.14080882" calcext:value-type="float">
            <text:p>13.14080882</text:p>
          </table:table-cell>
          <table:table-cell office:value-type="float" office:value="5.842121943" calcext:value-type="float">
            <text:p>5.842121943</text:p>
          </table:table-cell>
          <table:table-cell office:value-type="float" office:value="1.154090689" calcext:value-type="float">
            <text:p>1.154090689</text:p>
          </table:table-cell>
          <table:table-cell office:value-type="float" office:value="1.656347264" calcext:value-type="float">
            <text:p>1.6563472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528447782" calcext:value-type="float">
            <text:p>3.528447782</text:p>
          </table:table-cell>
          <table:table-cell office:value-type="float" office:value="1.495593324" calcext:value-type="float">
            <text:p>1.495593324</text:p>
          </table:table-cell>
          <table:table-cell office:value-type="float" office:value="1.202913504" calcext:value-type="float">
            <text:p>1.202913504</text:p>
          </table:table-cell>
          <table:table-cell office:value-type="float" office:value="1.1366842" calcext:value-type="float">
            <text:p>1.1366842</text:p>
          </table:table-cell>
          <table:table-cell office:value-type="float" office:value="1.1627738" calcext:value-type="float">
            <text:p>1.1627738</text:p>
          </table:table-cell>
          <table:table-cell office:value-type="float" office:value="3.78244743" calcext:value-type="float">
            <text:p>3.78244743</text:p>
          </table:table-cell>
          <table:table-cell office:value-type="float" office:value="1.773823474" calcext:value-type="float">
            <text:p>1.773823474</text:p>
          </table:table-cell>
          <table:table-cell office:value-type="float" office:value="1.478367262" calcext:value-type="float">
            <text:p>1.478367262</text:p>
          </table:table-cell>
          <table:table-cell office:value-type="float" office:value="1.096415601" calcext:value-type="float">
            <text:p>1.096415601</text:p>
          </table:table-cell>
          <table:table-cell office:value-type="float" office:value="1.062330852" calcext:value-type="float">
            <text:p>1.062330852</text:p>
          </table:table-cell>
          <table:table-cell office:value-type="float" office:value="20.02317285" calcext:value-type="float">
            <text:p>20.02317285</text:p>
          </table:table-cell>
          <table:table-cell office:value-type="float" office:value="14.54179756" calcext:value-type="float">
            <text:p>14.54179756</text:p>
          </table:table-cell>
          <table:table-cell office:value-type="float" office:value="6.281239424" calcext:value-type="float">
            <text:p>6.281239424</text:p>
          </table:table-cell>
          <table:table-cell office:value-type="float" office:value="1.15202918" calcext:value-type="float">
            <text:p>1.15202918</text:p>
          </table:table-cell>
          <table:table-cell office:value-type="float" office:value="1.637182786" calcext:value-type="float">
            <text:p>1.637182786</text:p>
          </table:table-cell>
          <table:table-cell office:value-type="float" office:value="28.47086994" calcext:value-type="float">
            <text:p>28.47086994</text:p>
          </table:table-cell>
          <table:table-cell office:value-type="float" office:value="13.29434085" calcext:value-type="float">
            <text:p>13.29434085</text:p>
          </table:table-cell>
          <table:table-cell office:value-type="float" office:value="5.918385041" calcext:value-type="float">
            <text:p>5.918385041</text:p>
          </table:table-cell>
          <table:table-cell office:value-type="float" office:value="1.182701356" calcext:value-type="float">
            <text:p>1.182701356</text:p>
          </table:table-cell>
          <table:table-cell office:value-type="float" office:value="1.698407388" calcext:value-type="float">
            <text:p>1.6984073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666923406" calcext:value-type="float">
            <text:p>3.666923406</text:p>
          </table:table-cell>
          <table:table-cell office:value-type="float" office:value="1.537640407" calcext:value-type="float">
            <text:p>1.537640407</text:p>
          </table:table-cell>
          <table:table-cell office:value-type="float" office:value="1.227673084" calcext:value-type="float">
            <text:p>1.227673084</text:p>
          </table:table-cell>
          <table:table-cell office:value-type="float" office:value="1.156520929" calcext:value-type="float">
            <text:p>1.156520929</text:p>
          </table:table-cell>
          <table:table-cell office:value-type="float" office:value="1.177944789" calcext:value-type="float">
            <text:p>1.177944789</text:p>
          </table:table-cell>
          <table:table-cell office:value-type="float" office:value="3.87088929" calcext:value-type="float">
            <text:p>3.87088929</text:p>
          </table:table-cell>
          <table:table-cell office:value-type="float" office:value="1.815980108" calcext:value-type="float">
            <text:p>1.815980108</text:p>
          </table:table-cell>
          <table:table-cell office:value-type="float" office:value="1.504816234" calcext:value-type="float">
            <text:p>1.504816234</text:p>
          </table:table-cell>
          <table:table-cell office:value-type="float" office:value="1.120830036" calcext:value-type="float">
            <text:p>1.120830036</text:p>
          </table:table-cell>
          <table:table-cell office:value-type="float" office:value="1.084109638" calcext:value-type="float">
            <text:p>1.084109638</text:p>
          </table:table-cell>
          <table:table-cell office:value-type="float" office:value="20.3039113" calcext:value-type="float">
            <text:p>20.3039113</text:p>
          </table:table-cell>
          <table:table-cell office:value-type="float" office:value="14.61719837" calcext:value-type="float">
            <text:p>14.61719837</text:p>
          </table:table-cell>
          <table:table-cell office:value-type="float" office:value="6.363595756" calcext:value-type="float">
            <text:p>6.363595756</text:p>
          </table:table-cell>
          <table:table-cell office:value-type="float" office:value="1.186249684" calcext:value-type="float">
            <text:p>1.186249684</text:p>
          </table:table-cell>
          <table:table-cell office:value-type="float" office:value="1.68404885" calcext:value-type="float">
            <text:p>1.68404885</text:p>
          </table:table-cell>
          <table:table-cell office:value-type="float" office:value="29.05292337" calcext:value-type="float">
            <text:p>29.05292337</text:p>
          </table:table-cell>
          <table:table-cell office:value-type="float" office:value="13.44997766" calcext:value-type="float">
            <text:p>13.44997766</text:p>
          </table:table-cell>
          <table:table-cell office:value-type="float" office:value="6.001970572" calcext:value-type="float">
            <text:p>6.001970572</text:p>
          </table:table-cell>
          <table:table-cell office:value-type="float" office:value="1.213816066" calcext:value-type="float">
            <text:p>1.213816066</text:p>
          </table:table-cell>
          <table:table-cell office:value-type="float" office:value="1.743746958" calcext:value-type="float">
            <text:p>1.7437469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808732399" calcext:value-type="float">
            <text:p>3.808732399</text:p>
          </table:table-cell>
          <table:table-cell office:value-type="float" office:value="1.584267059" calcext:value-type="float">
            <text:p>1.584267059</text:p>
          </table:table-cell>
          <table:table-cell office:value-type="float" office:value="1.256245217" calcext:value-type="float">
            <text:p>1.256245217</text:p>
          </table:table-cell>
          <table:table-cell office:value-type="float" office:value="1.179259183" calcext:value-type="float">
            <text:p>1.179259183</text:p>
          </table:table-cell>
          <table:table-cell office:value-type="float" office:value="1.197406097" calcext:value-type="float">
            <text:p>1.197406097</text:p>
          </table:table-cell>
          <table:table-cell office:value-type="float" office:value="3.964438832" calcext:value-type="float">
            <text:p>3.964438832</text:p>
          </table:table-cell>
          <table:table-cell office:value-type="float" office:value="1.858672765" calcext:value-type="float">
            <text:p>1.858672765</text:p>
          </table:table-cell>
          <table:table-cell office:value-type="float" office:value="1.527075961" calcext:value-type="float">
            <text:p>1.527075961</text:p>
          </table:table-cell>
          <table:table-cell office:value-type="float" office:value="1.14888875" calcext:value-type="float">
            <text:p>1.14888875</text:p>
          </table:table-cell>
          <table:table-cell office:value-type="float" office:value="1.109394916" calcext:value-type="float">
            <text:p>1.109394916</text:p>
          </table:table-cell>
          <table:table-cell office:value-type="float" office:value="20.68223723" calcext:value-type="float">
            <text:p>20.68223723</text:p>
          </table:table-cell>
          <table:table-cell office:value-type="float" office:value="14.69852639" calcext:value-type="float">
            <text:p>14.69852639</text:p>
          </table:table-cell>
          <table:table-cell office:value-type="float" office:value="6.444422925" calcext:value-type="float">
            <text:p>6.444422925</text:p>
          </table:table-cell>
          <table:table-cell office:value-type="float" office:value="1.21596239" calcext:value-type="float">
            <text:p>1.21596239</text:p>
          </table:table-cell>
          <table:table-cell office:value-type="float" office:value="1.726770258" calcext:value-type="float">
            <text:p>1.726770258</text:p>
          </table:table-cell>
          <table:table-cell office:value-type="float" office:value="29.5871163" calcext:value-type="float">
            <text:p>29.5871163</text:p>
          </table:table-cell>
          <table:table-cell office:value-type="float" office:value="13.61804861" calcext:value-type="float">
            <text:p>13.61804861</text:p>
          </table:table-cell>
          <table:table-cell office:value-type="float" office:value="6.089465412" calcext:value-type="float">
            <text:p>6.089465412</text:p>
          </table:table-cell>
          <table:table-cell office:value-type="float" office:value="1.244529738" calcext:value-type="float">
            <text:p>1.244529738</text:p>
          </table:table-cell>
          <table:table-cell office:value-type="float" office:value="1.782776145" calcext:value-type="float">
            <text:p>1.7827761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961220891" calcext:value-type="float">
            <text:p>3.961220891</text:p>
          </table:table-cell>
          <table:table-cell office:value-type="float" office:value="1.629901553" calcext:value-type="float">
            <text:p>1.629901553</text:p>
          </table:table-cell>
          <table:table-cell office:value-type="float" office:value="1.287549332" calcext:value-type="float">
            <text:p>1.287549332</text:p>
          </table:table-cell>
          <table:table-cell office:value-type="float" office:value="1.203750684" calcext:value-type="float">
            <text:p>1.203750684</text:p>
          </table:table-cell>
          <table:table-cell office:value-type="float" office:value="1.223268183" calcext:value-type="float">
            <text:p>1.223268183</text:p>
          </table:table-cell>
          <table:table-cell office:value-type="float" office:value="4.058778891" calcext:value-type="float">
            <text:p>4.058778891</text:p>
          </table:table-cell>
          <table:table-cell office:value-type="float" office:value="1.9027283" calcext:value-type="float">
            <text:p>1.9027283</text:p>
          </table:table-cell>
          <table:table-cell office:value-type="float" office:value="1.550473127" calcext:value-type="float">
            <text:p>1.550473127</text:p>
          </table:table-cell>
          <table:table-cell office:value-type="float" office:value="1.175446714" calcext:value-type="float">
            <text:p>1.175446714</text:p>
          </table:table-cell>
          <table:table-cell office:value-type="float" office:value="1.138739189" calcext:value-type="float">
            <text:p>1.138739189</text:p>
          </table:table-cell>
          <table:table-cell office:value-type="float" office:value="21.0991355" calcext:value-type="float">
            <text:p>21.0991355</text:p>
          </table:table-cell>
          <table:table-cell office:value-type="float" office:value="14.79741939" calcext:value-type="float">
            <text:p>14.79741939</text:p>
          </table:table-cell>
          <table:table-cell office:value-type="float" office:value="6.526508638" calcext:value-type="float">
            <text:p>6.526508638</text:p>
          </table:table-cell>
          <table:table-cell office:value-type="float" office:value="1.250083259" calcext:value-type="float">
            <text:p>1.250083259</text:p>
          </table:table-cell>
          <table:table-cell office:value-type="float" office:value="1.779413884" calcext:value-type="float">
            <text:p>1.779413884</text:p>
          </table:table-cell>
          <table:table-cell office:value-type="float" office:value="30.1578962" calcext:value-type="float">
            <text:p>30.1578962</text:p>
          </table:table-cell>
          <table:table-cell office:value-type="float" office:value="13.78890773" calcext:value-type="float">
            <text:p>13.78890773</text:p>
          </table:table-cell>
          <table:table-cell office:value-type="float" office:value="6.182225326" calcext:value-type="float">
            <text:p>6.182225326</text:p>
          </table:table-cell>
          <table:table-cell office:value-type="float" office:value="1.276785615" calcext:value-type="float">
            <text:p>1.276785615</text:p>
          </table:table-cell>
          <table:table-cell office:value-type="float" office:value="1.823623373" calcext:value-type="float">
            <text:p>1.8236233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114919206" calcext:value-type="float">
            <text:p>4.114919206</text:p>
          </table:table-cell>
          <table:table-cell office:value-type="float" office:value="1.671682208" calcext:value-type="float">
            <text:p>1.671682208</text:p>
          </table:table-cell>
          <table:table-cell office:value-type="float" office:value="1.320525773" calcext:value-type="float">
            <text:p>1.320525773</text:p>
          </table:table-cell>
          <table:table-cell office:value-type="float" office:value="1.227108725" calcext:value-type="float">
            <text:p>1.227108725</text:p>
          </table:table-cell>
          <table:table-cell office:value-type="float" office:value="1.246919666" calcext:value-type="float">
            <text:p>1.246919666</text:p>
          </table:table-cell>
          <table:table-cell office:value-type="float" office:value="4.159353274" calcext:value-type="float">
            <text:p>4.159353274</text:p>
          </table:table-cell>
          <table:table-cell office:value-type="float" office:value="1.94455367" calcext:value-type="float">
            <text:p>1.94455367</text:p>
          </table:table-cell>
          <table:table-cell office:value-type="float" office:value="1.574065923" calcext:value-type="float">
            <text:p>1.574065923</text:p>
          </table:table-cell>
          <table:table-cell office:value-type="float" office:value="1.205982543" calcext:value-type="float">
            <text:p>1.205982543</text:p>
          </table:table-cell>
          <table:table-cell office:value-type="float" office:value="1.163142064" calcext:value-type="float">
            <text:p>1.163142064</text:p>
          </table:table-cell>
          <table:table-cell office:value-type="float" office:value="21.58887593" calcext:value-type="float">
            <text:p>21.58887593</text:p>
          </table:table-cell>
          <table:table-cell office:value-type="float" office:value="14.91091745" calcext:value-type="float">
            <text:p>14.91091745</text:p>
          </table:table-cell>
          <table:table-cell office:value-type="float" office:value="6.611662457" calcext:value-type="float">
            <text:p>6.611662457</text:p>
          </table:table-cell>
          <table:table-cell office:value-type="float" office:value="1.281461136" calcext:value-type="float">
            <text:p>1.281461136</text:p>
          </table:table-cell>
          <table:table-cell office:value-type="float" office:value="1.828073209" calcext:value-type="float">
            <text:p>1.828073209</text:p>
          </table:table-cell>
          <table:table-cell office:value-type="float" office:value="30.74057043" calcext:value-type="float">
            <text:p>30.74057043</text:p>
          </table:table-cell>
          <table:table-cell office:value-type="float" office:value="13.96806952" calcext:value-type="float">
            <text:p>13.96806952</text:p>
          </table:table-cell>
          <table:table-cell office:value-type="float" office:value="6.276113958" calcext:value-type="float">
            <text:p>6.276113958</text:p>
          </table:table-cell>
          <table:table-cell office:value-type="float" office:value="1.311542276" calcext:value-type="float">
            <text:p>1.311542276</text:p>
          </table:table-cell>
          <table:table-cell office:value-type="float" office:value="1.870417707" calcext:value-type="float">
            <text:p>1.8704177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273191099" calcext:value-type="float">
            <text:p>4.273191099</text:p>
          </table:table-cell>
          <table:table-cell office:value-type="float" office:value="1.719086251" calcext:value-type="float">
            <text:p>1.719086251</text:p>
          </table:table-cell>
          <table:table-cell office:value-type="float" office:value="1.354558016" calcext:value-type="float">
            <text:p>1.354558016</text:p>
          </table:table-cell>
          <table:table-cell office:value-type="float" office:value="1.249723675" calcext:value-type="float">
            <text:p>1.249723675</text:p>
          </table:table-cell>
          <table:table-cell office:value-type="float" office:value="1.270734174" calcext:value-type="float">
            <text:p>1.270734174</text:p>
          </table:table-cell>
          <table:table-cell office:value-type="float" office:value="4.25376032" calcext:value-type="float">
            <text:p>4.25376032</text:p>
          </table:table-cell>
          <table:table-cell office:value-type="float" office:value="1.996075693" calcext:value-type="float">
            <text:p>1.996075693</text:p>
          </table:table-cell>
          <table:table-cell office:value-type="float" office:value="1.606148995" calcext:value-type="float">
            <text:p>1.606148995</text:p>
          </table:table-cell>
          <table:table-cell office:value-type="float" office:value="1.233208439" calcext:value-type="float">
            <text:p>1.233208439</text:p>
          </table:table-cell>
          <table:table-cell office:value-type="float" office:value="1.184608733" calcext:value-type="float">
            <text:p>1.184608733</text:p>
          </table:table-cell>
          <table:table-cell office:value-type="float" office:value="22.09036955" calcext:value-type="float">
            <text:p>22.09036955</text:p>
          </table:table-cell>
          <table:table-cell office:value-type="float" office:value="15.06801863" calcext:value-type="float">
            <text:p>15.06801863</text:p>
          </table:table-cell>
          <table:table-cell office:value-type="float" office:value="6.71538142" calcext:value-type="float">
            <text:p>6.71538142</text:p>
          </table:table-cell>
          <table:table-cell office:value-type="float" office:value="1.321574757" calcext:value-type="float">
            <text:p>1.321574757</text:p>
          </table:table-cell>
          <table:table-cell office:value-type="float" office:value="1.878639913" calcext:value-type="float">
            <text:p>1.878639913</text:p>
          </table:table-cell>
          <table:table-cell office:value-type="float" office:value="31.35159888" calcext:value-type="float">
            <text:p>31.35159888</text:p>
          </table:table-cell>
          <table:table-cell office:value-type="float" office:value="14.15164484" calcext:value-type="float">
            <text:p>14.15164484</text:p>
          </table:table-cell>
          <table:table-cell office:value-type="float" office:value="6.383425963" calcext:value-type="float">
            <text:p>6.383425963</text:p>
          </table:table-cell>
          <table:table-cell office:value-type="float" office:value="1.350381052" calcext:value-type="float">
            <text:p>1.350381052</text:p>
          </table:table-cell>
          <table:table-cell office:value-type="float" office:value="1.917191173" calcext:value-type="float">
            <text:p>1.9171911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445278957" calcext:value-type="float">
            <text:p>4.445278957</text:p>
          </table:table-cell>
          <table:table-cell office:value-type="float" office:value="1.764468799" calcext:value-type="float">
            <text:p>1.764468799</text:p>
          </table:table-cell>
          <table:table-cell office:value-type="float" office:value="1.385815891" calcext:value-type="float">
            <text:p>1.385815891</text:p>
          </table:table-cell>
          <table:table-cell office:value-type="float" office:value="1.275768347" calcext:value-type="float">
            <text:p>1.275768347</text:p>
          </table:table-cell>
          <table:table-cell office:value-type="float" office:value="1.298474293" calcext:value-type="float">
            <text:p>1.298474293</text:p>
          </table:table-cell>
          <table:table-cell office:value-type="float" office:value="4.352613173" calcext:value-type="float">
            <text:p>4.352613173</text:p>
          </table:table-cell>
          <table:table-cell office:value-type="float" office:value="2.043848169" calcext:value-type="float">
            <text:p>2.043848169</text:p>
          </table:table-cell>
          <table:table-cell office:value-type="float" office:value="1.625874867" calcext:value-type="float">
            <text:p>1.625874867</text:p>
          </table:table-cell>
          <table:table-cell office:value-type="float" office:value="1.263926303" calcext:value-type="float">
            <text:p>1.263926303</text:p>
          </table:table-cell>
          <table:table-cell office:value-type="float" office:value="1.209235099" calcext:value-type="float">
            <text:p>1.209235099</text:p>
          </table:table-cell>
          <table:table-cell office:value-type="float" office:value="22.59006899" calcext:value-type="float">
            <text:p>22.59006899</text:p>
          </table:table-cell>
          <table:table-cell office:value-type="float" office:value="15.26022175" calcext:value-type="float">
            <text:p>15.26022175</text:p>
          </table:table-cell>
          <table:table-cell office:value-type="float" office:value="6.815375523" calcext:value-type="float">
            <text:p>6.815375523</text:p>
          </table:table-cell>
          <table:table-cell office:value-type="float" office:value="1.348744293" calcext:value-type="float">
            <text:p>1.348744293</text:p>
          </table:table-cell>
          <table:table-cell office:value-type="float" office:value="1.923885224" calcext:value-type="float">
            <text:p>1.923885224</text:p>
          </table:table-cell>
          <table:table-cell office:value-type="float" office:value="31.87481819" calcext:value-type="float">
            <text:p>31.87481819</text:p>
          </table:table-cell>
          <table:table-cell office:value-type="float" office:value="14.34246087" calcext:value-type="float">
            <text:p>14.34246087</text:p>
          </table:table-cell>
          <table:table-cell office:value-type="float" office:value="6.487497523" calcext:value-type="float">
            <text:p>6.487497523</text:p>
          </table:table-cell>
          <table:table-cell office:value-type="float" office:value="1.38250977" calcext:value-type="float">
            <text:p>1.38250977</text:p>
          </table:table-cell>
          <table:table-cell office:value-type="float" office:value="1.960835889" calcext:value-type="float">
            <text:p>1.9608358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599728112" calcext:value-type="float">
            <text:p>4.599728112</text:p>
          </table:table-cell>
          <table:table-cell office:value-type="float" office:value="1.817137577" calcext:value-type="float">
            <text:p>1.817137577</text:p>
          </table:table-cell>
          <table:table-cell office:value-type="float" office:value="1.424387308" calcext:value-type="float">
            <text:p>1.424387308</text:p>
          </table:table-cell>
          <table:table-cell office:value-type="float" office:value="1.302698006" calcext:value-type="float">
            <text:p>1.302698006</text:p>
          </table:table-cell>
          <table:table-cell office:value-type="float" office:value="1.323348455" calcext:value-type="float">
            <text:p>1.323348455</text:p>
          </table:table-cell>
          <table:table-cell office:value-type="float" office:value="4.440517435" calcext:value-type="float">
            <text:p>4.440517435</text:p>
          </table:table-cell>
          <table:table-cell office:value-type="float" office:value="2.097606877" calcext:value-type="float">
            <text:p>2.097606877</text:p>
          </table:table-cell>
          <table:table-cell office:value-type="float" office:value="1.653213059" calcext:value-type="float">
            <text:p>1.653213059</text:p>
          </table:table-cell>
          <table:table-cell office:value-type="float" office:value="1.294287844" calcext:value-type="float">
            <text:p>1.294287844</text:p>
          </table:table-cell>
          <table:table-cell office:value-type="float" office:value="1.234684968" calcext:value-type="float">
            <text:p>1.234684968</text:p>
          </table:table-cell>
          <table:table-cell office:value-type="float" office:value="23.12713811" calcext:value-type="float">
            <text:p>23.12713811</text:p>
          </table:table-cell>
          <table:table-cell office:value-type="float" office:value="15.48920881" calcext:value-type="float">
            <text:p>15.48920881</text:p>
          </table:table-cell>
          <table:table-cell office:value-type="float" office:value="6.939899576" calcext:value-type="float">
            <text:p>6.939899576</text:p>
          </table:table-cell>
          <table:table-cell office:value-type="float" office:value="1.386074951" calcext:value-type="float">
            <text:p>1.386074951</text:p>
          </table:table-cell>
          <table:table-cell office:value-type="float" office:value="1.970382855" calcext:value-type="float">
            <text:p>1.970382855</text:p>
          </table:table-cell>
          <table:table-cell office:value-type="float" office:value="32.40818247" calcext:value-type="float">
            <text:p>32.40818247</text:p>
          </table:table-cell>
          <table:table-cell office:value-type="float" office:value="14.54979316" calcext:value-type="float">
            <text:p>14.54979316</text:p>
          </table:table-cell>
          <table:table-cell office:value-type="float" office:value="6.594858436" calcext:value-type="float">
            <text:p>6.594858436</text:p>
          </table:table-cell>
          <table:table-cell office:value-type="float" office:value="1.416938901" calcext:value-type="float">
            <text:p>1.416938901</text:p>
          </table:table-cell>
          <table:table-cell office:value-type="float" office:value="2.002929211" calcext:value-type="float">
            <text:p>2.0029292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770742977" calcext:value-type="float">
            <text:p>4.770742977</text:p>
          </table:table-cell>
          <table:table-cell office:value-type="float" office:value="1.867821657" calcext:value-type="float">
            <text:p>1.867821657</text:p>
          </table:table-cell>
          <table:table-cell office:value-type="float" office:value="1.460246009" calcext:value-type="float">
            <text:p>1.460246009</text:p>
          </table:table-cell>
          <table:table-cell office:value-type="float" office:value="1.325628925" calcext:value-type="float">
            <text:p>1.325628925</text:p>
          </table:table-cell>
          <table:table-cell office:value-type="float" office:value="1.352105843" calcext:value-type="float">
            <text:p>1.352105843</text:p>
          </table:table-cell>
          <table:table-cell office:value-type="float" office:value="4.53326994" calcext:value-type="float">
            <text:p>4.53326994</text:p>
          </table:table-cell>
          <table:table-cell office:value-type="float" office:value="2.149917934" calcext:value-type="float">
            <text:p>2.149917934</text:p>
          </table:table-cell>
          <table:table-cell office:value-type="float" office:value="1.678211119" calcext:value-type="float">
            <text:p>1.678211119</text:p>
          </table:table-cell>
          <table:table-cell office:value-type="float" office:value="1.320633666" calcext:value-type="float">
            <text:p>1.320633666</text:p>
          </table:table-cell>
          <table:table-cell office:value-type="float" office:value="1.265965963" calcext:value-type="float">
            <text:p>1.265965963</text:p>
          </table:table-cell>
          <table:table-cell office:value-type="float" office:value="23.69447116" calcext:value-type="float">
            <text:p>23.69447116</text:p>
          </table:table-cell>
          <table:table-cell office:value-type="float" office:value="15.73826902" calcext:value-type="float">
            <text:p>15.73826902</text:p>
          </table:table-cell>
          <table:table-cell office:value-type="float" office:value="7.066676616" calcext:value-type="float">
            <text:p>7.066676616</text:p>
          </table:table-cell>
          <table:table-cell office:value-type="float" office:value="1.416436492" calcext:value-type="float">
            <text:p>1.416436492</text:p>
          </table:table-cell>
          <table:table-cell office:value-type="float" office:value="2.016583782" calcext:value-type="float">
            <text:p>2.016583782</text:p>
          </table:table-cell>
          <table:table-cell office:value-type="float" office:value="32.9725165" calcext:value-type="float">
            <text:p>32.9725165</text:p>
          </table:table-cell>
          <table:table-cell office:value-type="float" office:value="14.75246671" calcext:value-type="float">
            <text:p>14.75246671</text:p>
          </table:table-cell>
          <table:table-cell office:value-type="float" office:value="6.701471769" calcext:value-type="float">
            <text:p>6.701471769</text:p>
          </table:table-cell>
          <table:table-cell office:value-type="float" office:value="1.450787287" calcext:value-type="float">
            <text:p>1.450787287</text:p>
          </table:table-cell>
          <table:table-cell office:value-type="float" office:value="2.04016976" calcext:value-type="float">
            <text:p>2.040169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960593902" calcext:value-type="float">
            <text:p>4.960593902</text:p>
          </table:table-cell>
          <table:table-cell office:value-type="float" office:value="1.920962738" calcext:value-type="float">
            <text:p>1.920962738</text:p>
          </table:table-cell>
          <table:table-cell office:value-type="float" office:value="1.500467226" calcext:value-type="float">
            <text:p>1.500467226</text:p>
          </table:table-cell>
          <table:table-cell office:value-type="float" office:value="1.351110424" calcext:value-type="float">
            <text:p>1.351110424</text:p>
          </table:table-cell>
          <table:table-cell office:value-type="float" office:value="1.369818605" calcext:value-type="float">
            <text:p>1.369818605</text:p>
          </table:table-cell>
          <table:table-cell office:value-type="float" office:value="4.607953782" calcext:value-type="float">
            <text:p>4.607953782</text:p>
          </table:table-cell>
          <table:table-cell office:value-type="float" office:value="2.200484637" calcext:value-type="float">
            <text:p>2.200484637</text:p>
          </table:table-cell>
          <table:table-cell office:value-type="float" office:value="1.711399491" calcext:value-type="float">
            <text:p>1.711399491</text:p>
          </table:table-cell>
          <table:table-cell office:value-type="float" office:value="1.35294171" calcext:value-type="float">
            <text:p>1.35294171</text:p>
          </table:table-cell>
          <table:table-cell office:value-type="float" office:value="1.296826949" calcext:value-type="float">
            <text:p>1.296826949</text:p>
          </table:table-cell>
          <table:table-cell office:value-type="float" office:value="24.25988779" calcext:value-type="float">
            <text:p>24.25988779</text:p>
          </table:table-cell>
          <table:table-cell office:value-type="float" office:value="15.97864948" calcext:value-type="float">
            <text:p>15.97864948</text:p>
          </table:table-cell>
          <table:table-cell office:value-type="float" office:value="7.199866078" calcext:value-type="float">
            <text:p>7.199866078</text:p>
          </table:table-cell>
          <table:table-cell office:value-type="float" office:value="1.455558929" calcext:value-type="float">
            <text:p>1.455558929</text:p>
          </table:table-cell>
          <table:table-cell office:value-type="float" office:value="2.056965059" calcext:value-type="float">
            <text:p>2.056965059</text:p>
          </table:table-cell>
          <table:table-cell office:value-type="float" office:value="33.52727157" calcext:value-type="float">
            <text:p>33.52727157</text:p>
          </table:table-cell>
          <table:table-cell office:value-type="float" office:value="14.94871469" calcext:value-type="float">
            <text:p>14.94871469</text:p>
          </table:table-cell>
          <table:table-cell office:value-type="float" office:value="6.79917143" calcext:value-type="float">
            <text:p>6.79917143</text:p>
          </table:table-cell>
          <table:table-cell office:value-type="float" office:value="1.481703109" calcext:value-type="float">
            <text:p>1.481703109</text:p>
          </table:table-cell>
          <table:table-cell office:value-type="float" office:value="2.079207425" calcext:value-type="float">
            <text:p>2.0792074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109157435" calcext:value-type="float">
            <text:p>5.109157435</text:p>
          </table:table-cell>
          <table:table-cell office:value-type="float" office:value="1.970378494" calcext:value-type="float">
            <text:p>1.970378494</text:p>
          </table:table-cell>
          <table:table-cell office:value-type="float" office:value="1.535393432" calcext:value-type="float">
            <text:p>1.535393432</text:p>
          </table:table-cell>
          <table:table-cell office:value-type="float" office:value="1.375851838" calcext:value-type="float">
            <text:p>1.375851838</text:p>
          </table:table-cell>
          <table:table-cell office:value-type="float" office:value="1.398405516" calcext:value-type="float">
            <text:p>1.398405516</text:p>
          </table:table-cell>
          <table:table-cell office:value-type="float" office:value="4.681638648" calcext:value-type="float">
            <text:p>4.681638648</text:p>
          </table:table-cell>
          <table:table-cell office:value-type="float" office:value="2.243919378" calcext:value-type="float">
            <text:p>2.243919378</text:p>
          </table:table-cell>
          <table:table-cell office:value-type="float" office:value="1.739613269" calcext:value-type="float">
            <text:p>1.739613269</text:p>
          </table:table-cell>
          <table:table-cell office:value-type="float" office:value="1.383498879" calcext:value-type="float">
            <text:p>1.383498879</text:p>
          </table:table-cell>
          <table:table-cell office:value-type="float" office:value="1.328344096" calcext:value-type="float">
            <text:p>1.328344096</text:p>
          </table:table-cell>
          <table:table-cell office:value-type="float" office:value="24.80834063" calcext:value-type="float">
            <text:p>24.80834063</text:p>
          </table:table-cell>
          <table:table-cell office:value-type="float" office:value="16.23019446" calcext:value-type="float">
            <text:p>16.23019446</text:p>
          </table:table-cell>
          <table:table-cell office:value-type="float" office:value="7.326085577" calcext:value-type="float">
            <text:p>7.326085577</text:p>
          </table:table-cell>
          <table:table-cell office:value-type="float" office:value="1.481044578" calcext:value-type="float">
            <text:p>1.481044578</text:p>
          </table:table-cell>
          <table:table-cell office:value-type="float" office:value="2.098128553" calcext:value-type="float">
            <text:p>2.098128553</text:p>
          </table:table-cell>
          <table:table-cell office:value-type="float" office:value="34.02786285" calcext:value-type="float">
            <text:p>34.02786285</text:p>
          </table:table-cell>
          <table:table-cell office:value-type="float" office:value="15.1322565" calcext:value-type="float">
            <text:p>15.1322565</text:p>
          </table:table-cell>
          <table:table-cell office:value-type="float" office:value="6.897773776" calcext:value-type="float">
            <text:p>6.897773776</text:p>
          </table:table-cell>
          <table:table-cell office:value-type="float" office:value="1.504605514" calcext:value-type="float">
            <text:p>1.504605514</text:p>
          </table:table-cell>
          <table:table-cell office:value-type="float" office:value="2.11447272" calcext:value-type="float">
            <text:p>2.114472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274424379" calcext:value-type="float">
            <text:p>5.274424379</text:p>
          </table:table-cell>
          <table:table-cell office:value-type="float" office:value="2.019380635" calcext:value-type="float">
            <text:p>2.019380635</text:p>
          </table:table-cell>
          <table:table-cell office:value-type="float" office:value="1.570489182" calcext:value-type="float">
            <text:p>1.570489182</text:p>
          </table:table-cell>
          <table:table-cell office:value-type="float" office:value="1.406462361" calcext:value-type="float">
            <text:p>1.406462361</text:p>
          </table:table-cell>
          <table:table-cell office:value-type="float" office:value="1.422976454" calcext:value-type="float">
            <text:p>1.422976454</text:p>
          </table:table-cell>
          <table:table-cell office:value-type="float" office:value="4.736712157" calcext:value-type="float">
            <text:p>4.736712157</text:p>
          </table:table-cell>
          <table:table-cell office:value-type="float" office:value="2.28704301" calcext:value-type="float">
            <text:p>2.28704301</text:p>
          </table:table-cell>
          <table:table-cell office:value-type="float" office:value="1.76298016" calcext:value-type="float">
            <text:p>1.76298016</text:p>
          </table:table-cell>
          <table:table-cell office:value-type="float" office:value="1.418205448" calcext:value-type="float">
            <text:p>1.418205448</text:p>
          </table:table-cell>
          <table:table-cell office:value-type="float" office:value="1.35369488" calcext:value-type="float">
            <text:p>1.35369488</text:p>
          </table:table-cell>
          <table:table-cell office:value-type="float" office:value="25.32555365" calcext:value-type="float">
            <text:p>25.32555365</text:p>
          </table:table-cell>
          <table:table-cell office:value-type="float" office:value="16.42570976" calcext:value-type="float">
            <text:p>16.42570976</text:p>
          </table:table-cell>
          <table:table-cell office:value-type="float" office:value="7.443342683" calcext:value-type="float">
            <text:p>7.443342683</text:p>
          </table:table-cell>
          <table:table-cell office:value-type="float" office:value="1.506476281" calcext:value-type="float">
            <text:p>1.506476281</text:p>
          </table:table-cell>
          <table:table-cell office:value-type="float" office:value="2.130237708" calcext:value-type="float">
            <text:p>2.130237708</text:p>
          </table:table-cell>
          <table:table-cell office:value-type="float" office:value="34.46525182" calcext:value-type="float">
            <text:p>34.46525182</text:p>
          </table:table-cell>
          <table:table-cell office:value-type="float" office:value="15.29904935" calcext:value-type="float">
            <text:p>15.29904935</text:p>
          </table:table-cell>
          <table:table-cell office:value-type="float" office:value="6.995619777" calcext:value-type="float">
            <text:p>6.995619777</text:p>
          </table:table-cell>
          <table:table-cell office:value-type="float" office:value="1.520391335" calcext:value-type="float">
            <text:p>1.520391335</text:p>
          </table:table-cell>
          <table:table-cell office:value-type="float" office:value="2.151734018" calcext:value-type="float">
            <text:p>2.151734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388609466" calcext:value-type="float">
            <text:p>5.388609466</text:p>
          </table:table-cell>
          <table:table-cell office:value-type="float" office:value="2.073150521" calcext:value-type="float">
            <text:p>2.073150521</text:p>
          </table:table-cell>
          <table:table-cell office:value-type="float" office:value="1.601815824" calcext:value-type="float">
            <text:p>1.601815824</text:p>
          </table:table-cell>
          <table:table-cell office:value-type="float" office:value="1.428049075" calcext:value-type="float">
            <text:p>1.428049075</text:p>
          </table:table-cell>
          <table:table-cell office:value-type="float" office:value="1.448568013" calcext:value-type="float">
            <text:p>1.448568013</text:p>
          </table:table-cell>
          <table:table-cell office:value-type="float" office:value="4.791254904" calcext:value-type="float">
            <text:p>4.791254904</text:p>
          </table:table-cell>
          <table:table-cell office:value-type="float" office:value="2.335623618" calcext:value-type="float">
            <text:p>2.335623618</text:p>
          </table:table-cell>
          <table:table-cell office:value-type="float" office:value="1.794303541" calcext:value-type="float">
            <text:p>1.794303541</text:p>
          </table:table-cell>
          <table:table-cell office:value-type="float" office:value="1.443373052" calcext:value-type="float">
            <text:p>1.443373052</text:p>
          </table:table-cell>
          <table:table-cell office:value-type="float" office:value="1.373524494" calcext:value-type="float">
            <text:p>1.373524494</text:p>
          </table:table-cell>
          <table:table-cell office:value-type="float" office:value="25.79593117" calcext:value-type="float">
            <text:p>25.79593117</text:p>
          </table:table-cell>
          <table:table-cell office:value-type="float" office:value="16.60726547" calcext:value-type="float">
            <text:p>16.60726547</text:p>
          </table:table-cell>
          <table:table-cell office:value-type="float" office:value="7.562417551" calcext:value-type="float">
            <text:p>7.562417551</text:p>
          </table:table-cell>
          <table:table-cell office:value-type="float" office:value="1.527499822" calcext:value-type="float">
            <text:p>1.527499822</text:p>
          </table:table-cell>
          <table:table-cell office:value-type="float" office:value="2.161633285" calcext:value-type="float">
            <text:p>2.161633285</text:p>
          </table:table-cell>
          <table:table-cell office:value-type="float" office:value="34.93143711" calcext:value-type="float">
            <text:p>34.93143711</text:p>
          </table:table-cell>
          <table:table-cell office:value-type="float" office:value="15.44456713" calcext:value-type="float">
            <text:p>15.44456713</text:p>
          </table:table-cell>
          <table:table-cell office:value-type="float" office:value="7.092377626" calcext:value-type="float">
            <text:p>7.092377626</text:p>
          </table:table-cell>
          <table:table-cell office:value-type="float" office:value="1.54521333" calcext:value-type="float">
            <text:p>1.54521333</text:p>
          </table:table-cell>
          <table:table-cell office:value-type="float" office:value="2.189476978" calcext:value-type="float">
            <text:p>2.1894769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22740507" calcext:value-type="float">
            <text:p>5.522740507</text:p>
          </table:table-cell>
          <table:table-cell office:value-type="float" office:value="2.116063027" calcext:value-type="float">
            <text:p>2.116063027</text:p>
          </table:table-cell>
          <table:table-cell office:value-type="float" office:value="1.626280351" calcext:value-type="float">
            <text:p>1.626280351</text:p>
          </table:table-cell>
          <table:table-cell office:value-type="float" office:value="1.447941511" calcext:value-type="float">
            <text:p>1.447941511</text:p>
          </table:table-cell>
          <table:table-cell office:value-type="float" office:value="1.465633677" calcext:value-type="float">
            <text:p>1.465633677</text:p>
          </table:table-cell>
          <table:table-cell office:value-type="float" office:value="4.830426247" calcext:value-type="float">
            <text:p>4.830426247</text:p>
          </table:table-cell>
          <table:table-cell office:value-type="float" office:value="2.379763366" calcext:value-type="float">
            <text:p>2.379763366</text:p>
          </table:table-cell>
          <table:table-cell office:value-type="float" office:value="1.817488777" calcext:value-type="float">
            <text:p>1.817488777</text:p>
          </table:table-cell>
          <table:table-cell office:value-type="float" office:value="1.463570296" calcext:value-type="float">
            <text:p>1.463570296</text:p>
          </table:table-cell>
          <table:table-cell office:value-type="float" office:value="1.385502827" calcext:value-type="float">
            <text:p>1.385502827</text:p>
          </table:table-cell>
          <table:table-cell office:value-type="float" office:value="26.14289226" calcext:value-type="float">
            <text:p>26.14289226</text:p>
          </table:table-cell>
          <table:table-cell office:value-type="float" office:value="16.70359229" calcext:value-type="float">
            <text:p>16.70359229</text:p>
          </table:table-cell>
          <table:table-cell office:value-type="float" office:value="7.643845952" calcext:value-type="float">
            <text:p>7.643845952</text:p>
          </table:table-cell>
          <table:table-cell office:value-type="float" office:value="1.543182706" calcext:value-type="float">
            <text:p>1.543182706</text:p>
          </table:table-cell>
          <table:table-cell office:value-type="float" office:value="2.179709358" calcext:value-type="float">
            <text:p>2.179709358</text:p>
          </table:table-cell>
          <table:table-cell office:value-type="float" office:value="35.24826003" calcext:value-type="float">
            <text:p>35.24826003</text:p>
          </table:table-cell>
          <table:table-cell office:value-type="float" office:value="15.55293693" calcext:value-type="float">
            <text:p>15.55293693</text:p>
          </table:table-cell>
          <table:table-cell office:value-type="float" office:value="7.172591942" calcext:value-type="float">
            <text:p>7.172591942</text:p>
          </table:table-cell>
          <table:table-cell office:value-type="float" office:value="1.561297904" calcext:value-type="float">
            <text:p>1.561297904</text:p>
          </table:table-cell>
          <table:table-cell office:value-type="float" office:value="2.217882234" calcext:value-type="float">
            <text:p>2.2178822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603981757" calcext:value-type="float">
            <text:p>5.603981757</text:p>
          </table:table-cell>
          <table:table-cell office:value-type="float" office:value="2.149384613" calcext:value-type="float">
            <text:p>2.149384613</text:p>
          </table:table-cell>
          <table:table-cell office:value-type="float" office:value="1.647897299" calcext:value-type="float">
            <text:p>1.647897299</text:p>
          </table:table-cell>
          <table:table-cell office:value-type="float" office:value="1.46348953" calcext:value-type="float">
            <text:p>1.46348953</text:p>
          </table:table-cell>
          <table:table-cell office:value-type="float" office:value="1.478936414" calcext:value-type="float">
            <text:p>1.478936414</text:p>
          </table:table-cell>
          <table:table-cell office:value-type="float" office:value="4.867668042" calcext:value-type="float">
            <text:p>4.867668042</text:p>
          </table:table-cell>
          <table:table-cell office:value-type="float" office:value="2.418529818" calcext:value-type="float">
            <text:p>2.418529818</text:p>
          </table:table-cell>
          <table:table-cell office:value-type="float" office:value="1.843032268" calcext:value-type="float">
            <text:p>1.843032268</text:p>
          </table:table-cell>
          <table:table-cell office:value-type="float" office:value="1.479673781" calcext:value-type="float">
            <text:p>1.479673781</text:p>
          </table:table-cell>
          <table:table-cell office:value-type="float" office:value="1.396985626" calcext:value-type="float">
            <text:p>1.396985626</text:p>
          </table:table-cell>
          <table:table-cell office:value-type="float" office:value="26.43533354" calcext:value-type="float">
            <text:p>26.43533354</text:p>
          </table:table-cell>
          <table:table-cell office:value-type="float" office:value="16.79672682" calcext:value-type="float">
            <text:p>16.79672682</text:p>
          </table:table-cell>
          <table:table-cell office:value-type="float" office:value="7.708891771" calcext:value-type="float">
            <text:p>7.708891771</text:p>
          </table:table-cell>
          <table:table-cell office:value-type="float" office:value="1.551488024" calcext:value-type="float">
            <text:p>1.551488024</text:p>
          </table:table-cell>
          <table:table-cell office:value-type="float" office:value="2.196477513" calcext:value-type="float">
            <text:p>2.196477513</text:p>
          </table:table-cell>
          <table:table-cell office:value-type="float" office:value="35.50483412" calcext:value-type="float">
            <text:p>35.50483412</text:p>
          </table:table-cell>
          <table:table-cell office:value-type="float" office:value="15.65469243" calcext:value-type="float">
            <text:p>15.65469243</text:p>
          </table:table-cell>
          <table:table-cell office:value-type="float" office:value="7.248556262" calcext:value-type="float">
            <text:p>7.248556262</text:p>
          </table:table-cell>
          <table:table-cell office:value-type="float" office:value="1.573182334" calcext:value-type="float">
            <text:p>1.573182334</text:p>
          </table:table-cell>
          <table:table-cell office:value-type="float" office:value="2.240346905" calcext:value-type="float">
            <text:p>2.2403469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647003722" calcext:value-type="float">
            <text:p>5.647003722</text:p>
          </table:table-cell>
          <table:table-cell office:value-type="float" office:value="2.168755094" calcext:value-type="float">
            <text:p>2.168755094</text:p>
          </table:table-cell>
          <table:table-cell office:value-type="float" office:value="1.663732773" calcext:value-type="float">
            <text:p>1.663732773</text:p>
          </table:table-cell>
          <table:table-cell office:value-type="float" office:value="1.476948769" calcext:value-type="float">
            <text:p>1.476948769</text:p>
          </table:table-cell>
          <table:table-cell office:value-type="float" office:value="1.489778797" calcext:value-type="float">
            <text:p>1.489778797</text:p>
          </table:table-cell>
          <table:table-cell office:value-type="float" office:value="4.880585112" calcext:value-type="float">
            <text:p>4.880585112</text:p>
          </table:table-cell>
          <table:table-cell office:value-type="float" office:value="2.451349927" calcext:value-type="float">
            <text:p>2.451349927</text:p>
          </table:table-cell>
          <table:table-cell office:value-type="float" office:value="1.862961475" calcext:value-type="float">
            <text:p>1.862961475</text:p>
          </table:table-cell>
          <table:table-cell office:value-type="float" office:value="1.491208875" calcext:value-type="float">
            <text:p>1.491208875</text:p>
          </table:table-cell>
          <table:table-cell office:value-type="float" office:value="1.40395" calcext:value-type="float">
            <text:p>1.40395</text:p>
          </table:table-cell>
          <table:table-cell office:value-type="float" office:value="26.60793655" calcext:value-type="float">
            <text:p>26.60793655</text:p>
          </table:table-cell>
          <table:table-cell office:value-type="float" office:value="16.82225298" calcext:value-type="float">
            <text:p>16.82225298</text:p>
          </table:table-cell>
          <table:table-cell office:value-type="float" office:value="7.741099207" calcext:value-type="float">
            <text:p>7.741099207</text:p>
          </table:table-cell>
          <table:table-cell office:value-type="float" office:value="1.550089281" calcext:value-type="float">
            <text:p>1.550089281</text:p>
          </table:table-cell>
          <table:table-cell office:value-type="float" office:value="2.201485137" calcext:value-type="float">
            <text:p>2.201485137</text:p>
          </table:table-cell>
          <table:table-cell office:value-type="float" office:value="35.60393951" calcext:value-type="float">
            <text:p>35.60393951</text:p>
          </table:table-cell>
          <table:table-cell office:value-type="float" office:value="15.71917997" calcext:value-type="float">
            <text:p>15.71917997</text:p>
          </table:table-cell>
          <table:table-cell office:value-type="float" office:value="7.307831693" calcext:value-type="float">
            <text:p>7.307831693</text:p>
          </table:table-cell>
          <table:table-cell office:value-type="float" office:value="1.57500494" calcext:value-type="float">
            <text:p>1.57500494</text:p>
          </table:table-cell>
          <table:table-cell office:value-type="float" office:value="2.251959615" calcext:value-type="float">
            <text:p>2.2519596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663004501" calcext:value-type="float">
            <text:p>5.663004501</text:p>
          </table:table-cell>
          <table:table-cell office:value-type="float" office:value="2.178267762" calcext:value-type="float">
            <text:p>2.178267762</text:p>
          </table:table-cell>
          <table:table-cell office:value-type="float" office:value="1.669362427" calcext:value-type="float">
            <text:p>1.669362427</text:p>
          </table:table-cell>
          <table:table-cell office:value-type="float" office:value="1.480819605" calcext:value-type="float">
            <text:p>1.480819605</text:p>
          </table:table-cell>
          <table:table-cell office:value-type="float" office:value="1.49296932" calcext:value-type="float">
            <text:p>1.49296932</text:p>
          </table:table-cell>
          <table:table-cell office:value-type="float" office:value="4.881713236" calcext:value-type="float">
            <text:p>4.881713236</text:p>
          </table:table-cell>
          <table:table-cell office:value-type="float" office:value="2.471527608" calcext:value-type="float">
            <text:p>2.471527608</text:p>
          </table:table-cell>
          <table:table-cell office:value-type="float" office:value="1.876185961" calcext:value-type="float">
            <text:p>1.876185961</text:p>
          </table:table-cell>
          <table:table-cell office:value-type="float" office:value="1.494800055" calcext:value-type="float">
            <text:p>1.494800055</text:p>
          </table:table-cell>
          <table:table-cell office:value-type="float" office:value="1.404094113" calcext:value-type="float">
            <text:p>1.404094113</text:p>
          </table:table-cell>
          <table:table-cell office:value-type="float" office:value="26.6935827" calcext:value-type="float">
            <text:p>26.6935827</text:p>
          </table:table-cell>
          <table:table-cell office:value-type="float" office:value="16.80356133" calcext:value-type="float">
            <text:p>16.80356133</text:p>
          </table:table-cell>
          <table:table-cell office:value-type="float" office:value="7.76065423" calcext:value-type="float">
            <text:p>7.76065423</text:p>
          </table:table-cell>
          <table:table-cell office:value-type="float" office:value="1.54403784" calcext:value-type="float">
            <text:p>1.54403784</text:p>
          </table:table-cell>
          <table:table-cell office:value-type="float" office:value="2.195342402" calcext:value-type="float">
            <text:p>2.195342402</text:p>
          </table:table-cell>
          <table:table-cell office:value-type="float" office:value="35.59096187" calcext:value-type="float">
            <text:p>35.59096187</text:p>
          </table:table-cell>
          <table:table-cell office:value-type="float" office:value="15.73729516" calcext:value-type="float">
            <text:p>15.73729516</text:p>
          </table:table-cell>
          <table:table-cell office:value-type="float" office:value="7.349715974" calcext:value-type="float">
            <text:p>7.349715974</text:p>
          </table:table-cell>
          <table:table-cell office:value-type="float" office:value="1.574026797" calcext:value-type="float">
            <text:p>1.574026797</text:p>
          </table:table-cell>
          <table:table-cell office:value-type="float" office:value="2.253927079" calcext:value-type="float">
            <text:p>2.2539270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6534522" calcext:value-type="float">
            <text:p>5.6534522</text:p>
          </table:table-cell>
          <table:table-cell office:value-type="float" office:value="2.187967674" calcext:value-type="float">
            <text:p>2.187967674</text:p>
          </table:table-cell>
          <table:table-cell office:value-type="float" office:value="1.671709969" calcext:value-type="float">
            <text:p>1.671709969</text:p>
          </table:table-cell>
          <table:table-cell office:value-type="float" office:value="1.479556497" calcext:value-type="float">
            <text:p>1.479556497</text:p>
          </table:table-cell>
          <table:table-cell office:value-type="float" office:value="1.494025714" calcext:value-type="float">
            <text:p>1.494025714</text:p>
          </table:table-cell>
          <table:table-cell office:value-type="float" office:value="4.875403328" calcext:value-type="float">
            <text:p>4.875403328</text:p>
          </table:table-cell>
          <table:table-cell office:value-type="float" office:value="2.490402496" calcext:value-type="float">
            <text:p>2.490402496</text:p>
          </table:table-cell>
          <table:table-cell office:value-type="float" office:value="1.889527823" calcext:value-type="float">
            <text:p>1.889527823</text:p>
          </table:table-cell>
          <table:table-cell office:value-type="float" office:value="1.494082751" calcext:value-type="float">
            <text:p>1.494082751</text:p>
          </table:table-cell>
          <table:table-cell office:value-type="float" office:value="1.401381398" calcext:value-type="float">
            <text:p>1.401381398</text:p>
          </table:table-cell>
          <table:table-cell office:value-type="float" office:value="26.65216081" calcext:value-type="float">
            <text:p>26.65216081</text:p>
          </table:table-cell>
          <table:table-cell office:value-type="float" office:value="16.72381757" calcext:value-type="float">
            <text:p>16.72381757</text:p>
          </table:table-cell>
          <table:table-cell office:value-type="float" office:value="7.749298589" calcext:value-type="float">
            <text:p>7.749298589</text:p>
          </table:table-cell>
          <table:table-cell office:value-type="float" office:value="1.540662359" calcext:value-type="float">
            <text:p>1.540662359</text:p>
          </table:table-cell>
          <table:table-cell office:value-type="float" office:value="2.183595378" calcext:value-type="float">
            <text:p>2.183595378</text:p>
          </table:table-cell>
          <table:table-cell office:value-type="float" office:value="35.44339441" calcext:value-type="float">
            <text:p>35.44339441</text:p>
          </table:table-cell>
          <table:table-cell office:value-type="float" office:value="15.7048104" calcext:value-type="float">
            <text:p>15.7048104</text:p>
          </table:table-cell>
          <table:table-cell office:value-type="float" office:value="7.358832262" calcext:value-type="float">
            <text:p>7.358832262</text:p>
          </table:table-cell>
          <table:table-cell office:value-type="float" office:value="1.575943956" calcext:value-type="float">
            <text:p>1.575943956</text:p>
          </table:table-cell>
          <table:table-cell office:value-type="float" office:value="2.255755739" calcext:value-type="float">
            <text:p>2.2557557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643899898" calcext:value-type="float">
            <text:p>5.643899898</text:p>
          </table:table-cell>
          <table:table-cell office:value-type="float" office:value="2.197667587" calcext:value-type="float">
            <text:p>2.197667587</text:p>
          </table:table-cell>
          <table:table-cell office:value-type="float" office:value="1.674057511" calcext:value-type="float">
            <text:p>1.674057511</text:p>
          </table:table-cell>
          <table:table-cell office:value-type="float" office:value="1.478293389" calcext:value-type="float">
            <text:p>1.478293389</text:p>
          </table:table-cell>
          <table:table-cell office:value-type="float" office:value="1.495082107" calcext:value-type="float">
            <text:p>1.495082107</text:p>
          </table:table-cell>
          <table:table-cell office:value-type="float" office:value="4.86909342" calcext:value-type="float">
            <text:p>4.86909342</text:p>
          </table:table-cell>
          <table:table-cell office:value-type="float" office:value="2.509277385" calcext:value-type="float">
            <text:p>2.509277385</text:p>
          </table:table-cell>
          <table:table-cell office:value-type="float" office:value="1.902869686" calcext:value-type="float">
            <text:p>1.902869686</text:p>
          </table:table-cell>
          <table:table-cell office:value-type="float" office:value="1.493365446" calcext:value-type="float">
            <text:p>1.493365446</text:p>
          </table:table-cell>
          <table:table-cell office:value-type="float" office:value="1.398668683" calcext:value-type="float">
            <text:p>1.398668683</text:p>
          </table:table-cell>
          <table:table-cell office:value-type="float" office:value="26.61073893" calcext:value-type="float">
            <text:p>26.61073893</text:p>
          </table:table-cell>
          <table:table-cell office:value-type="float" office:value="16.64407381" calcext:value-type="float">
            <text:p>16.64407381</text:p>
          </table:table-cell>
          <table:table-cell office:value-type="float" office:value="7.737942949" calcext:value-type="float">
            <text:p>7.737942949</text:p>
          </table:table-cell>
          <table:table-cell office:value-type="float" office:value="1.537286878" calcext:value-type="float">
            <text:p>1.537286878</text:p>
          </table:table-cell>
          <table:table-cell office:value-type="float" office:value="2.171848353" calcext:value-type="float">
            <text:p>2.171848353</text:p>
          </table:table-cell>
          <table:table-cell office:value-type="float" office:value="35.29582695" calcext:value-type="float">
            <text:p>35.29582695</text:p>
          </table:table-cell>
          <table:table-cell office:value-type="float" office:value="15.67232564" calcext:value-type="float">
            <text:p>15.67232564</text:p>
          </table:table-cell>
          <table:table-cell office:value-type="float" office:value="7.367948549" calcext:value-type="float">
            <text:p>7.367948549</text:p>
          </table:table-cell>
          <table:table-cell office:value-type="float" office:value="1.577861116" calcext:value-type="float">
            <text:p>1.577861116</text:p>
          </table:table-cell>
          <table:table-cell office:value-type="float" office:value="2.2575844" calcext:value-type="float">
            <text:p>2.2575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9" meta:object-count="0"/>
    <meta:generator>LibreOffice/6.1.4.2$Windows_X86_64 LibreOffice_project/9d0f32d1f0b509096fd65e0d4bec26ddd1938fd3</meta:generator>
  </office:meta>
</office:document-meta>
</file>